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874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1.578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1.7083in"/>
    </style:style>
    <style:style style:name="co8" style:family="table-column">
      <style:table-column-properties fo:break-before="auto" style:column-width="0.7835in"/>
    </style:style>
    <style:style style:name="co9" style:family="table-column">
      <style:table-column-properties fo:break-before="auto" style:column-width="1.3709in"/>
    </style:style>
    <style:style style:name="co10" style:family="table-column">
      <style:table-column-properties fo:break-before="auto" style:column-width="0.6091in"/>
    </style:style>
    <style:style style:name="co11" style:family="table-column">
      <style:table-column-properties fo:break-before="auto" style:column-width="6.595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9043in"/>
    </style:style>
    <style:style style:name="co14" style:family="table-column">
      <style:table-column-properties fo:break-before="auto" style:column-width="6.3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2"/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5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4"/>
        <table:table-column table:style-name="co12" table:default-cell-style-name="ce5"/>
        <table:table-column table:style-name="co12" table:default-cell-style-name="Default"/>
        <table:table-row table:style-name="ro1">
          <table:table-cell table:style-name="ce1" office:value-type="string" calcext:value-type="string">
            <text:p>SCG_DT_CMP</text:p>
          </table:table-cell>
          <table:table-cell/>
          <table:table-cell table:formula="of:=LEN([.C3])" office:value-type="float" office:value="15" calcext:value-type="float">
            <text:p>15</text:p>
          </table:table-cell>
          <table:table-cell table:style-name="ce2"/>
          <table:table-cell table:number-columns-repeated="4"/>
          <table:table-cell table:formula="of:=LEN([.I3])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sc_cuenta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debheb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ent costo</text:p>
          </table:table-cell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office:value-type="string" calcext:value-type="string">
            <text:p>2110104020000000001</text:p>
          </table:table-cell>
          <table:table-cell office:value-type="string" calcext:value-type="string">
            <text:p>SCGCMP</text:p>
          </table:table-cell>
          <table:table-cell table:formula="of:=[.C3]" office:value-type="string" office:string-value="SNOINTMEN050001" calcext:value-type="string">
            <text:p>SNOINTMEN05000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0</text:p>
          </table:table-cell>
          <table:table-cell table:formula="of:=SUM([.M4:.M132])" office:value-type="float" office:value="1316477.68462061" calcext:value-type="float">
            <text:p>1316477.68</text:p>
          </table:table-cell>
          <table:table-cell office:value-type="string" calcext:value-type="string">
            <text:p>0</text:p>
          </table:table-cell>
          <table:table-cell table:style-name="ce2" table:formula="of:=CONCATENATE(&quot;INSERT INTO scg_dt_cmp VALUES('&quot;;[.A3];&quot;','&quot;;[.B3];&quot;','&quot;;[.C3];&quot;','&quot;;[.D3];&quot;','&quot;;[.E3];&quot;','&quot;;[.F3];&quot;','&quot;;[.G3];&quot;','&quot;;[.H3];&quot;','&quot;;[.I3];&quot;','&quot;;[.J3];&quot;','&quot;;[.K3];&quot;',&quot;;[.M3];&quot;,&quot;;[.N3];&quot;);&quot;)" office:value-type="string" office:string-value="INSERT INTO scg_dt_cmp VALUES('0001','SCGCMP','SNOINTMEN050001','2014-05-31','---','-------------------------','2110104020000000001','SCGCMP','SNOINTMEN050001','H','PROVISION DE INTERESES DE PRESTACIONES SOCIALES NOMINA MENSUAL  MAYO 2014',1316477.68462061,0);" calcext:value-type="string">
            <text:p>INSERT INTO scg_dt_cmp VALUES('0001','SCGCMP','SNOINTMEN050001','2014-05-31','---','-------------------------','2110104020000000001','SCGCMP','SNOINTMEN050001','H','PROVISION DE INTERESES DE PRESTACIONES SOCIALES NOMINA MENSUAL <text:s/>MAYO 2014',1316477.68462061,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];&quot;000001&quot;)" office:value-type="string" office:string-value="6110800002000000001" calcext:value-type="string">
            <text:p>6110800002000000001</text:p>
          </table:table-cell>
          <table:table-cell office:value-type="string" calcext:value-type="string">
            <text:p>SCGCMP</text:p>
          </table:table-cell>
          <table:table-cell table:formula="of:=[.C4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000</text:p>
          </table:table-cell>
          <table:table-cell office:value-type="float" office:value="45244.69" calcext:value-type="float">
            <text:p>45244.69</text:p>
          </table:table-cell>
          <table:table-cell office:value-type="float" office:value="1" calcext:value-type="float">
            <text:p>1</text:p>
          </table:table-cell>
          <table:table-cell table:style-name="ce2" table:formula="of:=CONCATENATE(&quot;INSERT INTO scg_dt_cmp VALUES('&quot;;[.A4];&quot;','&quot;;[.B4];&quot;','&quot;;[.C4];&quot;','&quot;;[.D4];&quot;','&quot;;[.E4];&quot;','&quot;;[.F4];&quot;','&quot;;[.G4];&quot;','&quot;;[.H4];&quot;','&quot;;[.I4];&quot;','&quot;;[.J4];&quot;','&quot;;[.K4];&quot;',&quot;;[.M4];&quot;,&quot;;[.N4];&quot;);&quot;)" office:value-type="string" office:string-value="INSERT INTO scg_dt_cmp VALUES('0001','SCGCMP','SNOINTMEN050001','2014-05-31','---','-------------------------','6110800002000000001','SCGCMP','SNOINTMEN050001','D','PROVISION DE INTERESES DE PRESTACIONES SOCIALES NOMINA MENSUAL  MAYO 2014',45244.69,1);" calcext:value-type="string">
            <text:p>INSERT INTO scg_dt_cmp VALUES('0001','SCGCMP','SNOINTMEN050001','2014-05-31','---','-------------------------','6110800002000000001','SCGCMP','SNOINTMEN050001','D','PROVISION DE INTERESES DE PRESTACIONES SOCIALES NOMINA MENSUAL <text:s/>MAYO 2014',45244.69,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];&quot;000001&quot;)" office:value-type="string" office:string-value="6110800002903000001" calcext:value-type="string">
            <text:p>6110800002903000001</text:p>
          </table:table-cell>
          <table:table-cell office:value-type="string" calcext:value-type="string">
            <text:p>SCGCMP</text:p>
          </table:table-cell>
          <table:table-cell table:formula="of:=[.C5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903</text:p>
          </table:table-cell>
          <table:table-cell office:value-type="float" office:value="10044.86" calcext:value-type="float">
            <text:p>10044.86</text:p>
          </table:table-cell>
          <table:table-cell office:value-type="float" office:value="2" calcext:value-type="float">
            <text:p>2</text:p>
          </table:table-cell>
          <table:table-cell table:style-name="ce2" table:formula="of:=CONCATENATE(&quot;INSERT INTO scg_dt_cmp VALUES('&quot;;[.A5];&quot;','&quot;;[.B5];&quot;','&quot;;[.C5];&quot;','&quot;;[.D5];&quot;','&quot;;[.E5];&quot;','&quot;;[.F5];&quot;','&quot;;[.G5];&quot;','&quot;;[.H5];&quot;','&quot;;[.I5];&quot;','&quot;;[.J5];&quot;','&quot;;[.K5];&quot;',&quot;;[.M5];&quot;,&quot;;[.N5];&quot;);&quot;)" office:value-type="string" office:string-value="INSERT INTO scg_dt_cmp VALUES('0001','SCGCMP','SNOINTMEN050001','2014-05-31','---','-------------------------','6110800002903000001','SCGCMP','SNOINTMEN050001','D','PROVISION DE INTERESES DE PRESTACIONES SOCIALES NOMINA MENSUAL  MAYO 2014',10044.86,2);" calcext:value-type="string">
            <text:p>INSERT INTO scg_dt_cmp VALUES('0001','SCGCMP','SNOINTMEN050001','2014-05-31','---','-------------------------','6110800002903000001','SCGCMP','SNOINTMEN050001','D','PROVISION DE INTERESES DE PRESTACIONES SOCIALES NOMINA MENSUAL <text:s/>MAYO 2014',10044.86,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];&quot;000001&quot;)" office:value-type="string" office:string-value="6110800002303000001" calcext:value-type="string">
            <text:p>6110800002303000001</text:p>
          </table:table-cell>
          <table:table-cell office:value-type="string" calcext:value-type="string">
            <text:p>SCGCMP</text:p>
          </table:table-cell>
          <table:table-cell table:formula="of:=[.C6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303</text:p>
          </table:table-cell>
          <table:table-cell office:value-type="float" office:value="3010.76" calcext:value-type="float">
            <text:p>3010.76</text:p>
          </table:table-cell>
          <table:table-cell office:value-type="float" office:value="3" calcext:value-type="float">
            <text:p>3</text:p>
          </table:table-cell>
          <table:table-cell table:style-name="ce2" table:formula="of:=CONCATENATE(&quot;INSERT INTO scg_dt_cmp VALUES('&quot;;[.A6];&quot;','&quot;;[.B6];&quot;','&quot;;[.C6];&quot;','&quot;;[.D6];&quot;','&quot;;[.E6];&quot;','&quot;;[.F6];&quot;','&quot;;[.G6];&quot;','&quot;;[.H6];&quot;','&quot;;[.I6];&quot;','&quot;;[.J6];&quot;','&quot;;[.K6];&quot;',&quot;;[.M6];&quot;,&quot;;[.N6];&quot;);&quot;)" office:value-type="string" office:string-value="INSERT INTO scg_dt_cmp VALUES('0001','SCGCMP','SNOINTMEN050001','2014-05-31','---','-------------------------','6110800002303000001','SCGCMP','SNOINTMEN050001','D','PROVISION DE INTERESES DE PRESTACIONES SOCIALES NOMINA MENSUAL  MAYO 2014',3010.76,3);" calcext:value-type="string">
            <text:p>INSERT INTO scg_dt_cmp VALUES('0001','SCGCMP','SNOINTMEN050001','2014-05-31','---','-------------------------','6110800002303000001','SCGCMP','SNOINTMEN050001','D','PROVISION DE INTERESES DE PRESTACIONES SOCIALES NOMINA MENSUAL <text:s/>MAYO 2014',3010.76,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];&quot;000001&quot;)" office:value-type="string" office:string-value="6110800002003000001" calcext:value-type="string">
            <text:p>6110800002003000001</text:p>
          </table:table-cell>
          <table:table-cell office:value-type="string" calcext:value-type="string">
            <text:p>SCGCMP</text:p>
          </table:table-cell>
          <table:table-cell table:formula="of:=[.C7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003</text:p>
          </table:table-cell>
          <table:table-cell office:value-type="float" office:value="16671.39" calcext:value-type="float">
            <text:p>16671.39</text:p>
          </table:table-cell>
          <table:table-cell office:value-type="float" office:value="4" calcext:value-type="float">
            <text:p>4</text:p>
          </table:table-cell>
          <table:table-cell table:style-name="ce2" table:formula="of:=CONCATENATE(&quot;INSERT INTO scg_dt_cmp VALUES('&quot;;[.A7];&quot;','&quot;;[.B7];&quot;','&quot;;[.C7];&quot;','&quot;;[.D7];&quot;','&quot;;[.E7];&quot;','&quot;;[.F7];&quot;','&quot;;[.G7];&quot;','&quot;;[.H7];&quot;','&quot;;[.I7];&quot;','&quot;;[.J7];&quot;','&quot;;[.K7];&quot;',&quot;;[.M7];&quot;,&quot;;[.N7];&quot;);&quot;)" office:value-type="string" office:string-value="INSERT INTO scg_dt_cmp VALUES('0001','SCGCMP','SNOINTMEN050001','2014-05-31','---','-------------------------','6110800002003000001','SCGCMP','SNOINTMEN050001','D','PROVISION DE INTERESES DE PRESTACIONES SOCIALES NOMINA MENSUAL  MAYO 2014',16671.39,4);" calcext:value-type="string">
            <text:p>INSERT INTO scg_dt_cmp VALUES('0001','SCGCMP','SNOINTMEN050001','2014-05-31','---','-------------------------','6110800002003000001','SCGCMP','SNOINTMEN050001','D','PROVISION DE INTERESES DE PRESTACIONES SOCIALES NOMINA MENSUAL <text:s/>MAYO 2014',16671.39,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];&quot;000001&quot;)" office:value-type="string" office:string-value="6110800003003000001" calcext:value-type="string">
            <text:p>6110800003003000001</text:p>
          </table:table-cell>
          <table:table-cell office:value-type="string" calcext:value-type="string">
            <text:p>SCGCMP</text:p>
          </table:table-cell>
          <table:table-cell table:formula="of:=[.C8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3003</text:p>
          </table:table-cell>
          <table:table-cell office:value-type="float" office:value="7198.4" calcext:value-type="float">
            <text:p>7198.40</text:p>
          </table:table-cell>
          <table:table-cell office:value-type="float" office:value="5" calcext:value-type="float">
            <text:p>5</text:p>
          </table:table-cell>
          <table:table-cell table:style-name="ce2" table:formula="of:=CONCATENATE(&quot;INSERT INTO scg_dt_cmp VALUES('&quot;;[.A8];&quot;','&quot;;[.B8];&quot;','&quot;;[.C8];&quot;','&quot;;[.D8];&quot;','&quot;;[.E8];&quot;','&quot;;[.F8];&quot;','&quot;;[.G8];&quot;','&quot;;[.H8];&quot;','&quot;;[.I8];&quot;','&quot;;[.J8];&quot;','&quot;;[.K8];&quot;',&quot;;[.M8];&quot;,&quot;;[.N8];&quot;);&quot;)" office:value-type="string" office:string-value="INSERT INTO scg_dt_cmp VALUES('0001','SCGCMP','SNOINTMEN050001','2014-05-31','---','-------------------------','6110800003003000001','SCGCMP','SNOINTMEN050001','D','PROVISION DE INTERESES DE PRESTACIONES SOCIALES NOMINA MENSUAL  MAYO 2014',7198.4,5);" calcext:value-type="string">
            <text:p>INSERT INTO scg_dt_cmp VALUES('0001','SCGCMP','SNOINTMEN050001','2014-05-31','---','-------------------------','6110800003003000001','SCGCMP','SNOINTMEN050001','D','PROVISION DE INTERESES DE PRESTACIONES SOCIALES NOMINA MENSUAL <text:s/>MAYO 2014',7198.4,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];&quot;000001&quot;)" office:value-type="string" office:string-value="6110800003500000001" calcext:value-type="string">
            <text:p>6110800003500000001</text:p>
          </table:table-cell>
          <table:table-cell office:value-type="string" calcext:value-type="string">
            <text:p>SCGCMP</text:p>
          </table:table-cell>
          <table:table-cell table:formula="of:=[.C9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3500</text:p>
          </table:table-cell>
          <table:table-cell office:value-type="float" office:value="13769.73423345" calcext:value-type="float">
            <text:p>13769.73</text:p>
          </table:table-cell>
          <table:table-cell office:value-type="float" office:value="6" calcext:value-type="float">
            <text:p>6</text:p>
          </table:table-cell>
          <table:table-cell table:style-name="ce2" table:formula="of:=CONCATENATE(&quot;INSERT INTO scg_dt_cmp VALUES('&quot;;[.A9];&quot;','&quot;;[.B9];&quot;','&quot;;[.C9];&quot;','&quot;;[.D9];&quot;','&quot;;[.E9];&quot;','&quot;;[.F9];&quot;','&quot;;[.G9];&quot;','&quot;;[.H9];&quot;','&quot;;[.I9];&quot;','&quot;;[.J9];&quot;','&quot;;[.K9];&quot;',&quot;;[.M9];&quot;,&quot;;[.N9];&quot;);&quot;)" office:value-type="string" office:string-value="INSERT INTO scg_dt_cmp VALUES('0001','SCGCMP','SNOINTMEN050001','2014-05-31','---','-------------------------','6110800003500000001','SCGCMP','SNOINTMEN050001','D','PROVISION DE INTERESES DE PRESTACIONES SOCIALES NOMINA MENSUAL  MAYO 2014',13769.73423345,6);" calcext:value-type="string">
            <text:p>INSERT INTO scg_dt_cmp VALUES('0001','SCGCMP','SNOINTMEN050001','2014-05-31','---','-------------------------','6110800003500000001','SCGCMP','SNOINTMEN050001','D','PROVISION DE INTERESES DE PRESTACIONES SOCIALES NOMINA MENSUAL <text:s/>MAYO 2014',13769.73423345,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];&quot;000001&quot;)" office:value-type="string" office:string-value="6110800004509000001" calcext:value-type="string">
            <text:p>6110800004509000001</text:p>
          </table:table-cell>
          <table:table-cell office:value-type="string" calcext:value-type="string">
            <text:p>SCGCMP</text:p>
          </table:table-cell>
          <table:table-cell table:formula="of:=[.C10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4509</text:p>
          </table:table-cell>
          <table:table-cell office:value-type="float" office:value="5373.07" calcext:value-type="float">
            <text:p>5373.07</text:p>
          </table:table-cell>
          <table:table-cell office:value-type="float" office:value="7" calcext:value-type="float">
            <text:p>7</text:p>
          </table:table-cell>
          <table:table-cell table:style-name="ce2" table:formula="of:=CONCATENATE(&quot;INSERT INTO scg_dt_cmp VALUES('&quot;;[.A10];&quot;','&quot;;[.B10];&quot;','&quot;;[.C10];&quot;','&quot;;[.D10];&quot;','&quot;;[.E10];&quot;','&quot;;[.F10];&quot;','&quot;;[.G10];&quot;','&quot;;[.H10];&quot;','&quot;;[.I10];&quot;','&quot;;[.J10];&quot;','&quot;;[.K10];&quot;',&quot;;[.M10];&quot;,&quot;;[.N10];&quot;);&quot;)" office:value-type="string" office:string-value="INSERT INTO scg_dt_cmp VALUES('0001','SCGCMP','SNOINTMEN050001','2014-05-31','---','-------------------------','6110800004509000001','SCGCMP','SNOINTMEN050001','D','PROVISION DE INTERESES DE PRESTACIONES SOCIALES NOMINA MENSUAL  MAYO 2014',5373.07,7);" calcext:value-type="string">
            <text:p>INSERT INTO scg_dt_cmp VALUES('0001','SCGCMP','SNOINTMEN050001','2014-05-31','---','-------------------------','6110800004509000001','SCGCMP','SNOINTMEN050001','D','PROVISION DE INTERESES DE PRESTACIONES SOCIALES NOMINA MENSUAL <text:s/>MAYO 2014',5373.07,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];&quot;000001&quot;)" office:value-type="string" office:string-value="6110800003800000001" calcext:value-type="string">
            <text:p>6110800003800000001</text:p>
          </table:table-cell>
          <table:table-cell office:value-type="string" calcext:value-type="string">
            <text:p>SCGCMP</text:p>
          </table:table-cell>
          <table:table-cell table:formula="of:=[.C11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3800</text:p>
          </table:table-cell>
          <table:table-cell office:value-type="float" office:value="2178.79" calcext:value-type="float">
            <text:p>2178.79</text:p>
          </table:table-cell>
          <table:table-cell office:value-type="float" office:value="8" calcext:value-type="float">
            <text:p>8</text:p>
          </table:table-cell>
          <table:table-cell table:style-name="ce2" table:formula="of:=CONCATENATE(&quot;INSERT INTO scg_dt_cmp VALUES('&quot;;[.A11];&quot;','&quot;;[.B11];&quot;','&quot;;[.C11];&quot;','&quot;;[.D11];&quot;','&quot;;[.E11];&quot;','&quot;;[.F11];&quot;','&quot;;[.G11];&quot;','&quot;;[.H11];&quot;','&quot;;[.I11];&quot;','&quot;;[.J11];&quot;','&quot;;[.K11];&quot;',&quot;;[.M11];&quot;,&quot;;[.N11];&quot;);&quot;)" office:value-type="string" office:string-value="INSERT INTO scg_dt_cmp VALUES('0001','SCGCMP','SNOINTMEN050001','2014-05-31','---','-------------------------','6110800003800000001','SCGCMP','SNOINTMEN050001','D','PROVISION DE INTERESES DE PRESTACIONES SOCIALES NOMINA MENSUAL  MAYO 2014',2178.79,8);" calcext:value-type="string">
            <text:p>INSERT INTO scg_dt_cmp VALUES('0001','SCGCMP','SNOINTMEN050001','2014-05-31','---','-------------------------','6110800003800000001','SCGCMP','SNOINTMEN050001','D','PROVISION DE INTERESES DE PRESTACIONES SOCIALES NOMINA MENSUAL <text:s/>MAYO 2014',2178.79,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];&quot;000001&quot;)" office:value-type="string" office:string-value="6110800001100000001" calcext:value-type="string">
            <text:p>6110800001100000001</text:p>
          </table:table-cell>
          <table:table-cell office:value-type="string" calcext:value-type="string">
            <text:p>SCGCMP</text:p>
          </table:table-cell>
          <table:table-cell table:formula="of:=[.C12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1100</text:p>
          </table:table-cell>
          <table:table-cell office:value-type="float" office:value="12765.21" calcext:value-type="float">
            <text:p>12765.21</text:p>
          </table:table-cell>
          <table:table-cell office:value-type="float" office:value="9" calcext:value-type="float">
            <text:p>9</text:p>
          </table:table-cell>
          <table:table-cell table:style-name="ce2" table:formula="of:=CONCATENATE(&quot;INSERT INTO scg_dt_cmp VALUES('&quot;;[.A12];&quot;','&quot;;[.B12];&quot;','&quot;;[.C12];&quot;','&quot;;[.D12];&quot;','&quot;;[.E12];&quot;','&quot;;[.F12];&quot;','&quot;;[.G12];&quot;','&quot;;[.H12];&quot;','&quot;;[.I12];&quot;','&quot;;[.J12];&quot;','&quot;;[.K12];&quot;',&quot;;[.M12];&quot;,&quot;;[.N12];&quot;);&quot;)" office:value-type="string" office:string-value="INSERT INTO scg_dt_cmp VALUES('0001','SCGCMP','SNOINTMEN050001','2014-05-31','---','-------------------------','6110800001100000001','SCGCMP','SNOINTMEN050001','D','PROVISION DE INTERESES DE PRESTACIONES SOCIALES NOMINA MENSUAL  MAYO 2014',12765.21,9);" calcext:value-type="string">
            <text:p>INSERT INTO scg_dt_cmp VALUES('0001','SCGCMP','SNOINTMEN050001','2014-05-31','---','-------------------------','6110800001100000001','SCGCMP','SNOINTMEN050001','D','PROVISION DE INTERESES DE PRESTACIONES SOCIALES NOMINA MENSUAL <text:s/>MAYO 2014',12765.21,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3];&quot;000001&quot;)" office:value-type="string" office:string-value="6110800002802000001" calcext:value-type="string">
            <text:p>6110800002802000001</text:p>
          </table:table-cell>
          <table:table-cell office:value-type="string" calcext:value-type="string">
            <text:p>SCGCMP</text:p>
          </table:table-cell>
          <table:table-cell table:formula="of:=[.C13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802</text:p>
          </table:table-cell>
          <table:table-cell office:value-type="float" office:value="3799.05" calcext:value-type="float">
            <text:p>3799.05</text:p>
          </table:table-cell>
          <table:table-cell office:value-type="float" office:value="10" calcext:value-type="float">
            <text:p>10</text:p>
          </table:table-cell>
          <table:table-cell table:style-name="ce2" table:formula="of:=CONCATENATE(&quot;INSERT INTO scg_dt_cmp VALUES('&quot;;[.A13];&quot;','&quot;;[.B13];&quot;','&quot;;[.C13];&quot;','&quot;;[.D13];&quot;','&quot;;[.E13];&quot;','&quot;;[.F13];&quot;','&quot;;[.G13];&quot;','&quot;;[.H13];&quot;','&quot;;[.I13];&quot;','&quot;;[.J13];&quot;','&quot;;[.K13];&quot;',&quot;;[.M13];&quot;,&quot;;[.N13];&quot;);&quot;)" office:value-type="string" office:string-value="INSERT INTO scg_dt_cmp VALUES('0001','SCGCMP','SNOINTMEN050001','2014-05-31','---','-------------------------','6110800002802000001','SCGCMP','SNOINTMEN050001','D','PROVISION DE INTERESES DE PRESTACIONES SOCIALES NOMINA MENSUAL  MAYO 2014',3799.05,10);" calcext:value-type="string">
            <text:p>INSERT INTO scg_dt_cmp VALUES('0001','SCGCMP','SNOINTMEN050001','2014-05-31','---','-------------------------','6110800002802000001','SCGCMP','SNOINTMEN050001','D','PROVISION DE INTERESES DE PRESTACIONES SOCIALES NOMINA MENSUAL <text:s/>MAYO 2014',3799.05,1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4];&quot;000001&quot;)" office:value-type="string" office:string-value="6110800002501000001" calcext:value-type="string">
            <text:p>6110800002501000001</text:p>
          </table:table-cell>
          <table:table-cell office:value-type="string" calcext:value-type="string">
            <text:p>SCGCMP</text:p>
          </table:table-cell>
          <table:table-cell table:formula="of:=[.C14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501</text:p>
          </table:table-cell>
          <table:table-cell office:value-type="float" office:value="6521.47" calcext:value-type="float">
            <text:p>6521.47</text:p>
          </table:table-cell>
          <table:table-cell office:value-type="float" office:value="11" calcext:value-type="float">
            <text:p>11</text:p>
          </table:table-cell>
          <table:table-cell table:style-name="ce2" table:formula="of:=CONCATENATE(&quot;INSERT INTO scg_dt_cmp VALUES('&quot;;[.A14];&quot;','&quot;;[.B14];&quot;','&quot;;[.C14];&quot;','&quot;;[.D14];&quot;','&quot;;[.E14];&quot;','&quot;;[.F14];&quot;','&quot;;[.G14];&quot;','&quot;;[.H14];&quot;','&quot;;[.I14];&quot;','&quot;;[.J14];&quot;','&quot;;[.K14];&quot;',&quot;;[.M14];&quot;,&quot;;[.N14];&quot;);&quot;)" office:value-type="string" office:string-value="INSERT INTO scg_dt_cmp VALUES('0001','SCGCMP','SNOINTMEN050001','2014-05-31','---','-------------------------','6110800002501000001','SCGCMP','SNOINTMEN050001','D','PROVISION DE INTERESES DE PRESTACIONES SOCIALES NOMINA MENSUAL  MAYO 2014',6521.47,11);" calcext:value-type="string">
            <text:p>INSERT INTO scg_dt_cmp VALUES('0001','SCGCMP','SNOINTMEN050001','2014-05-31','---','-------------------------','6110800002501000001','SCGCMP','SNOINTMEN050001','D','PROVISION DE INTERESES DE PRESTACIONES SOCIALES NOMINA MENSUAL <text:s/>MAYO 2014',6521.47,1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5];&quot;000001&quot;)" office:value-type="string" office:string-value="6110800003203000001" calcext:value-type="string">
            <text:p>6110800003203000001</text:p>
          </table:table-cell>
          <table:table-cell office:value-type="string" calcext:value-type="string">
            <text:p>SCGCMP</text:p>
          </table:table-cell>
          <table:table-cell table:formula="of:=[.C15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3203</text:p>
          </table:table-cell>
          <table:table-cell office:value-type="float" office:value="19457.41" calcext:value-type="float">
            <text:p>19457.41</text:p>
          </table:table-cell>
          <table:table-cell office:value-type="float" office:value="12" calcext:value-type="float">
            <text:p>12</text:p>
          </table:table-cell>
          <table:table-cell table:style-name="ce2" table:formula="of:=CONCATENATE(&quot;INSERT INTO scg_dt_cmp VALUES('&quot;;[.A15];&quot;','&quot;;[.B15];&quot;','&quot;;[.C15];&quot;','&quot;;[.D15];&quot;','&quot;;[.E15];&quot;','&quot;;[.F15];&quot;','&quot;;[.G15];&quot;','&quot;;[.H15];&quot;','&quot;;[.I15];&quot;','&quot;;[.J15];&quot;','&quot;;[.K15];&quot;',&quot;;[.M15];&quot;,&quot;;[.N15];&quot;);&quot;)" office:value-type="string" office:string-value="INSERT INTO scg_dt_cmp VALUES('0001','SCGCMP','SNOINTMEN050001','2014-05-31','---','-------------------------','6110800003203000001','SCGCMP','SNOINTMEN050001','D','PROVISION DE INTERESES DE PRESTACIONES SOCIALES NOMINA MENSUAL  MAYO 2014',19457.41,12);" calcext:value-type="string">
            <text:p>INSERT INTO scg_dt_cmp VALUES('0001','SCGCMP','SNOINTMEN050001','2014-05-31','---','-------------------------','6110800003203000001','SCGCMP','SNOINTMEN050001','D','PROVISION DE INTERESES DE PRESTACIONES SOCIALES NOMINA MENSUAL <text:s/>MAYO 2014',19457.41,1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6];&quot;000001&quot;)" office:value-type="string" office:string-value="6110800004501000001" calcext:value-type="string">
            <text:p>6110800004501000001</text:p>
          </table:table-cell>
          <table:table-cell office:value-type="string" calcext:value-type="string">
            <text:p>SCGCMP</text:p>
          </table:table-cell>
          <table:table-cell table:formula="of:=[.C16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4501</text:p>
          </table:table-cell>
          <table:table-cell office:value-type="float" office:value="11009.3918161629" calcext:value-type="float">
            <text:p>11009.39</text:p>
          </table:table-cell>
          <table:table-cell office:value-type="float" office:value="13" calcext:value-type="float">
            <text:p>13</text:p>
          </table:table-cell>
          <table:table-cell table:style-name="ce2" table:formula="of:=CONCATENATE(&quot;INSERT INTO scg_dt_cmp VALUES('&quot;;[.A16];&quot;','&quot;;[.B16];&quot;','&quot;;[.C16];&quot;','&quot;;[.D16];&quot;','&quot;;[.E16];&quot;','&quot;;[.F16];&quot;','&quot;;[.G16];&quot;','&quot;;[.H16];&quot;','&quot;;[.I16];&quot;','&quot;;[.J16];&quot;','&quot;;[.K16];&quot;',&quot;;[.M16];&quot;,&quot;;[.N16];&quot;);&quot;)" office:value-type="string" office:string-value="INSERT INTO scg_dt_cmp VALUES('0001','SCGCMP','SNOINTMEN050001','2014-05-31','---','-------------------------','6110800004501000001','SCGCMP','SNOINTMEN050001','D','PROVISION DE INTERESES DE PRESTACIONES SOCIALES NOMINA MENSUAL  MAYO 2014',11009.3918161629,13);" calcext:value-type="string">
            <text:p>INSERT INTO scg_dt_cmp VALUES('0001','SCGCMP','SNOINTMEN050001','2014-05-31','---','-------------------------','6110800004501000001','SCGCMP','SNOINTMEN050001','D','PROVISION DE INTERESES DE PRESTACIONES SOCIALES NOMINA MENSUAL <text:s/>MAYO 2014',11009.3918161629,1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7];&quot;000001&quot;)" office:value-type="string" office:string-value="6110800002902000001" calcext:value-type="string">
            <text:p>6110800002902000001</text:p>
          </table:table-cell>
          <table:table-cell office:value-type="string" calcext:value-type="string">
            <text:p>SCGCMP</text:p>
          </table:table-cell>
          <table:table-cell table:formula="of:=[.C17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902</text:p>
          </table:table-cell>
          <table:table-cell office:value-type="float" office:value="17238.97" calcext:value-type="float">
            <text:p>17238.97</text:p>
          </table:table-cell>
          <table:table-cell office:value-type="float" office:value="14" calcext:value-type="float">
            <text:p>14</text:p>
          </table:table-cell>
          <table:table-cell table:style-name="ce2" table:formula="of:=CONCATENATE(&quot;INSERT INTO scg_dt_cmp VALUES('&quot;;[.A17];&quot;','&quot;;[.B17];&quot;','&quot;;[.C17];&quot;','&quot;;[.D17];&quot;','&quot;;[.E17];&quot;','&quot;;[.F17];&quot;','&quot;;[.G17];&quot;','&quot;;[.H17];&quot;','&quot;;[.I17];&quot;','&quot;;[.J17];&quot;','&quot;;[.K17];&quot;',&quot;;[.M17];&quot;,&quot;;[.N17];&quot;);&quot;)" office:value-type="string" office:string-value="INSERT INTO scg_dt_cmp VALUES('0001','SCGCMP','SNOINTMEN050001','2014-05-31','---','-------------------------','6110800002902000001','SCGCMP','SNOINTMEN050001','D','PROVISION DE INTERESES DE PRESTACIONES SOCIALES NOMINA MENSUAL  MAYO 2014',17238.97,14);" calcext:value-type="string">
            <text:p>INSERT INTO scg_dt_cmp VALUES('0001','SCGCMP','SNOINTMEN050001','2014-05-31','---','-------------------------','6110800002902000001','SCGCMP','SNOINTMEN050001','D','PROVISION DE INTERESES DE PRESTACIONES SOCIALES NOMINA MENSUAL <text:s/>MAYO 2014',17238.97,1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8];&quot;000001&quot;)" office:value-type="string" office:string-value="6110800002701000001" calcext:value-type="string">
            <text:p>6110800002701000001</text:p>
          </table:table-cell>
          <table:table-cell office:value-type="string" calcext:value-type="string">
            <text:p>SCGCMP</text:p>
          </table:table-cell>
          <table:table-cell table:formula="of:=[.C18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701</text:p>
          </table:table-cell>
          <table:table-cell office:value-type="float" office:value="6839.64" calcext:value-type="float">
            <text:p>6839.64</text:p>
          </table:table-cell>
          <table:table-cell office:value-type="float" office:value="15" calcext:value-type="float">
            <text:p>15</text:p>
          </table:table-cell>
          <table:table-cell table:style-name="ce2" table:formula="of:=CONCATENATE(&quot;INSERT INTO scg_dt_cmp VALUES('&quot;;[.A18];&quot;','&quot;;[.B18];&quot;','&quot;;[.C18];&quot;','&quot;;[.D18];&quot;','&quot;;[.E18];&quot;','&quot;;[.F18];&quot;','&quot;;[.G18];&quot;','&quot;;[.H18];&quot;','&quot;;[.I18];&quot;','&quot;;[.J18];&quot;','&quot;;[.K18];&quot;',&quot;;[.M18];&quot;,&quot;;[.N18];&quot;);&quot;)" office:value-type="string" office:string-value="INSERT INTO scg_dt_cmp VALUES('0001','SCGCMP','SNOINTMEN050001','2014-05-31','---','-------------------------','6110800002701000001','SCGCMP','SNOINTMEN050001','D','PROVISION DE INTERESES DE PRESTACIONES SOCIALES NOMINA MENSUAL  MAYO 2014',6839.64,15);" calcext:value-type="string">
            <text:p>INSERT INTO scg_dt_cmp VALUES('0001','SCGCMP','SNOINTMEN050001','2014-05-31','---','-------------------------','6110800002701000001','SCGCMP','SNOINTMEN050001','D','PROVISION DE INTERESES DE PRESTACIONES SOCIALES NOMINA MENSUAL <text:s/>MAYO 2014',6839.64,1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9];&quot;000001&quot;)" office:value-type="string" office:string-value="6110800002808000001" calcext:value-type="string">
            <text:p>6110800002808000001</text:p>
          </table:table-cell>
          <table:table-cell office:value-type="string" calcext:value-type="string">
            <text:p>SCGCMP</text:p>
          </table:table-cell>
          <table:table-cell table:formula="of:=[.C19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808</text:p>
          </table:table-cell>
          <table:table-cell office:value-type="float" office:value="4432.56" calcext:value-type="float">
            <text:p>4432.56</text:p>
          </table:table-cell>
          <table:table-cell office:value-type="float" office:value="16" calcext:value-type="float">
            <text:p>16</text:p>
          </table:table-cell>
          <table:table-cell table:style-name="ce2" table:formula="of:=CONCATENATE(&quot;INSERT INTO scg_dt_cmp VALUES('&quot;;[.A19];&quot;','&quot;;[.B19];&quot;','&quot;;[.C19];&quot;','&quot;;[.D19];&quot;','&quot;;[.E19];&quot;','&quot;;[.F19];&quot;','&quot;;[.G19];&quot;','&quot;;[.H19];&quot;','&quot;;[.I19];&quot;','&quot;;[.J19];&quot;','&quot;;[.K19];&quot;',&quot;;[.M19];&quot;,&quot;;[.N19];&quot;);&quot;)" office:value-type="string" office:string-value="INSERT INTO scg_dt_cmp VALUES('0001','SCGCMP','SNOINTMEN050001','2014-05-31','---','-------------------------','6110800002808000001','SCGCMP','SNOINTMEN050001','D','PROVISION DE INTERESES DE PRESTACIONES SOCIALES NOMINA MENSUAL  MAYO 2014',4432.56,16);" calcext:value-type="string">
            <text:p>INSERT INTO scg_dt_cmp VALUES('0001','SCGCMP','SNOINTMEN050001','2014-05-31','---','-------------------------','6110800002808000001','SCGCMP','SNOINTMEN050001','D','PROVISION DE INTERESES DE PRESTACIONES SOCIALES NOMINA MENSUAL <text:s/>MAYO 2014',4432.56,1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0];&quot;000001&quot;)" office:value-type="string" office:string-value="6110800002102000001" calcext:value-type="string">
            <text:p>6110800002102000001</text:p>
          </table:table-cell>
          <table:table-cell office:value-type="string" calcext:value-type="string">
            <text:p>SCGCMP</text:p>
          </table:table-cell>
          <table:table-cell table:formula="of:=[.C20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102</text:p>
          </table:table-cell>
          <table:table-cell office:value-type="float" office:value="4467.98" calcext:value-type="float">
            <text:p>4467.98</text:p>
          </table:table-cell>
          <table:table-cell office:value-type="float" office:value="17" calcext:value-type="float">
            <text:p>17</text:p>
          </table:table-cell>
          <table:table-cell table:style-name="ce2" table:formula="of:=CONCATENATE(&quot;INSERT INTO scg_dt_cmp VALUES('&quot;;[.A20];&quot;','&quot;;[.B20];&quot;','&quot;;[.C20];&quot;','&quot;;[.D20];&quot;','&quot;;[.E20];&quot;','&quot;;[.F20];&quot;','&quot;;[.G20];&quot;','&quot;;[.H20];&quot;','&quot;;[.I20];&quot;','&quot;;[.J20];&quot;','&quot;;[.K20];&quot;',&quot;;[.M20];&quot;,&quot;;[.N20];&quot;);&quot;)" office:value-type="string" office:string-value="INSERT INTO scg_dt_cmp VALUES('0001','SCGCMP','SNOINTMEN050001','2014-05-31','---','-------------------------','6110800002102000001','SCGCMP','SNOINTMEN050001','D','PROVISION DE INTERESES DE PRESTACIONES SOCIALES NOMINA MENSUAL  MAYO 2014',4467.98,17);" calcext:value-type="string">
            <text:p>INSERT INTO scg_dt_cmp VALUES('0001','SCGCMP','SNOINTMEN050001','2014-05-31','---','-------------------------','6110800002102000001','SCGCMP','SNOINTMEN050001','D','PROVISION DE INTERESES DE PRESTACIONES SOCIALES NOMINA MENSUAL <text:s/>MAYO 2014',4467.98,1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1];&quot;000001&quot;)" office:value-type="string" office:string-value="6110800004503000001" calcext:value-type="string">
            <text:p>6110800004503000001</text:p>
          </table:table-cell>
          <table:table-cell office:value-type="string" calcext:value-type="string">
            <text:p>SCGCMP</text:p>
          </table:table-cell>
          <table:table-cell table:formula="of:=[.C21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4503</text:p>
          </table:table-cell>
          <table:table-cell office:value-type="float" office:value="32283.7871122959" calcext:value-type="float">
            <text:p>32283.79</text:p>
          </table:table-cell>
          <table:table-cell office:value-type="float" office:value="18" calcext:value-type="float">
            <text:p>18</text:p>
          </table:table-cell>
          <table:table-cell table:style-name="ce2" table:formula="of:=CONCATENATE(&quot;INSERT INTO scg_dt_cmp VALUES('&quot;;[.A21];&quot;','&quot;;[.B21];&quot;','&quot;;[.C21];&quot;','&quot;;[.D21];&quot;','&quot;;[.E21];&quot;','&quot;;[.F21];&quot;','&quot;;[.G21];&quot;','&quot;;[.H21];&quot;','&quot;;[.I21];&quot;','&quot;;[.J21];&quot;','&quot;;[.K21];&quot;',&quot;;[.M21];&quot;,&quot;;[.N21];&quot;);&quot;)" office:value-type="string" office:string-value="INSERT INTO scg_dt_cmp VALUES('0001','SCGCMP','SNOINTMEN050001','2014-05-31','---','-------------------------','6110800004503000001','SCGCMP','SNOINTMEN050001','D','PROVISION DE INTERESES DE PRESTACIONES SOCIALES NOMINA MENSUAL  MAYO 2014',32283.7871122959,18);" calcext:value-type="string">
            <text:p>INSERT INTO scg_dt_cmp VALUES('0001','SCGCMP','SNOINTMEN050001','2014-05-31','---','-------------------------','6110800004503000001','SCGCMP','SNOINTMEN050001','D','PROVISION DE INTERESES DE PRESTACIONES SOCIALES NOMINA MENSUAL <text:s/>MAYO 2014',32283.7871122959,1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2];&quot;000001&quot;)" office:value-type="string" office:string-value="6110800001200000001" calcext:value-type="string">
            <text:p>6110800001200000001</text:p>
          </table:table-cell>
          <table:table-cell office:value-type="string" calcext:value-type="string">
            <text:p>SCGCMP</text:p>
          </table:table-cell>
          <table:table-cell table:formula="of:=[.C22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1200</text:p>
          </table:table-cell>
          <table:table-cell office:value-type="float" office:value="11569.23" calcext:value-type="float">
            <text:p>11569.23</text:p>
          </table:table-cell>
          <table:table-cell office:value-type="float" office:value="19" calcext:value-type="float">
            <text:p>19</text:p>
          </table:table-cell>
          <table:table-cell table:style-name="ce2" table:formula="of:=CONCATENATE(&quot;INSERT INTO scg_dt_cmp VALUES('&quot;;[.A22];&quot;','&quot;;[.B22];&quot;','&quot;;[.C22];&quot;','&quot;;[.D22];&quot;','&quot;;[.E22];&quot;','&quot;;[.F22];&quot;','&quot;;[.G22];&quot;','&quot;;[.H22];&quot;','&quot;;[.I22];&quot;','&quot;;[.J22];&quot;','&quot;;[.K22];&quot;',&quot;;[.M22];&quot;,&quot;;[.N22];&quot;);&quot;)" office:value-type="string" office:string-value="INSERT INTO scg_dt_cmp VALUES('0001','SCGCMP','SNOINTMEN050001','2014-05-31','---','-------------------------','6110800001200000001','SCGCMP','SNOINTMEN050001','D','PROVISION DE INTERESES DE PRESTACIONES SOCIALES NOMINA MENSUAL  MAYO 2014',11569.23,19);" calcext:value-type="string">
            <text:p>INSERT INTO scg_dt_cmp VALUES('0001','SCGCMP','SNOINTMEN050001','2014-05-31','---','-------------------------','6110800001200000001','SCGCMP','SNOINTMEN050001','D','PROVISION DE INTERESES DE PRESTACIONES SOCIALES NOMINA MENSUAL <text:s/>MAYO 2014',11569.23,1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3];&quot;000001&quot;)" office:value-type="string" office:string-value="6110800003304000001" calcext:value-type="string">
            <text:p>6110800003304000001</text:p>
          </table:table-cell>
          <table:table-cell office:value-type="string" calcext:value-type="string">
            <text:p>SCGCMP</text:p>
          </table:table-cell>
          <table:table-cell table:formula="of:=[.C23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3304</text:p>
          </table:table-cell>
          <table:table-cell office:value-type="float" office:value="14286.9070089379" calcext:value-type="float">
            <text:p>14286.91</text:p>
          </table:table-cell>
          <table:table-cell office:value-type="float" office:value="20" calcext:value-type="float">
            <text:p>20</text:p>
          </table:table-cell>
          <table:table-cell table:style-name="ce2" table:formula="of:=CONCATENATE(&quot;INSERT INTO scg_dt_cmp VALUES('&quot;;[.A23];&quot;','&quot;;[.B23];&quot;','&quot;;[.C23];&quot;','&quot;;[.D23];&quot;','&quot;;[.E23];&quot;','&quot;;[.F23];&quot;','&quot;;[.G23];&quot;','&quot;;[.H23];&quot;','&quot;;[.I23];&quot;','&quot;;[.J23];&quot;','&quot;;[.K23];&quot;',&quot;;[.M23];&quot;,&quot;;[.N23];&quot;);&quot;)" office:value-type="string" office:string-value="INSERT INTO scg_dt_cmp VALUES('0001','SCGCMP','SNOINTMEN050001','2014-05-31','---','-------------------------','6110800003304000001','SCGCMP','SNOINTMEN050001','D','PROVISION DE INTERESES DE PRESTACIONES SOCIALES NOMINA MENSUAL  MAYO 2014',14286.9070089379,20);" calcext:value-type="string">
            <text:p>INSERT INTO scg_dt_cmp VALUES('0001','SCGCMP','SNOINTMEN050001','2014-05-31','---','-------------------------','6110800003304000001','SCGCMP','SNOINTMEN050001','D','PROVISION DE INTERESES DE PRESTACIONES SOCIALES NOMINA MENSUAL <text:s/>MAYO 2014',14286.9070089379,2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4];&quot;000001&quot;)" office:value-type="string" office:string-value="6110800002502000001" calcext:value-type="string">
            <text:p>6110800002502000001</text:p>
          </table:table-cell>
          <table:table-cell office:value-type="string" calcext:value-type="string">
            <text:p>SCGCMP</text:p>
          </table:table-cell>
          <table:table-cell table:formula="of:=[.C24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502</text:p>
          </table:table-cell>
          <table:table-cell office:value-type="float" office:value="4197.5" calcext:value-type="float">
            <text:p>4197.50</text:p>
          </table:table-cell>
          <table:table-cell office:value-type="float" office:value="21" calcext:value-type="float">
            <text:p>21</text:p>
          </table:table-cell>
          <table:table-cell table:style-name="ce2" table:formula="of:=CONCATENATE(&quot;INSERT INTO scg_dt_cmp VALUES('&quot;;[.A24];&quot;','&quot;;[.B24];&quot;','&quot;;[.C24];&quot;','&quot;;[.D24];&quot;','&quot;;[.E24];&quot;','&quot;;[.F24];&quot;','&quot;;[.G24];&quot;','&quot;;[.H24];&quot;','&quot;;[.I24];&quot;','&quot;;[.J24];&quot;','&quot;;[.K24];&quot;',&quot;;[.M24];&quot;,&quot;;[.N24];&quot;);&quot;)" office:value-type="string" office:string-value="INSERT INTO scg_dt_cmp VALUES('0001','SCGCMP','SNOINTMEN050001','2014-05-31','---','-------------------------','6110800002502000001','SCGCMP','SNOINTMEN050001','D','PROVISION DE INTERESES DE PRESTACIONES SOCIALES NOMINA MENSUAL  MAYO 2014',4197.5,21);" calcext:value-type="string">
            <text:p>INSERT INTO scg_dt_cmp VALUES('0001','SCGCMP','SNOINTMEN050001','2014-05-31','---','-------------------------','6110800002502000001','SCGCMP','SNOINTMEN050001','D','PROVISION DE INTERESES DE PRESTACIONES SOCIALES NOMINA MENSUAL <text:s/>MAYO 2014',4197.5,2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5];&quot;000001&quot;)" office:value-type="string" office:string-value="6110800002600000001" calcext:value-type="string">
            <text:p>6110800002600000001</text:p>
          </table:table-cell>
          <table:table-cell office:value-type="string" calcext:value-type="string">
            <text:p>SCGCMP</text:p>
          </table:table-cell>
          <table:table-cell table:formula="of:=[.C25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600</text:p>
          </table:table-cell>
          <table:table-cell office:value-type="float" office:value="3947.82" calcext:value-type="float">
            <text:p>3947.82</text:p>
          </table:table-cell>
          <table:table-cell office:value-type="float" office:value="22" calcext:value-type="float">
            <text:p>22</text:p>
          </table:table-cell>
          <table:table-cell table:style-name="ce2" table:formula="of:=CONCATENATE(&quot;INSERT INTO scg_dt_cmp VALUES('&quot;;[.A25];&quot;','&quot;;[.B25];&quot;','&quot;;[.C25];&quot;','&quot;;[.D25];&quot;','&quot;;[.E25];&quot;','&quot;;[.F25];&quot;','&quot;;[.G25];&quot;','&quot;;[.H25];&quot;','&quot;;[.I25];&quot;','&quot;;[.J25];&quot;','&quot;;[.K25];&quot;',&quot;;[.M25];&quot;,&quot;;[.N25];&quot;);&quot;)" office:value-type="string" office:string-value="INSERT INTO scg_dt_cmp VALUES('0001','SCGCMP','SNOINTMEN050001','2014-05-31','---','-------------------------','6110800002600000001','SCGCMP','SNOINTMEN050001','D','PROVISION DE INTERESES DE PRESTACIONES SOCIALES NOMINA MENSUAL  MAYO 2014',3947.82,22);" calcext:value-type="string">
            <text:p>INSERT INTO scg_dt_cmp VALUES('0001','SCGCMP','SNOINTMEN050001','2014-05-31','---','-------------------------','6110800002600000001','SCGCMP','SNOINTMEN050001','D','PROVISION DE INTERESES DE PRESTACIONES SOCIALES NOMINA MENSUAL <text:s/>MAYO 2014',3947.82,2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6];&quot;000001&quot;)" office:value-type="string" office:string-value="6110800004502000001" calcext:value-type="string">
            <text:p>6110800004502000001</text:p>
          </table:table-cell>
          <table:table-cell office:value-type="string" calcext:value-type="string">
            <text:p>SCGCMP</text:p>
          </table:table-cell>
          <table:table-cell table:formula="of:=[.C26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4502</text:p>
          </table:table-cell>
          <table:table-cell office:value-type="float" office:value="8210.20191850603" calcext:value-type="float">
            <text:p>8210.20</text:p>
          </table:table-cell>
          <table:table-cell office:value-type="float" office:value="23" calcext:value-type="float">
            <text:p>23</text:p>
          </table:table-cell>
          <table:table-cell table:style-name="ce2" table:formula="of:=CONCATENATE(&quot;INSERT INTO scg_dt_cmp VALUES('&quot;;[.A26];&quot;','&quot;;[.B26];&quot;','&quot;;[.C26];&quot;','&quot;;[.D26];&quot;','&quot;;[.E26];&quot;','&quot;;[.F26];&quot;','&quot;;[.G26];&quot;','&quot;;[.H26];&quot;','&quot;;[.I26];&quot;','&quot;;[.J26];&quot;','&quot;;[.K26];&quot;',&quot;;[.M26];&quot;,&quot;;[.N26];&quot;);&quot;)" office:value-type="string" office:string-value="INSERT INTO scg_dt_cmp VALUES('0001','SCGCMP','SNOINTMEN050001','2014-05-31','---','-------------------------','6110800004502000001','SCGCMP','SNOINTMEN050001','D','PROVISION DE INTERESES DE PRESTACIONES SOCIALES NOMINA MENSUAL  MAYO 2014',8210.20191850603,23);" calcext:value-type="string">
            <text:p>INSERT INTO scg_dt_cmp VALUES('0001','SCGCMP','SNOINTMEN050001','2014-05-31','---','-------------------------','6110800004502000001','SCGCMP','SNOINTMEN050001','D','PROVISION DE INTERESES DE PRESTACIONES SOCIALES NOMINA MENSUAL <text:s/>MAYO 2014',8210.20191850603,2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7];&quot;000001&quot;)" office:value-type="string" office:string-value="6110800003400000001" calcext:value-type="string">
            <text:p>6110800003400000001</text:p>
          </table:table-cell>
          <table:table-cell office:value-type="string" calcext:value-type="string">
            <text:p>SCGCMP</text:p>
          </table:table-cell>
          <table:table-cell table:formula="of:=[.C27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3400</text:p>
          </table:table-cell>
          <table:table-cell office:value-type="float" office:value="16379.21" calcext:value-type="float">
            <text:p>16379.21</text:p>
          </table:table-cell>
          <table:table-cell office:value-type="float" office:value="24" calcext:value-type="float">
            <text:p>24</text:p>
          </table:table-cell>
          <table:table-cell table:style-name="ce2" table:formula="of:=CONCATENATE(&quot;INSERT INTO scg_dt_cmp VALUES('&quot;;[.A27];&quot;','&quot;;[.B27];&quot;','&quot;;[.C27];&quot;','&quot;;[.D27];&quot;','&quot;;[.E27];&quot;','&quot;;[.F27];&quot;','&quot;;[.G27];&quot;','&quot;;[.H27];&quot;','&quot;;[.I27];&quot;','&quot;;[.J27];&quot;','&quot;;[.K27];&quot;',&quot;;[.M27];&quot;,&quot;;[.N27];&quot;);&quot;)" office:value-type="string" office:string-value="INSERT INTO scg_dt_cmp VALUES('0001','SCGCMP','SNOINTMEN050001','2014-05-31','---','-------------------------','6110800003400000001','SCGCMP','SNOINTMEN050001','D','PROVISION DE INTERESES DE PRESTACIONES SOCIALES NOMINA MENSUAL  MAYO 2014',16379.21,24);" calcext:value-type="string">
            <text:p>INSERT INTO scg_dt_cmp VALUES('0001','SCGCMP','SNOINTMEN050001','2014-05-31','---','-------------------------','6110800003400000001','SCGCMP','SNOINTMEN050001','D','PROVISION DE INTERESES DE PRESTACIONES SOCIALES NOMINA MENSUAL <text:s/>MAYO 2014',16379.21,2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8];&quot;000001&quot;)" office:value-type="string" office:string-value="6110800004200000001" calcext:value-type="string">
            <text:p>6110800004200000001</text:p>
          </table:table-cell>
          <table:table-cell office:value-type="string" calcext:value-type="string">
            <text:p>SCGCMP</text:p>
          </table:table-cell>
          <table:table-cell table:formula="of:=[.C28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4200</text:p>
          </table:table-cell>
          <table:table-cell office:value-type="float" office:value="2746.14" calcext:value-type="float">
            <text:p>2746.14</text:p>
          </table:table-cell>
          <table:table-cell office:value-type="float" office:value="25" calcext:value-type="float">
            <text:p>25</text:p>
          </table:table-cell>
          <table:table-cell table:style-name="ce2" table:formula="of:=CONCATENATE(&quot;INSERT INTO scg_dt_cmp VALUES('&quot;;[.A28];&quot;','&quot;;[.B28];&quot;','&quot;;[.C28];&quot;','&quot;;[.D28];&quot;','&quot;;[.E28];&quot;','&quot;;[.F28];&quot;','&quot;;[.G28];&quot;','&quot;;[.H28];&quot;','&quot;;[.I28];&quot;','&quot;;[.J28];&quot;','&quot;;[.K28];&quot;',&quot;;[.M28];&quot;,&quot;;[.N28];&quot;);&quot;)" office:value-type="string" office:string-value="INSERT INTO scg_dt_cmp VALUES('0001','SCGCMP','SNOINTMEN050001','2014-05-31','---','-------------------------','6110800004200000001','SCGCMP','SNOINTMEN050001','D','PROVISION DE INTERESES DE PRESTACIONES SOCIALES NOMINA MENSUAL  MAYO 2014',2746.14,25);" calcext:value-type="string">
            <text:p>INSERT INTO scg_dt_cmp VALUES('0001','SCGCMP','SNOINTMEN050001','2014-05-31','---','-------------------------','6110800004200000001','SCGCMP','SNOINTMEN050001','D','PROVISION DE INTERESES DE PRESTACIONES SOCIALES NOMINA MENSUAL <text:s/>MAYO 2014',2746.14,2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29];&quot;000001&quot;)" office:value-type="string" office:string-value="6110800002503000001" calcext:value-type="string">
            <text:p>6110800002503000001</text:p>
          </table:table-cell>
          <table:table-cell office:value-type="string" calcext:value-type="string">
            <text:p>SCGCMP</text:p>
          </table:table-cell>
          <table:table-cell table:formula="of:=[.C29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503</text:p>
          </table:table-cell>
          <table:table-cell office:value-type="float" office:value="14907.82" calcext:value-type="float">
            <text:p>14907.82</text:p>
          </table:table-cell>
          <table:table-cell office:value-type="float" office:value="26" calcext:value-type="float">
            <text:p>26</text:p>
          </table:table-cell>
          <table:table-cell table:style-name="ce2" table:formula="of:=CONCATENATE(&quot;INSERT INTO scg_dt_cmp VALUES('&quot;;[.A29];&quot;','&quot;;[.B29];&quot;','&quot;;[.C29];&quot;','&quot;;[.D29];&quot;','&quot;;[.E29];&quot;','&quot;;[.F29];&quot;','&quot;;[.G29];&quot;','&quot;;[.H29];&quot;','&quot;;[.I29];&quot;','&quot;;[.J29];&quot;','&quot;;[.K29];&quot;',&quot;;[.M29];&quot;,&quot;;[.N29];&quot;);&quot;)" office:value-type="string" office:string-value="INSERT INTO scg_dt_cmp VALUES('0001','SCGCMP','SNOINTMEN050001','2014-05-31','---','-------------------------','6110800002503000001','SCGCMP','SNOINTMEN050001','D','PROVISION DE INTERESES DE PRESTACIONES SOCIALES NOMINA MENSUAL  MAYO 2014',14907.82,26);" calcext:value-type="string">
            <text:p>INSERT INTO scg_dt_cmp VALUES('0001','SCGCMP','SNOINTMEN050001','2014-05-31','---','-------------------------','6110800002503000001','SCGCMP','SNOINTMEN050001','D','PROVISION DE INTERESES DE PRESTACIONES SOCIALES NOMINA MENSUAL <text:s/>MAYO 2014',14907.82,2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0];&quot;000001&quot;)" office:value-type="string" office:string-value="6110800004201000001" calcext:value-type="string">
            <text:p>6110800004201000001</text:p>
          </table:table-cell>
          <table:table-cell office:value-type="string" calcext:value-type="string">
            <text:p>SCGCMP</text:p>
          </table:table-cell>
          <table:table-cell table:formula="of:=[.C30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4201</text:p>
          </table:table-cell>
          <table:table-cell office:value-type="float" office:value="16046.55" calcext:value-type="float">
            <text:p>16046.55</text:p>
          </table:table-cell>
          <table:table-cell office:value-type="float" office:value="27" calcext:value-type="float">
            <text:p>27</text:p>
          </table:table-cell>
          <table:table-cell table:style-name="ce2" table:formula="of:=CONCATENATE(&quot;INSERT INTO scg_dt_cmp VALUES('&quot;;[.A30];&quot;','&quot;;[.B30];&quot;','&quot;;[.C30];&quot;','&quot;;[.D30];&quot;','&quot;;[.E30];&quot;','&quot;;[.F30];&quot;','&quot;;[.G30];&quot;','&quot;;[.H30];&quot;','&quot;;[.I30];&quot;','&quot;;[.J30];&quot;','&quot;;[.K30];&quot;',&quot;;[.M30];&quot;,&quot;;[.N30];&quot;);&quot;)" office:value-type="string" office:string-value="INSERT INTO scg_dt_cmp VALUES('0001','SCGCMP','SNOINTMEN050001','2014-05-31','---','-------------------------','6110800004201000001','SCGCMP','SNOINTMEN050001','D','PROVISION DE INTERESES DE PRESTACIONES SOCIALES NOMINA MENSUAL  MAYO 2014',16046.55,27);" calcext:value-type="string">
            <text:p>INSERT INTO scg_dt_cmp VALUES('0001','SCGCMP','SNOINTMEN050001','2014-05-31','---','-------------------------','6110800004201000001','SCGCMP','SNOINTMEN050001','D','PROVISION DE INTERESES DE PRESTACIONES SOCIALES NOMINA MENSUAL <text:s/>MAYO 2014',16046.55,2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1];&quot;000001&quot;)" office:value-type="string" office:string-value="6110800004602000001" calcext:value-type="string">
            <text:p>6110800004602000001</text:p>
          </table:table-cell>
          <table:table-cell office:value-type="string" calcext:value-type="string">
            <text:p>SCGCMP</text:p>
          </table:table-cell>
          <table:table-cell table:formula="of:=[.C31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4602</text:p>
          </table:table-cell>
          <table:table-cell office:value-type="float" office:value="4898.81" calcext:value-type="float">
            <text:p>4898.81</text:p>
          </table:table-cell>
          <table:table-cell office:value-type="float" office:value="28" calcext:value-type="float">
            <text:p>28</text:p>
          </table:table-cell>
          <table:table-cell table:style-name="ce2" table:formula="of:=CONCATENATE(&quot;INSERT INTO scg_dt_cmp VALUES('&quot;;[.A31];&quot;','&quot;;[.B31];&quot;','&quot;;[.C31];&quot;','&quot;;[.D31];&quot;','&quot;;[.E31];&quot;','&quot;;[.F31];&quot;','&quot;;[.G31];&quot;','&quot;;[.H31];&quot;','&quot;;[.I31];&quot;','&quot;;[.J31];&quot;','&quot;;[.K31];&quot;',&quot;;[.M31];&quot;,&quot;;[.N31];&quot;);&quot;)" office:value-type="string" office:string-value="INSERT INTO scg_dt_cmp VALUES('0001','SCGCMP','SNOINTMEN050001','2014-05-31','---','-------------------------','6110800004602000001','SCGCMP','SNOINTMEN050001','D','PROVISION DE INTERESES DE PRESTACIONES SOCIALES NOMINA MENSUAL  MAYO 2014',4898.81,28);" calcext:value-type="string">
            <text:p>INSERT INTO scg_dt_cmp VALUES('0001','SCGCMP','SNOINTMEN050001','2014-05-31','---','-------------------------','6110800004602000001','SCGCMP','SNOINTMEN050001','D','PROVISION DE INTERESES DE PRESTACIONES SOCIALES NOMINA MENSUAL <text:s/>MAYO 2014',4898.81,2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2];&quot;000001&quot;)" office:value-type="string" office:string-value="6110800002806000001" calcext:value-type="string">
            <text:p>6110800002806000001</text:p>
          </table:table-cell>
          <table:table-cell office:value-type="string" calcext:value-type="string">
            <text:p>SCGCMP</text:p>
          </table:table-cell>
          <table:table-cell table:formula="of:=[.C32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806</text:p>
          </table:table-cell>
          <table:table-cell office:value-type="float" office:value="4212.06" calcext:value-type="float">
            <text:p>4212.06</text:p>
          </table:table-cell>
          <table:table-cell office:value-type="float" office:value="29" calcext:value-type="float">
            <text:p>29</text:p>
          </table:table-cell>
          <table:table-cell table:style-name="ce2" table:formula="of:=CONCATENATE(&quot;INSERT INTO scg_dt_cmp VALUES('&quot;;[.A32];&quot;','&quot;;[.B32];&quot;','&quot;;[.C32];&quot;','&quot;;[.D32];&quot;','&quot;;[.E32];&quot;','&quot;;[.F32];&quot;','&quot;;[.G32];&quot;','&quot;;[.H32];&quot;','&quot;;[.I32];&quot;','&quot;;[.J32];&quot;','&quot;;[.K32];&quot;',&quot;;[.M32];&quot;,&quot;;[.N32];&quot;);&quot;)" office:value-type="string" office:string-value="INSERT INTO scg_dt_cmp VALUES('0001','SCGCMP','SNOINTMEN050001','2014-05-31','---','-------------------------','6110800002806000001','SCGCMP','SNOINTMEN050001','D','PROVISION DE INTERESES DE PRESTACIONES SOCIALES NOMINA MENSUAL  MAYO 2014',4212.06,29);" calcext:value-type="string">
            <text:p>INSERT INTO scg_dt_cmp VALUES('0001','SCGCMP','SNOINTMEN050001','2014-05-31','---','-------------------------','6110800002806000001','SCGCMP','SNOINTMEN050001','D','PROVISION DE INTERESES DE PRESTACIONES SOCIALES NOMINA MENSUAL <text:s/>MAYO 2014',4212.06,2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3];&quot;000001&quot;)" office:value-type="string" office:string-value="6110800003104000001" calcext:value-type="string">
            <text:p>6110800003104000001</text:p>
          </table:table-cell>
          <table:table-cell office:value-type="string" calcext:value-type="string">
            <text:p>SCGCMP</text:p>
          </table:table-cell>
          <table:table-cell table:formula="of:=[.C33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3104</text:p>
          </table:table-cell>
          <table:table-cell office:value-type="float" office:value="36318.41" calcext:value-type="float">
            <text:p>36318.41</text:p>
          </table:table-cell>
          <table:table-cell office:value-type="float" office:value="30" calcext:value-type="float">
            <text:p>30</text:p>
          </table:table-cell>
          <table:table-cell table:style-name="ce2" table:formula="of:=CONCATENATE(&quot;INSERT INTO scg_dt_cmp VALUES('&quot;;[.A33];&quot;','&quot;;[.B33];&quot;','&quot;;[.C33];&quot;','&quot;;[.D33];&quot;','&quot;;[.E33];&quot;','&quot;;[.F33];&quot;','&quot;;[.G33];&quot;','&quot;;[.H33];&quot;','&quot;;[.I33];&quot;','&quot;;[.J33];&quot;','&quot;;[.K33];&quot;',&quot;;[.M33];&quot;,&quot;;[.N33];&quot;);&quot;)" office:value-type="string" office:string-value="INSERT INTO scg_dt_cmp VALUES('0001','SCGCMP','SNOINTMEN050001','2014-05-31','---','-------------------------','6110800003104000001','SCGCMP','SNOINTMEN050001','D','PROVISION DE INTERESES DE PRESTACIONES SOCIALES NOMINA MENSUAL  MAYO 2014',36318.41,30);" calcext:value-type="string">
            <text:p>INSERT INTO scg_dt_cmp VALUES('0001','SCGCMP','SNOINTMEN050001','2014-05-31','---','-------------------------','6110800003104000001','SCGCMP','SNOINTMEN050001','D','PROVISION DE INTERESES DE PRESTACIONES SOCIALES NOMINA MENSUAL <text:s/>MAYO 2014',36318.41,3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4];&quot;000001&quot;)" office:value-type="string" office:string-value="6110800002005000001" calcext:value-type="string">
            <text:p>6110800002005000001</text:p>
          </table:table-cell>
          <table:table-cell office:value-type="string" calcext:value-type="string">
            <text:p>SCGCMP</text:p>
          </table:table-cell>
          <table:table-cell table:formula="of:=[.C34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005</text:p>
          </table:table-cell>
          <table:table-cell office:value-type="float" office:value="8096.6" calcext:value-type="float">
            <text:p>8096.60</text:p>
          </table:table-cell>
          <table:table-cell office:value-type="float" office:value="31" calcext:value-type="float">
            <text:p>31</text:p>
          </table:table-cell>
          <table:table-cell table:style-name="ce2" table:formula="of:=CONCATENATE(&quot;INSERT INTO scg_dt_cmp VALUES('&quot;;[.A34];&quot;','&quot;;[.B34];&quot;','&quot;;[.C34];&quot;','&quot;;[.D34];&quot;','&quot;;[.E34];&quot;','&quot;;[.F34];&quot;','&quot;;[.G34];&quot;','&quot;;[.H34];&quot;','&quot;;[.I34];&quot;','&quot;;[.J34];&quot;','&quot;;[.K34];&quot;',&quot;;[.M34];&quot;,&quot;;[.N34];&quot;);&quot;)" office:value-type="string" office:string-value="INSERT INTO scg_dt_cmp VALUES('0001','SCGCMP','SNOINTMEN050001','2014-05-31','---','-------------------------','6110800002005000001','SCGCMP','SNOINTMEN050001','D','PROVISION DE INTERESES DE PRESTACIONES SOCIALES NOMINA MENSUAL  MAYO 2014',8096.6,31);" calcext:value-type="string">
            <text:p>INSERT INTO scg_dt_cmp VALUES('0001','SCGCMP','SNOINTMEN050001','2014-05-31','---','-------------------------','6110800002005000001','SCGCMP','SNOINTMEN050001','D','PROVISION DE INTERESES DE PRESTACIONES SOCIALES NOMINA MENSUAL <text:s/>MAYO 2014',8096.6,3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5];&quot;000001&quot;)" office:value-type="string" office:string-value="6110800003001000001" calcext:value-type="string">
            <text:p>6110800003001000001</text:p>
          </table:table-cell>
          <table:table-cell office:value-type="string" calcext:value-type="string">
            <text:p>SCGCMP</text:p>
          </table:table-cell>
          <table:table-cell table:formula="of:=[.C35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3001</text:p>
          </table:table-cell>
          <table:table-cell office:value-type="float" office:value="11545.5210210089" calcext:value-type="float">
            <text:p>11545.52</text:p>
          </table:table-cell>
          <table:table-cell office:value-type="float" office:value="32" calcext:value-type="float">
            <text:p>32</text:p>
          </table:table-cell>
          <table:table-cell table:style-name="ce2" table:formula="of:=CONCATENATE(&quot;INSERT INTO scg_dt_cmp VALUES('&quot;;[.A35];&quot;','&quot;;[.B35];&quot;','&quot;;[.C35];&quot;','&quot;;[.D35];&quot;','&quot;;[.E35];&quot;','&quot;;[.F35];&quot;','&quot;;[.G35];&quot;','&quot;;[.H35];&quot;','&quot;;[.I35];&quot;','&quot;;[.J35];&quot;','&quot;;[.K35];&quot;',&quot;;[.M35];&quot;,&quot;;[.N35];&quot;);&quot;)" office:value-type="string" office:string-value="INSERT INTO scg_dt_cmp VALUES('0001','SCGCMP','SNOINTMEN050001','2014-05-31','---','-------------------------','6110800003001000001','SCGCMP','SNOINTMEN050001','D','PROVISION DE INTERESES DE PRESTACIONES SOCIALES NOMINA MENSUAL  MAYO 2014',11545.5210210089,32);" calcext:value-type="string">
            <text:p>INSERT INTO scg_dt_cmp VALUES('0001','SCGCMP','SNOINTMEN050001','2014-05-31','---','-------------------------','6110800003001000001','SCGCMP','SNOINTMEN050001','D','PROVISION DE INTERESES DE PRESTACIONES SOCIALES NOMINA MENSUAL <text:s/>MAYO 2014',11545.5210210089,3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6];&quot;000001&quot;)" office:value-type="string" office:string-value="6110800003103000001" calcext:value-type="string">
            <text:p>6110800003103000001</text:p>
          </table:table-cell>
          <table:table-cell office:value-type="string" calcext:value-type="string">
            <text:p>SCGCMP</text:p>
          </table:table-cell>
          <table:table-cell table:formula="of:=[.C36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3103</text:p>
          </table:table-cell>
          <table:table-cell office:value-type="float" office:value="6193.27" calcext:value-type="float">
            <text:p>6193.27</text:p>
          </table:table-cell>
          <table:table-cell office:value-type="float" office:value="33" calcext:value-type="float">
            <text:p>33</text:p>
          </table:table-cell>
          <table:table-cell table:style-name="ce2" table:formula="of:=CONCATENATE(&quot;INSERT INTO scg_dt_cmp VALUES('&quot;;[.A36];&quot;','&quot;;[.B36];&quot;','&quot;;[.C36];&quot;','&quot;;[.D36];&quot;','&quot;;[.E36];&quot;','&quot;;[.F36];&quot;','&quot;;[.G36];&quot;','&quot;;[.H36];&quot;','&quot;;[.I36];&quot;','&quot;;[.J36];&quot;','&quot;;[.K36];&quot;',&quot;;[.M36];&quot;,&quot;;[.N36];&quot;);&quot;)" office:value-type="string" office:string-value="INSERT INTO scg_dt_cmp VALUES('0001','SCGCMP','SNOINTMEN050001','2014-05-31','---','-------------------------','6110800003103000001','SCGCMP','SNOINTMEN050001','D','PROVISION DE INTERESES DE PRESTACIONES SOCIALES NOMINA MENSUAL  MAYO 2014',6193.27,33);" calcext:value-type="string">
            <text:p>INSERT INTO scg_dt_cmp VALUES('0001','SCGCMP','SNOINTMEN050001','2014-05-31','---','-------------------------','6110800003103000001','SCGCMP','SNOINTMEN050001','D','PROVISION DE INTERESES DE PRESTACIONES SOCIALES NOMINA MENSUAL <text:s/>MAYO 2014',6193.27,3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7];&quot;000001&quot;)" office:value-type="string" office:string-value="6110800002104000001" calcext:value-type="string">
            <text:p>6110800002104000001</text:p>
          </table:table-cell>
          <table:table-cell office:value-type="string" calcext:value-type="string">
            <text:p>SCGCMP</text:p>
          </table:table-cell>
          <table:table-cell table:formula="of:=[.C37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104</text:p>
          </table:table-cell>
          <table:table-cell office:value-type="float" office:value="852.8" calcext:value-type="float">
            <text:p>852.80</text:p>
          </table:table-cell>
          <table:table-cell office:value-type="float" office:value="34" calcext:value-type="float">
            <text:p>34</text:p>
          </table:table-cell>
          <table:table-cell table:style-name="ce2" table:formula="of:=CONCATENATE(&quot;INSERT INTO scg_dt_cmp VALUES('&quot;;[.A37];&quot;','&quot;;[.B37];&quot;','&quot;;[.C37];&quot;','&quot;;[.D37];&quot;','&quot;;[.E37];&quot;','&quot;;[.F37];&quot;','&quot;;[.G37];&quot;','&quot;;[.H37];&quot;','&quot;;[.I37];&quot;','&quot;;[.J37];&quot;','&quot;;[.K37];&quot;',&quot;;[.M37];&quot;,&quot;;[.N37];&quot;);&quot;)" office:value-type="string" office:string-value="INSERT INTO scg_dt_cmp VALUES('0001','SCGCMP','SNOINTMEN050001','2014-05-31','---','-------------------------','6110800002104000001','SCGCMP','SNOINTMEN050001','D','PROVISION DE INTERESES DE PRESTACIONES SOCIALES NOMINA MENSUAL  MAYO 2014',852.8,34);" calcext:value-type="string">
            <text:p>INSERT INTO scg_dt_cmp VALUES('0001','SCGCMP','SNOINTMEN050001','2014-05-31','---','-------------------------','6110800002104000001','SCGCMP','SNOINTMEN050001','D','PROVISION DE INTERESES DE PRESTACIONES SOCIALES NOMINA MENSUAL <text:s/>MAYO 2014',852.8,3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8];&quot;000001&quot;)" office:value-type="string" office:string-value="6110800004505000001" calcext:value-type="string">
            <text:p>6110800004505000001</text:p>
          </table:table-cell>
          <table:table-cell office:value-type="string" calcext:value-type="string">
            <text:p>SCGCMP</text:p>
          </table:table-cell>
          <table:table-cell table:formula="of:=[.C38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4505</text:p>
          </table:table-cell>
          <table:table-cell office:value-type="float" office:value="20121.950841038" calcext:value-type="float">
            <text:p>20121.95</text:p>
          </table:table-cell>
          <table:table-cell office:value-type="float" office:value="35" calcext:value-type="float">
            <text:p>35</text:p>
          </table:table-cell>
          <table:table-cell table:style-name="ce2" table:formula="of:=CONCATENATE(&quot;INSERT INTO scg_dt_cmp VALUES('&quot;;[.A38];&quot;','&quot;;[.B38];&quot;','&quot;;[.C38];&quot;','&quot;;[.D38];&quot;','&quot;;[.E38];&quot;','&quot;;[.F38];&quot;','&quot;;[.G38];&quot;','&quot;;[.H38];&quot;','&quot;;[.I38];&quot;','&quot;;[.J38];&quot;','&quot;;[.K38];&quot;',&quot;;[.M38];&quot;,&quot;;[.N38];&quot;);&quot;)" office:value-type="string" office:string-value="INSERT INTO scg_dt_cmp VALUES('0001','SCGCMP','SNOINTMEN050001','2014-05-31','---','-------------------------','6110800004505000001','SCGCMP','SNOINTMEN050001','D','PROVISION DE INTERESES DE PRESTACIONES SOCIALES NOMINA MENSUAL  MAYO 2014',20121.950841038,35);" calcext:value-type="string">
            <text:p>INSERT INTO scg_dt_cmp VALUES('0001','SCGCMP','SNOINTMEN050001','2014-05-31','---','-------------------------','6110800004505000001','SCGCMP','SNOINTMEN050001','D','PROVISION DE INTERESES DE PRESTACIONES SOCIALES NOMINA MENSUAL <text:s/>MAYO 2014',20121.950841038,3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39];&quot;000001&quot;)" office:value-type="string" office:string-value="6110800003600000001" calcext:value-type="string">
            <text:p>6110800003600000001</text:p>
          </table:table-cell>
          <table:table-cell office:value-type="string" calcext:value-type="string">
            <text:p>SCGCMP</text:p>
          </table:table-cell>
          <table:table-cell table:formula="of:=[.C39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3600</text:p>
          </table:table-cell>
          <table:table-cell office:value-type="float" office:value="2669.24" calcext:value-type="float">
            <text:p>2669.24</text:p>
          </table:table-cell>
          <table:table-cell office:value-type="float" office:value="36" calcext:value-type="float">
            <text:p>36</text:p>
          </table:table-cell>
          <table:table-cell table:style-name="ce2" table:formula="of:=CONCATENATE(&quot;INSERT INTO scg_dt_cmp VALUES('&quot;;[.A39];&quot;','&quot;;[.B39];&quot;','&quot;;[.C39];&quot;','&quot;;[.D39];&quot;','&quot;;[.E39];&quot;','&quot;;[.F39];&quot;','&quot;;[.G39];&quot;','&quot;;[.H39];&quot;','&quot;;[.I39];&quot;','&quot;;[.J39];&quot;','&quot;;[.K39];&quot;',&quot;;[.M39];&quot;,&quot;;[.N39];&quot;);&quot;)" office:value-type="string" office:string-value="INSERT INTO scg_dt_cmp VALUES('0001','SCGCMP','SNOINTMEN050001','2014-05-31','---','-------------------------','6110800003600000001','SCGCMP','SNOINTMEN050001','D','PROVISION DE INTERESES DE PRESTACIONES SOCIALES NOMINA MENSUAL  MAYO 2014',2669.24,36);" calcext:value-type="string">
            <text:p>INSERT INTO scg_dt_cmp VALUES('0001','SCGCMP','SNOINTMEN050001','2014-05-31','---','-------------------------','6110800003600000001','SCGCMP','SNOINTMEN050001','D','PROVISION DE INTERESES DE PRESTACIONES SOCIALES NOMINA MENSUAL <text:s/>MAYO 2014',2669.24,3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0];&quot;000001&quot;)" office:value-type="string" office:string-value="6110800003902000001" calcext:value-type="string">
            <text:p>6110800003902000001</text:p>
          </table:table-cell>
          <table:table-cell office:value-type="string" calcext:value-type="string">
            <text:p>SCGCMP</text:p>
          </table:table-cell>
          <table:table-cell table:formula="of:=[.C40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3902</text:p>
          </table:table-cell>
          <table:table-cell office:value-type="float" office:value="7052.19" calcext:value-type="float">
            <text:p>7052.19</text:p>
          </table:table-cell>
          <table:table-cell office:value-type="float" office:value="37" calcext:value-type="float">
            <text:p>37</text:p>
          </table:table-cell>
          <table:table-cell table:style-name="ce2" table:formula="of:=CONCATENATE(&quot;INSERT INTO scg_dt_cmp VALUES('&quot;;[.A40];&quot;','&quot;;[.B40];&quot;','&quot;;[.C40];&quot;','&quot;;[.D40];&quot;','&quot;;[.E40];&quot;','&quot;;[.F40];&quot;','&quot;;[.G40];&quot;','&quot;;[.H40];&quot;','&quot;;[.I40];&quot;','&quot;;[.J40];&quot;','&quot;;[.K40];&quot;',&quot;;[.M40];&quot;,&quot;;[.N40];&quot;);&quot;)" office:value-type="string" office:string-value="INSERT INTO scg_dt_cmp VALUES('0001','SCGCMP','SNOINTMEN050001','2014-05-31','---','-------------------------','6110800003902000001','SCGCMP','SNOINTMEN050001','D','PROVISION DE INTERESES DE PRESTACIONES SOCIALES NOMINA MENSUAL  MAYO 2014',7052.19,37);" calcext:value-type="string">
            <text:p>INSERT INTO scg_dt_cmp VALUES('0001','SCGCMP','SNOINTMEN050001','2014-05-31','---','-------------------------','6110800003902000001','SCGCMP','SNOINTMEN050001','D','PROVISION DE INTERESES DE PRESTACIONES SOCIALES NOMINA MENSUAL <text:s/>MAYO 2014',7052.19,3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1];&quot;000001&quot;)" office:value-type="string" office:string-value="6110800003701000001" calcext:value-type="string">
            <text:p>6110800003701000001</text:p>
          </table:table-cell>
          <table:table-cell office:value-type="string" calcext:value-type="string">
            <text:p>SCGCMP</text:p>
          </table:table-cell>
          <table:table-cell table:formula="of:=[.C41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3701</text:p>
          </table:table-cell>
          <table:table-cell office:value-type="float" office:value="19107.47" calcext:value-type="float">
            <text:p>19107.47</text:p>
          </table:table-cell>
          <table:table-cell office:value-type="float" office:value="38" calcext:value-type="float">
            <text:p>38</text:p>
          </table:table-cell>
          <table:table-cell table:style-name="ce2" table:formula="of:=CONCATENATE(&quot;INSERT INTO scg_dt_cmp VALUES('&quot;;[.A41];&quot;','&quot;;[.B41];&quot;','&quot;;[.C41];&quot;','&quot;;[.D41];&quot;','&quot;;[.E41];&quot;','&quot;;[.F41];&quot;','&quot;;[.G41];&quot;','&quot;;[.H41];&quot;','&quot;;[.I41];&quot;','&quot;;[.J41];&quot;','&quot;;[.K41];&quot;',&quot;;[.M41];&quot;,&quot;;[.N41];&quot;);&quot;)" office:value-type="string" office:string-value="INSERT INTO scg_dt_cmp VALUES('0001','SCGCMP','SNOINTMEN050001','2014-05-31','---','-------------------------','6110800003701000001','SCGCMP','SNOINTMEN050001','D','PROVISION DE INTERESES DE PRESTACIONES SOCIALES NOMINA MENSUAL  MAYO 2014',19107.47,38);" calcext:value-type="string">
            <text:p>INSERT INTO scg_dt_cmp VALUES('0001','SCGCMP','SNOINTMEN050001','2014-05-31','---','-------------------------','6110800003701000001','SCGCMP','SNOINTMEN050001','D','PROVISION DE INTERESES DE PRESTACIONES SOCIALES NOMINA MENSUAL <text:s/>MAYO 2014',19107.47,3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2];&quot;000001&quot;)" office:value-type="string" office:string-value="6110800003200000001" calcext:value-type="string">
            <text:p>6110800003200000001</text:p>
          </table:table-cell>
          <table:table-cell office:value-type="string" calcext:value-type="string">
            <text:p>SCGCMP</text:p>
          </table:table-cell>
          <table:table-cell table:formula="of:=[.C42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3200</text:p>
          </table:table-cell>
          <table:table-cell office:value-type="float" office:value="9982.07" calcext:value-type="float">
            <text:p>9982.07</text:p>
          </table:table-cell>
          <table:table-cell office:value-type="float" office:value="39" calcext:value-type="float">
            <text:p>39</text:p>
          </table:table-cell>
          <table:table-cell table:style-name="ce2" table:formula="of:=CONCATENATE(&quot;INSERT INTO scg_dt_cmp VALUES('&quot;;[.A42];&quot;','&quot;;[.B42];&quot;','&quot;;[.C42];&quot;','&quot;;[.D42];&quot;','&quot;;[.E42];&quot;','&quot;;[.F42];&quot;','&quot;;[.G42];&quot;','&quot;;[.H42];&quot;','&quot;;[.I42];&quot;','&quot;;[.J42];&quot;','&quot;;[.K42];&quot;',&quot;;[.M42];&quot;,&quot;;[.N42];&quot;);&quot;)" office:value-type="string" office:string-value="INSERT INTO scg_dt_cmp VALUES('0001','SCGCMP','SNOINTMEN050001','2014-05-31','---','-------------------------','6110800003200000001','SCGCMP','SNOINTMEN050001','D','PROVISION DE INTERESES DE PRESTACIONES SOCIALES NOMINA MENSUAL  MAYO 2014',9982.07,39);" calcext:value-type="string">
            <text:p>INSERT INTO scg_dt_cmp VALUES('0001','SCGCMP','SNOINTMEN050001','2014-05-31','---','-------------------------','6110800003200000001','SCGCMP','SNOINTMEN050001','D','PROVISION DE INTERESES DE PRESTACIONES SOCIALES NOMINA MENSUAL <text:s/>MAYO 2014',9982.07,3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3];&quot;000001&quot;)" office:value-type="string" office:string-value="6110800001301000001" calcext:value-type="string">
            <text:p>6110800001301000001</text:p>
          </table:table-cell>
          <table:table-cell office:value-type="string" calcext:value-type="string">
            <text:p>SCGCMP</text:p>
          </table:table-cell>
          <table:table-cell table:formula="of:=[.C43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1301</text:p>
          </table:table-cell>
          <table:table-cell office:value-type="float" office:value="15354.2" calcext:value-type="float">
            <text:p>15354.20</text:p>
          </table:table-cell>
          <table:table-cell office:value-type="float" office:value="40" calcext:value-type="float">
            <text:p>40</text:p>
          </table:table-cell>
          <table:table-cell table:style-name="ce2" table:formula="of:=CONCATENATE(&quot;INSERT INTO scg_dt_cmp VALUES('&quot;;[.A43];&quot;','&quot;;[.B43];&quot;','&quot;;[.C43];&quot;','&quot;;[.D43];&quot;','&quot;;[.E43];&quot;','&quot;;[.F43];&quot;','&quot;;[.G43];&quot;','&quot;;[.H43];&quot;','&quot;;[.I43];&quot;','&quot;;[.J43];&quot;','&quot;;[.K43];&quot;',&quot;;[.M43];&quot;,&quot;;[.N43];&quot;);&quot;)" office:value-type="string" office:string-value="INSERT INTO scg_dt_cmp VALUES('0001','SCGCMP','SNOINTMEN050001','2014-05-31','---','-------------------------','6110800001301000001','SCGCMP','SNOINTMEN050001','D','PROVISION DE INTERESES DE PRESTACIONES SOCIALES NOMINA MENSUAL  MAYO 2014',15354.2,40);" calcext:value-type="string">
            <text:p>INSERT INTO scg_dt_cmp VALUES('0001','SCGCMP','SNOINTMEN050001','2014-05-31','---','-------------------------','6110800001301000001','SCGCMP','SNOINTMEN050001','D','PROVISION DE INTERESES DE PRESTACIONES SOCIALES NOMINA MENSUAL <text:s/>MAYO 2014',15354.2,4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4];&quot;000001&quot;)" office:value-type="string" office:string-value="6110800004202000001" calcext:value-type="string">
            <text:p>6110800004202000001</text:p>
          </table:table-cell>
          <table:table-cell office:value-type="string" calcext:value-type="string">
            <text:p>SCGCMP</text:p>
          </table:table-cell>
          <table:table-cell table:formula="of:=[.C44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4202</text:p>
          </table:table-cell>
          <table:table-cell office:value-type="float" office:value="24182.06" calcext:value-type="float">
            <text:p>24182.06</text:p>
          </table:table-cell>
          <table:table-cell office:value-type="float" office:value="41" calcext:value-type="float">
            <text:p>41</text:p>
          </table:table-cell>
          <table:table-cell table:style-name="ce2" table:formula="of:=CONCATENATE(&quot;INSERT INTO scg_dt_cmp VALUES('&quot;;[.A44];&quot;','&quot;;[.B44];&quot;','&quot;;[.C44];&quot;','&quot;;[.D44];&quot;','&quot;;[.E44];&quot;','&quot;;[.F44];&quot;','&quot;;[.G44];&quot;','&quot;;[.H44];&quot;','&quot;;[.I44];&quot;','&quot;;[.J44];&quot;','&quot;;[.K44];&quot;',&quot;;[.M44];&quot;,&quot;;[.N44];&quot;);&quot;)" office:value-type="string" office:string-value="INSERT INTO scg_dt_cmp VALUES('0001','SCGCMP','SNOINTMEN050001','2014-05-31','---','-------------------------','6110800004202000001','SCGCMP','SNOINTMEN050001','D','PROVISION DE INTERESES DE PRESTACIONES SOCIALES NOMINA MENSUAL  MAYO 2014',24182.06,41);" calcext:value-type="string">
            <text:p>INSERT INTO scg_dt_cmp VALUES('0001','SCGCMP','SNOINTMEN050001','2014-05-31','---','-------------------------','6110800004202000001','SCGCMP','SNOINTMEN050001','D','PROVISION DE INTERESES DE PRESTACIONES SOCIALES NOMINA MENSUAL <text:s/>MAYO 2014',24182.06,4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5];&quot;000001&quot;)" office:value-type="string" office:string-value="6110800004506000001" calcext:value-type="string">
            <text:p>6110800004506000001</text:p>
          </table:table-cell>
          <table:table-cell office:value-type="string" calcext:value-type="string">
            <text:p>SCGCMP</text:p>
          </table:table-cell>
          <table:table-cell table:formula="of:=[.C45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4506</text:p>
          </table:table-cell>
          <table:table-cell office:value-type="float" office:value="8101.70205588826" calcext:value-type="float">
            <text:p>8101.70</text:p>
          </table:table-cell>
          <table:table-cell office:value-type="float" office:value="42" calcext:value-type="float">
            <text:p>42</text:p>
          </table:table-cell>
          <table:table-cell table:style-name="ce2" table:formula="of:=CONCATENATE(&quot;INSERT INTO scg_dt_cmp VALUES('&quot;;[.A45];&quot;','&quot;;[.B45];&quot;','&quot;;[.C45];&quot;','&quot;;[.D45];&quot;','&quot;;[.E45];&quot;','&quot;;[.F45];&quot;','&quot;;[.G45];&quot;','&quot;;[.H45];&quot;','&quot;;[.I45];&quot;','&quot;;[.J45];&quot;','&quot;;[.K45];&quot;',&quot;;[.M45];&quot;,&quot;;[.N45];&quot;);&quot;)" office:value-type="string" office:string-value="INSERT INTO scg_dt_cmp VALUES('0001','SCGCMP','SNOINTMEN050001','2014-05-31','---','-------------------------','6110800004506000001','SCGCMP','SNOINTMEN050001','D','PROVISION DE INTERESES DE PRESTACIONES SOCIALES NOMINA MENSUAL  MAYO 2014',8101.70205588826,42);" calcext:value-type="string">
            <text:p>INSERT INTO scg_dt_cmp VALUES('0001','SCGCMP','SNOINTMEN050001','2014-05-31','---','-------------------------','6110800004506000001','SCGCMP','SNOINTMEN050001','D','PROVISION DE INTERESES DE PRESTACIONES SOCIALES NOMINA MENSUAL <text:s/>MAYO 2014',8101.70205588826,4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6];&quot;000001&quot;)" office:value-type="string" office:string-value="6110800002103000001" calcext:value-type="string">
            <text:p>6110800002103000001</text:p>
          </table:table-cell>
          <table:table-cell office:value-type="string" calcext:value-type="string">
            <text:p>SCGCMP</text:p>
          </table:table-cell>
          <table:table-cell table:formula="of:=[.C46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103</text:p>
          </table:table-cell>
          <table:table-cell office:value-type="float" office:value="6308.64" calcext:value-type="float">
            <text:p>6308.64</text:p>
          </table:table-cell>
          <table:table-cell office:value-type="float" office:value="43" calcext:value-type="float">
            <text:p>43</text:p>
          </table:table-cell>
          <table:table-cell table:style-name="ce2" table:formula="of:=CONCATENATE(&quot;INSERT INTO scg_dt_cmp VALUES('&quot;;[.A46];&quot;','&quot;;[.B46];&quot;','&quot;;[.C46];&quot;','&quot;;[.D46];&quot;','&quot;;[.E46];&quot;','&quot;;[.F46];&quot;','&quot;;[.G46];&quot;','&quot;;[.H46];&quot;','&quot;;[.I46];&quot;','&quot;;[.J46];&quot;','&quot;;[.K46];&quot;',&quot;;[.M46];&quot;,&quot;;[.N46];&quot;);&quot;)" office:value-type="string" office:string-value="INSERT INTO scg_dt_cmp VALUES('0001','SCGCMP','SNOINTMEN050001','2014-05-31','---','-------------------------','6110800002103000001','SCGCMP','SNOINTMEN050001','D','PROVISION DE INTERESES DE PRESTACIONES SOCIALES NOMINA MENSUAL  MAYO 2014',6308.64,43);" calcext:value-type="string">
            <text:p>INSERT INTO scg_dt_cmp VALUES('0001','SCGCMP','SNOINTMEN050001','2014-05-31','---','-------------------------','6110800002103000001','SCGCMP','SNOINTMEN050001','D','PROVISION DE INTERESES DE PRESTACIONES SOCIALES NOMINA MENSUAL <text:s/>MAYO 2014',6308.64,4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7];&quot;000001&quot;)" office:value-type="string" office:string-value="6110800004001000001" calcext:value-type="string">
            <text:p>6110800004001000001</text:p>
          </table:table-cell>
          <table:table-cell office:value-type="string" calcext:value-type="string">
            <text:p>SCGCMP</text:p>
          </table:table-cell>
          <table:table-cell table:formula="of:=[.C47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4001</text:p>
          </table:table-cell>
          <table:table-cell office:value-type="float" office:value="3746.67469947619" calcext:value-type="float">
            <text:p>3746.67</text:p>
          </table:table-cell>
          <table:table-cell office:value-type="float" office:value="44" calcext:value-type="float">
            <text:p>44</text:p>
          </table:table-cell>
          <table:table-cell table:style-name="ce2" table:formula="of:=CONCATENATE(&quot;INSERT INTO scg_dt_cmp VALUES('&quot;;[.A47];&quot;','&quot;;[.B47];&quot;','&quot;;[.C47];&quot;','&quot;;[.D47];&quot;','&quot;;[.E47];&quot;','&quot;;[.F47];&quot;','&quot;;[.G47];&quot;','&quot;;[.H47];&quot;','&quot;;[.I47];&quot;','&quot;;[.J47];&quot;','&quot;;[.K47];&quot;',&quot;;[.M47];&quot;,&quot;;[.N47];&quot;);&quot;)" office:value-type="string" office:string-value="INSERT INTO scg_dt_cmp VALUES('0001','SCGCMP','SNOINTMEN050001','2014-05-31','---','-------------------------','6110800004001000001','SCGCMP','SNOINTMEN050001','D','PROVISION DE INTERESES DE PRESTACIONES SOCIALES NOMINA MENSUAL  MAYO 2014',3746.67469947619,44);" calcext:value-type="string">
            <text:p>INSERT INTO scg_dt_cmp VALUES('0001','SCGCMP','SNOINTMEN050001','2014-05-31','---','-------------------------','6110800004001000001','SCGCMP','SNOINTMEN050001','D','PROVISION DE INTERESES DE PRESTACIONES SOCIALES NOMINA MENSUAL <text:s/>MAYO 2014',3746.67469947619,4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8];&quot;000001&quot;)" office:value-type="string" office:string-value="6110800003201000001" calcext:value-type="string">
            <text:p>6110800003201000001</text:p>
          </table:table-cell>
          <table:table-cell office:value-type="string" calcext:value-type="string">
            <text:p>SCGCMP</text:p>
          </table:table-cell>
          <table:table-cell table:formula="of:=[.C48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3201</text:p>
          </table:table-cell>
          <table:table-cell office:value-type="float" office:value="56385.05" calcext:value-type="float">
            <text:p>56385.05</text:p>
          </table:table-cell>
          <table:table-cell office:value-type="float" office:value="45" calcext:value-type="float">
            <text:p>45</text:p>
          </table:table-cell>
          <table:table-cell table:style-name="ce2" table:formula="of:=CONCATENATE(&quot;INSERT INTO scg_dt_cmp VALUES('&quot;;[.A48];&quot;','&quot;;[.B48];&quot;','&quot;;[.C48];&quot;','&quot;;[.D48];&quot;','&quot;;[.E48];&quot;','&quot;;[.F48];&quot;','&quot;;[.G48];&quot;','&quot;;[.H48];&quot;','&quot;;[.I48];&quot;','&quot;;[.J48];&quot;','&quot;;[.K48];&quot;',&quot;;[.M48];&quot;,&quot;;[.N48];&quot;);&quot;)" office:value-type="string" office:string-value="INSERT INTO scg_dt_cmp VALUES('0001','SCGCMP','SNOINTMEN050001','2014-05-31','---','-------------------------','6110800003201000001','SCGCMP','SNOINTMEN050001','D','PROVISION DE INTERESES DE PRESTACIONES SOCIALES NOMINA MENSUAL  MAYO 2014',56385.05,45);" calcext:value-type="string">
            <text:p>INSERT INTO scg_dt_cmp VALUES('0001','SCGCMP','SNOINTMEN050001','2014-05-31','---','-------------------------','6110800003201000001','SCGCMP','SNOINTMEN050001','D','PROVISION DE INTERESES DE PRESTACIONES SOCIALES NOMINA MENSUAL <text:s/>MAYO 2014',56385.05,4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49];&quot;000001&quot;)" office:value-type="string" office:string-value="6110800001300000001" calcext:value-type="string">
            <text:p>6110800001300000001</text:p>
          </table:table-cell>
          <table:table-cell office:value-type="string" calcext:value-type="string">
            <text:p>SCGCMP</text:p>
          </table:table-cell>
          <table:table-cell table:formula="of:=[.C49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1300</text:p>
          </table:table-cell>
          <table:table-cell office:value-type="float" office:value="444.16" calcext:value-type="float">
            <text:p>444.16</text:p>
          </table:table-cell>
          <table:table-cell office:value-type="float" office:value="46" calcext:value-type="float">
            <text:p>46</text:p>
          </table:table-cell>
          <table:table-cell table:style-name="ce2" table:formula="of:=CONCATENATE(&quot;INSERT INTO scg_dt_cmp VALUES('&quot;;[.A49];&quot;','&quot;;[.B49];&quot;','&quot;;[.C49];&quot;','&quot;;[.D49];&quot;','&quot;;[.E49];&quot;','&quot;;[.F49];&quot;','&quot;;[.G49];&quot;','&quot;;[.H49];&quot;','&quot;;[.I49];&quot;','&quot;;[.J49];&quot;','&quot;;[.K49];&quot;',&quot;;[.M49];&quot;,&quot;;[.N49];&quot;);&quot;)" office:value-type="string" office:string-value="INSERT INTO scg_dt_cmp VALUES('0001','SCGCMP','SNOINTMEN050001','2014-05-31','---','-------------------------','6110800001300000001','SCGCMP','SNOINTMEN050001','D','PROVISION DE INTERESES DE PRESTACIONES SOCIALES NOMINA MENSUAL  MAYO 2014',444.16,46);" calcext:value-type="string">
            <text:p>INSERT INTO scg_dt_cmp VALUES('0001','SCGCMP','SNOINTMEN050001','2014-05-31','---','-------------------------','6110800001300000001','SCGCMP','SNOINTMEN050001','D','PROVISION DE INTERESES DE PRESTACIONES SOCIALES NOMINA MENSUAL <text:s/>MAYO 2014',444.16,4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0];&quot;000001&quot;)" office:value-type="string" office:string-value="6110800002905000001" calcext:value-type="string">
            <text:p>6110800002905000001</text:p>
          </table:table-cell>
          <table:table-cell office:value-type="string" calcext:value-type="string">
            <text:p>SCGCMP</text:p>
          </table:table-cell>
          <table:table-cell table:formula="of:=[.C50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905</text:p>
          </table:table-cell>
          <table:table-cell office:value-type="float" office:value="2894.95" calcext:value-type="float">
            <text:p>2894.95</text:p>
          </table:table-cell>
          <table:table-cell office:value-type="float" office:value="47" calcext:value-type="float">
            <text:p>47</text:p>
          </table:table-cell>
          <table:table-cell table:style-name="ce2" table:formula="of:=CONCATENATE(&quot;INSERT INTO scg_dt_cmp VALUES('&quot;;[.A50];&quot;','&quot;;[.B50];&quot;','&quot;;[.C50];&quot;','&quot;;[.D50];&quot;','&quot;;[.E50];&quot;','&quot;;[.F50];&quot;','&quot;;[.G50];&quot;','&quot;;[.H50];&quot;','&quot;;[.I50];&quot;','&quot;;[.J50];&quot;','&quot;;[.K50];&quot;',&quot;;[.M50];&quot;,&quot;;[.N50];&quot;);&quot;)" office:value-type="string" office:string-value="INSERT INTO scg_dt_cmp VALUES('0001','SCGCMP','SNOINTMEN050001','2014-05-31','---','-------------------------','6110800002905000001','SCGCMP','SNOINTMEN050001','D','PROVISION DE INTERESES DE PRESTACIONES SOCIALES NOMINA MENSUAL  MAYO 2014',2894.95,47);" calcext:value-type="string">
            <text:p>INSERT INTO scg_dt_cmp VALUES('0001','SCGCMP','SNOINTMEN050001','2014-05-31','---','-------------------------','6110800002905000001','SCGCMP','SNOINTMEN050001','D','PROVISION DE INTERESES DE PRESTACIONES SOCIALES NOMINA MENSUAL <text:s/>MAYO 2014',2894.95,4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1];&quot;000001&quot;)" office:value-type="string" office:string-value="6110800002200000001" calcext:value-type="string">
            <text:p>6110800002200000001</text:p>
          </table:table-cell>
          <table:table-cell office:value-type="string" calcext:value-type="string">
            <text:p>SCGCMP</text:p>
          </table:table-cell>
          <table:table-cell table:formula="of:=[.C51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200</text:p>
          </table:table-cell>
          <table:table-cell office:value-type="float" office:value="3930.33" calcext:value-type="float">
            <text:p>3930.33</text:p>
          </table:table-cell>
          <table:table-cell office:value-type="float" office:value="48" calcext:value-type="float">
            <text:p>48</text:p>
          </table:table-cell>
          <table:table-cell table:style-name="ce2" table:formula="of:=CONCATENATE(&quot;INSERT INTO scg_dt_cmp VALUES('&quot;;[.A51];&quot;','&quot;;[.B51];&quot;','&quot;;[.C51];&quot;','&quot;;[.D51];&quot;','&quot;;[.E51];&quot;','&quot;;[.F51];&quot;','&quot;;[.G51];&quot;','&quot;;[.H51];&quot;','&quot;;[.I51];&quot;','&quot;;[.J51];&quot;','&quot;;[.K51];&quot;',&quot;;[.M51];&quot;,&quot;;[.N51];&quot;);&quot;)" office:value-type="string" office:string-value="INSERT INTO scg_dt_cmp VALUES('0001','SCGCMP','SNOINTMEN050001','2014-05-31','---','-------------------------','6110800002200000001','SCGCMP','SNOINTMEN050001','D','PROVISION DE INTERESES DE PRESTACIONES SOCIALES NOMINA MENSUAL  MAYO 2014',3930.33,48);" calcext:value-type="string">
            <text:p>INSERT INTO scg_dt_cmp VALUES('0001','SCGCMP','SNOINTMEN050001','2014-05-31','---','-------------------------','6110800002200000001','SCGCMP','SNOINTMEN050001','D','PROVISION DE INTERESES DE PRESTACIONES SOCIALES NOMINA MENSUAL <text:s/>MAYO 2014',3930.33,4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2];&quot;000001&quot;)" office:value-type="string" office:string-value="6110800004500000001" calcext:value-type="string">
            <text:p>6110800004500000001</text:p>
          </table:table-cell>
          <table:table-cell office:value-type="string" calcext:value-type="string">
            <text:p>SCGCMP</text:p>
          </table:table-cell>
          <table:table-cell table:formula="of:=[.C52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4500</text:p>
          </table:table-cell>
          <table:table-cell office:value-type="float" office:value="4551.4" calcext:value-type="float">
            <text:p>4551.40</text:p>
          </table:table-cell>
          <table:table-cell office:value-type="float" office:value="49" calcext:value-type="float">
            <text:p>49</text:p>
          </table:table-cell>
          <table:table-cell table:style-name="ce2" table:formula="of:=CONCATENATE(&quot;INSERT INTO scg_dt_cmp VALUES('&quot;;[.A52];&quot;','&quot;;[.B52];&quot;','&quot;;[.C52];&quot;','&quot;;[.D52];&quot;','&quot;;[.E52];&quot;','&quot;;[.F52];&quot;','&quot;;[.G52];&quot;','&quot;;[.H52];&quot;','&quot;;[.I52];&quot;','&quot;;[.J52];&quot;','&quot;;[.K52];&quot;',&quot;;[.M52];&quot;,&quot;;[.N52];&quot;);&quot;)" office:value-type="string" office:string-value="INSERT INTO scg_dt_cmp VALUES('0001','SCGCMP','SNOINTMEN050001','2014-05-31','---','-------------------------','6110800004500000001','SCGCMP','SNOINTMEN050001','D','PROVISION DE INTERESES DE PRESTACIONES SOCIALES NOMINA MENSUAL  MAYO 2014',4551.4,49);" calcext:value-type="string">
            <text:p>INSERT INTO scg_dt_cmp VALUES('0001','SCGCMP','SNOINTMEN050001','2014-05-31','---','-------------------------','6110800004500000001','SCGCMP','SNOINTMEN050001','D','PROVISION DE INTERESES DE PRESTACIONES SOCIALES NOMINA MENSUAL <text:s/>MAYO 2014',4551.4,4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3];&quot;000001&quot;)" office:value-type="string" office:string-value="6110800002106000001" calcext:value-type="string">
            <text:p>6110800002106000001</text:p>
          </table:table-cell>
          <table:table-cell office:value-type="string" calcext:value-type="string">
            <text:p>SCGCMP</text:p>
          </table:table-cell>
          <table:table-cell table:formula="of:=[.C53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106</text:p>
          </table:table-cell>
          <table:table-cell office:value-type="float" office:value="985.3" calcext:value-type="float">
            <text:p>985.30</text:p>
          </table:table-cell>
          <table:table-cell office:value-type="float" office:value="50" calcext:value-type="float">
            <text:p>50</text:p>
          </table:table-cell>
          <table:table-cell table:style-name="ce2" table:formula="of:=CONCATENATE(&quot;INSERT INTO scg_dt_cmp VALUES('&quot;;[.A53];&quot;','&quot;;[.B53];&quot;','&quot;;[.C53];&quot;','&quot;;[.D53];&quot;','&quot;;[.E53];&quot;','&quot;;[.F53];&quot;','&quot;;[.G53];&quot;','&quot;;[.H53];&quot;','&quot;;[.I53];&quot;','&quot;;[.J53];&quot;','&quot;;[.K53];&quot;',&quot;;[.M53];&quot;,&quot;;[.N53];&quot;);&quot;)" office:value-type="string" office:string-value="INSERT INTO scg_dt_cmp VALUES('0001','SCGCMP','SNOINTMEN050001','2014-05-31','---','-------------------------','6110800002106000001','SCGCMP','SNOINTMEN050001','D','PROVISION DE INTERESES DE PRESTACIONES SOCIALES NOMINA MENSUAL  MAYO 2014',985.3,50);" calcext:value-type="string">
            <text:p>INSERT INTO scg_dt_cmp VALUES('0001','SCGCMP','SNOINTMEN050001','2014-05-31','---','-------------------------','6110800002106000001','SCGCMP','SNOINTMEN050001','D','PROVISION DE INTERESES DE PRESTACIONES SOCIALES NOMINA MENSUAL <text:s/>MAYO 2014',985.3,5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4];&quot;000001&quot;)" office:value-type="string" office:string-value="6110800004800000001" calcext:value-type="string">
            <text:p>6110800004800000001</text:p>
          </table:table-cell>
          <table:table-cell office:value-type="string" calcext:value-type="string">
            <text:p>SCGCMP</text:p>
          </table:table-cell>
          <table:table-cell table:formula="of:=[.C54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4800</text:p>
          </table:table-cell>
          <table:table-cell office:value-type="float" office:value="5093.15" calcext:value-type="float">
            <text:p>5093.15</text:p>
          </table:table-cell>
          <table:table-cell office:value-type="float" office:value="51" calcext:value-type="float">
            <text:p>51</text:p>
          </table:table-cell>
          <table:table-cell table:style-name="ce2" table:formula="of:=CONCATENATE(&quot;INSERT INTO scg_dt_cmp VALUES('&quot;;[.A54];&quot;','&quot;;[.B54];&quot;','&quot;;[.C54];&quot;','&quot;;[.D54];&quot;','&quot;;[.E54];&quot;','&quot;;[.F54];&quot;','&quot;;[.G54];&quot;','&quot;;[.H54];&quot;','&quot;;[.I54];&quot;','&quot;;[.J54];&quot;','&quot;;[.K54];&quot;',&quot;;[.M54];&quot;,&quot;;[.N54];&quot;);&quot;)" office:value-type="string" office:string-value="INSERT INTO scg_dt_cmp VALUES('0001','SCGCMP','SNOINTMEN050001','2014-05-31','---','-------------------------','6110800004800000001','SCGCMP','SNOINTMEN050001','D','PROVISION DE INTERESES DE PRESTACIONES SOCIALES NOMINA MENSUAL  MAYO 2014',5093.15,51);" calcext:value-type="string">
            <text:p>INSERT INTO scg_dt_cmp VALUES('0001','SCGCMP','SNOINTMEN050001','2014-05-31','---','-------------------------','6110800004800000001','SCGCMP','SNOINTMEN050001','D','PROVISION DE INTERESES DE PRESTACIONES SOCIALES NOMINA MENSUAL <text:s/>MAYO 2014',5093.15,5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5];&quot;000001&quot;)" office:value-type="string" office:string-value="6110800003601000001" calcext:value-type="string">
            <text:p>6110800003601000001</text:p>
          </table:table-cell>
          <table:table-cell office:value-type="string" calcext:value-type="string">
            <text:p>SCGCMP</text:p>
          </table:table-cell>
          <table:table-cell table:formula="of:=[.C55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3601</text:p>
          </table:table-cell>
          <table:table-cell office:value-type="float" office:value="7692.04" calcext:value-type="float">
            <text:p>7692.04</text:p>
          </table:table-cell>
          <table:table-cell office:value-type="float" office:value="52" calcext:value-type="float">
            <text:p>52</text:p>
          </table:table-cell>
          <table:table-cell table:style-name="ce2" table:formula="of:=CONCATENATE(&quot;INSERT INTO scg_dt_cmp VALUES('&quot;;[.A55];&quot;','&quot;;[.B55];&quot;','&quot;;[.C55];&quot;','&quot;;[.D55];&quot;','&quot;;[.E55];&quot;','&quot;;[.F55];&quot;','&quot;;[.G55];&quot;','&quot;;[.H55];&quot;','&quot;;[.I55];&quot;','&quot;;[.J55];&quot;','&quot;;[.K55];&quot;',&quot;;[.M55];&quot;,&quot;;[.N55];&quot;);&quot;)" office:value-type="string" office:string-value="INSERT INTO scg_dt_cmp VALUES('0001','SCGCMP','SNOINTMEN050001','2014-05-31','---','-------------------------','6110800003601000001','SCGCMP','SNOINTMEN050001','D','PROVISION DE INTERESES DE PRESTACIONES SOCIALES NOMINA MENSUAL  MAYO 2014',7692.04,52);" calcext:value-type="string">
            <text:p>INSERT INTO scg_dt_cmp VALUES('0001','SCGCMP','SNOINTMEN050001','2014-05-31','---','-------------------------','6110800003601000001','SCGCMP','SNOINTMEN050001','D','PROVISION DE INTERESES DE PRESTACIONES SOCIALES NOMINA MENSUAL <text:s/>MAYO 2014',7692.04,5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6];&quot;000001&quot;)" office:value-type="string" office:string-value="6110800003305000001" calcext:value-type="string">
            <text:p>6110800003305000001</text:p>
          </table:table-cell>
          <table:table-cell office:value-type="string" calcext:value-type="string">
            <text:p>SCGCMP</text:p>
          </table:table-cell>
          <table:table-cell table:formula="of:=[.C56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3305</text:p>
          </table:table-cell>
          <table:table-cell office:value-type="float" office:value="12282.54" calcext:value-type="float">
            <text:p>12282.54</text:p>
          </table:table-cell>
          <table:table-cell office:value-type="float" office:value="53" calcext:value-type="float">
            <text:p>53</text:p>
          </table:table-cell>
          <table:table-cell table:style-name="ce2" table:formula="of:=CONCATENATE(&quot;INSERT INTO scg_dt_cmp VALUES('&quot;;[.A56];&quot;','&quot;;[.B56];&quot;','&quot;;[.C56];&quot;','&quot;;[.D56];&quot;','&quot;;[.E56];&quot;','&quot;;[.F56];&quot;','&quot;;[.G56];&quot;','&quot;;[.H56];&quot;','&quot;;[.I56];&quot;','&quot;;[.J56];&quot;','&quot;;[.K56];&quot;',&quot;;[.M56];&quot;,&quot;;[.N56];&quot;);&quot;)" office:value-type="string" office:string-value="INSERT INTO scg_dt_cmp VALUES('0001','SCGCMP','SNOINTMEN050001','2014-05-31','---','-------------------------','6110800003305000001','SCGCMP','SNOINTMEN050001','D','PROVISION DE INTERESES DE PRESTACIONES SOCIALES NOMINA MENSUAL  MAYO 2014',12282.54,53);" calcext:value-type="string">
            <text:p>INSERT INTO scg_dt_cmp VALUES('0001','SCGCMP','SNOINTMEN050001','2014-05-31','---','-------------------------','6110800003305000001','SCGCMP','SNOINTMEN050001','D','PROVISION DE INTERESES DE PRESTACIONES SOCIALES NOMINA MENSUAL <text:s/>MAYO 2014',12282.54,5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7];&quot;000001&quot;)" office:value-type="string" office:string-value="6110800002304000001" calcext:value-type="string">
            <text:p>6110800002304000001</text:p>
          </table:table-cell>
          <table:table-cell office:value-type="string" calcext:value-type="string">
            <text:p>SCGCMP</text:p>
          </table:table-cell>
          <table:table-cell table:formula="of:=[.C57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304</text:p>
          </table:table-cell>
          <table:table-cell office:value-type="float" office:value="6175.58" calcext:value-type="float">
            <text:p>6175.58</text:p>
          </table:table-cell>
          <table:table-cell office:value-type="float" office:value="54" calcext:value-type="float">
            <text:p>54</text:p>
          </table:table-cell>
          <table:table-cell table:style-name="ce2" table:formula="of:=CONCATENATE(&quot;INSERT INTO scg_dt_cmp VALUES('&quot;;[.A57];&quot;','&quot;;[.B57];&quot;','&quot;;[.C57];&quot;','&quot;;[.D57];&quot;','&quot;;[.E57];&quot;','&quot;;[.F57];&quot;','&quot;;[.G57];&quot;','&quot;;[.H57];&quot;','&quot;;[.I57];&quot;','&quot;;[.J57];&quot;','&quot;;[.K57];&quot;',&quot;;[.M57];&quot;,&quot;;[.N57];&quot;);&quot;)" office:value-type="string" office:string-value="INSERT INTO scg_dt_cmp VALUES('0001','SCGCMP','SNOINTMEN050001','2014-05-31','---','-------------------------','6110800002304000001','SCGCMP','SNOINTMEN050001','D','PROVISION DE INTERESES DE PRESTACIONES SOCIALES NOMINA MENSUAL  MAYO 2014',6175.58,54);" calcext:value-type="string">
            <text:p>INSERT INTO scg_dt_cmp VALUES('0001','SCGCMP','SNOINTMEN050001','2014-05-31','---','-------------------------','6110800002304000001','SCGCMP','SNOINTMEN050001','D','PROVISION DE INTERESES DE PRESTACIONES SOCIALES NOMINA MENSUAL <text:s/>MAYO 2014',6175.58,5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8];&quot;000001&quot;)" office:value-type="string" office:string-value="6110800002602000001" calcext:value-type="string">
            <text:p>6110800002602000001</text:p>
          </table:table-cell>
          <table:table-cell office:value-type="string" calcext:value-type="string">
            <text:p>SCGCMP</text:p>
          </table:table-cell>
          <table:table-cell table:formula="of:=[.C58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602</text:p>
          </table:table-cell>
          <table:table-cell office:value-type="float" office:value="4069.46" calcext:value-type="float">
            <text:p>4069.46</text:p>
          </table:table-cell>
          <table:table-cell office:value-type="float" office:value="55" calcext:value-type="float">
            <text:p>55</text:p>
          </table:table-cell>
          <table:table-cell table:style-name="ce2" table:formula="of:=CONCATENATE(&quot;INSERT INTO scg_dt_cmp VALUES('&quot;;[.A58];&quot;','&quot;;[.B58];&quot;','&quot;;[.C58];&quot;','&quot;;[.D58];&quot;','&quot;;[.E58];&quot;','&quot;;[.F58];&quot;','&quot;;[.G58];&quot;','&quot;;[.H58];&quot;','&quot;;[.I58];&quot;','&quot;;[.J58];&quot;','&quot;;[.K58];&quot;',&quot;;[.M58];&quot;,&quot;;[.N58];&quot;);&quot;)" office:value-type="string" office:string-value="INSERT INTO scg_dt_cmp VALUES('0001','SCGCMP','SNOINTMEN050001','2014-05-31','---','-------------------------','6110800002602000001','SCGCMP','SNOINTMEN050001','D','PROVISION DE INTERESES DE PRESTACIONES SOCIALES NOMINA MENSUAL  MAYO 2014',4069.46,55);" calcext:value-type="string">
            <text:p>INSERT INTO scg_dt_cmp VALUES('0001','SCGCMP','SNOINTMEN050001','2014-05-31','---','-------------------------','6110800002602000001','SCGCMP','SNOINTMEN050001','D','PROVISION DE INTERESES DE PRESTACIONES SOCIALES NOMINA MENSUAL <text:s/>MAYO 2014',4069.46,5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59];&quot;000001&quot;)" office:value-type="string" office:string-value="6110800002901000001" calcext:value-type="string">
            <text:p>6110800002901000001</text:p>
          </table:table-cell>
          <table:table-cell office:value-type="string" calcext:value-type="string">
            <text:p>SCGCMP</text:p>
          </table:table-cell>
          <table:table-cell table:formula="of:=[.C59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901</text:p>
          </table:table-cell>
          <table:table-cell office:value-type="float" office:value="16191.6991212567" calcext:value-type="float">
            <text:p>16191.70</text:p>
          </table:table-cell>
          <table:table-cell office:value-type="float" office:value="56" calcext:value-type="float">
            <text:p>56</text:p>
          </table:table-cell>
          <table:table-cell table:style-name="ce2" table:formula="of:=CONCATENATE(&quot;INSERT INTO scg_dt_cmp VALUES('&quot;;[.A59];&quot;','&quot;;[.B59];&quot;','&quot;;[.C59];&quot;','&quot;;[.D59];&quot;','&quot;;[.E59];&quot;','&quot;;[.F59];&quot;','&quot;;[.G59];&quot;','&quot;;[.H59];&quot;','&quot;;[.I59];&quot;','&quot;;[.J59];&quot;','&quot;;[.K59];&quot;',&quot;;[.M59];&quot;,&quot;;[.N59];&quot;);&quot;)" office:value-type="string" office:string-value="INSERT INTO scg_dt_cmp VALUES('0001','SCGCMP','SNOINTMEN050001','2014-05-31','---','-------------------------','6110800002901000001','SCGCMP','SNOINTMEN050001','D','PROVISION DE INTERESES DE PRESTACIONES SOCIALES NOMINA MENSUAL  MAYO 2014',16191.6991212567,56);" calcext:value-type="string">
            <text:p>INSERT INTO scg_dt_cmp VALUES('0001','SCGCMP','SNOINTMEN050001','2014-05-31','---','-------------------------','6110800002901000001','SCGCMP','SNOINTMEN050001','D','PROVISION DE INTERESES DE PRESTACIONES SOCIALES NOMINA MENSUAL <text:s/>MAYO 2014',16191.6991212567,5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0];&quot;000001&quot;)" office:value-type="string" office:string-value="6110800003802000001" calcext:value-type="string">
            <text:p>6110800003802000001</text:p>
          </table:table-cell>
          <table:table-cell office:value-type="string" calcext:value-type="string">
            <text:p>SCGCMP</text:p>
          </table:table-cell>
          <table:table-cell table:formula="of:=[.C60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3802</text:p>
          </table:table-cell>
          <table:table-cell office:value-type="float" office:value="12599.92" calcext:value-type="float">
            <text:p>12599.92</text:p>
          </table:table-cell>
          <table:table-cell office:value-type="float" office:value="57" calcext:value-type="float">
            <text:p>57</text:p>
          </table:table-cell>
          <table:table-cell table:style-name="ce2" table:formula="of:=CONCATENATE(&quot;INSERT INTO scg_dt_cmp VALUES('&quot;;[.A60];&quot;','&quot;;[.B60];&quot;','&quot;;[.C60];&quot;','&quot;;[.D60];&quot;','&quot;;[.E60];&quot;','&quot;;[.F60];&quot;','&quot;;[.G60];&quot;','&quot;;[.H60];&quot;','&quot;;[.I60];&quot;','&quot;;[.J60];&quot;','&quot;;[.K60];&quot;',&quot;;[.M60];&quot;,&quot;;[.N60];&quot;);&quot;)" office:value-type="string" office:string-value="INSERT INTO scg_dt_cmp VALUES('0001','SCGCMP','SNOINTMEN050001','2014-05-31','---','-------------------------','6110800003802000001','SCGCMP','SNOINTMEN050001','D','PROVISION DE INTERESES DE PRESTACIONES SOCIALES NOMINA MENSUAL  MAYO 2014',12599.92,57);" calcext:value-type="string">
            <text:p>INSERT INTO scg_dt_cmp VALUES('0001','SCGCMP','SNOINTMEN050001','2014-05-31','---','-------------------------','6110800003802000001','SCGCMP','SNOINTMEN050001','D','PROVISION DE INTERESES DE PRESTACIONES SOCIALES NOMINA MENSUAL <text:s/>MAYO 2014',12599.92,5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1];&quot;000001&quot;)" office:value-type="string" office:string-value="6110800002300000001" calcext:value-type="string">
            <text:p>6110800002300000001</text:p>
          </table:table-cell>
          <table:table-cell office:value-type="string" calcext:value-type="string">
            <text:p>SCGCMP</text:p>
          </table:table-cell>
          <table:table-cell table:formula="of:=[.C61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300</text:p>
          </table:table-cell>
          <table:table-cell office:value-type="float" office:value="2292.02" calcext:value-type="float">
            <text:p>2292.02</text:p>
          </table:table-cell>
          <table:table-cell office:value-type="float" office:value="58" calcext:value-type="float">
            <text:p>58</text:p>
          </table:table-cell>
          <table:table-cell table:style-name="ce2" table:formula="of:=CONCATENATE(&quot;INSERT INTO scg_dt_cmp VALUES('&quot;;[.A61];&quot;','&quot;;[.B61];&quot;','&quot;;[.C61];&quot;','&quot;;[.D61];&quot;','&quot;;[.E61];&quot;','&quot;;[.F61];&quot;','&quot;;[.G61];&quot;','&quot;;[.H61];&quot;','&quot;;[.I61];&quot;','&quot;;[.J61];&quot;','&quot;;[.K61];&quot;',&quot;;[.M61];&quot;,&quot;;[.N61];&quot;);&quot;)" office:value-type="string" office:string-value="INSERT INTO scg_dt_cmp VALUES('0001','SCGCMP','SNOINTMEN050001','2014-05-31','---','-------------------------','6110800002300000001','SCGCMP','SNOINTMEN050001','D','PROVISION DE INTERESES DE PRESTACIONES SOCIALES NOMINA MENSUAL  MAYO 2014',2292.02,58);" calcext:value-type="string">
            <text:p>INSERT INTO scg_dt_cmp VALUES('0001','SCGCMP','SNOINTMEN050001','2014-05-31','---','-------------------------','6110800002300000001','SCGCMP','SNOINTMEN050001','D','PROVISION DE INTERESES DE PRESTACIONES SOCIALES NOMINA MENSUAL <text:s/>MAYO 2014',2292.02,5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2];&quot;000001&quot;)" office:value-type="string" office:string-value="6110800002800000001" calcext:value-type="string">
            <text:p>6110800002800000001</text:p>
          </table:table-cell>
          <table:table-cell office:value-type="string" calcext:value-type="string">
            <text:p>SCGCMP</text:p>
          </table:table-cell>
          <table:table-cell table:formula="of:=[.C62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800</text:p>
          </table:table-cell>
          <table:table-cell office:value-type="float" office:value="3870.03" calcext:value-type="float">
            <text:p>3870.03</text:p>
          </table:table-cell>
          <table:table-cell office:value-type="float" office:value="59" calcext:value-type="float">
            <text:p>59</text:p>
          </table:table-cell>
          <table:table-cell table:style-name="ce2" table:formula="of:=CONCATENATE(&quot;INSERT INTO scg_dt_cmp VALUES('&quot;;[.A62];&quot;','&quot;;[.B62];&quot;','&quot;;[.C62];&quot;','&quot;;[.D62];&quot;','&quot;;[.E62];&quot;','&quot;;[.F62];&quot;','&quot;;[.G62];&quot;','&quot;;[.H62];&quot;','&quot;;[.I62];&quot;','&quot;;[.J62];&quot;','&quot;;[.K62];&quot;',&quot;;[.M62];&quot;,&quot;;[.N62];&quot;);&quot;)" office:value-type="string" office:string-value="INSERT INTO scg_dt_cmp VALUES('0001','SCGCMP','SNOINTMEN050001','2014-05-31','---','-------------------------','6110800002800000001','SCGCMP','SNOINTMEN050001','D','PROVISION DE INTERESES DE PRESTACIONES SOCIALES NOMINA MENSUAL  MAYO 2014',3870.03,59);" calcext:value-type="string">
            <text:p>INSERT INTO scg_dt_cmp VALUES('0001','SCGCMP','SNOINTMEN050001','2014-05-31','---','-------------------------','6110800002800000001','SCGCMP','SNOINTMEN050001','D','PROVISION DE INTERESES DE PRESTACIONES SOCIALES NOMINA MENSUAL <text:s/>MAYO 2014',3870.03,5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3];&quot;000001&quot;)" office:value-type="string" office:string-value="6110800003101000001" calcext:value-type="string">
            <text:p>6110800003101000001</text:p>
          </table:table-cell>
          <table:table-cell office:value-type="string" calcext:value-type="string">
            <text:p>SCGCMP</text:p>
          </table:table-cell>
          <table:table-cell table:formula="of:=[.C63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3101</text:p>
          </table:table-cell>
          <table:table-cell office:value-type="float" office:value="3253.3" calcext:value-type="float">
            <text:p>3253.30</text:p>
          </table:table-cell>
          <table:table-cell office:value-type="float" office:value="60" calcext:value-type="float">
            <text:p>60</text:p>
          </table:table-cell>
          <table:table-cell table:style-name="ce2" table:formula="of:=CONCATENATE(&quot;INSERT INTO scg_dt_cmp VALUES('&quot;;[.A63];&quot;','&quot;;[.B63];&quot;','&quot;;[.C63];&quot;','&quot;;[.D63];&quot;','&quot;;[.E63];&quot;','&quot;;[.F63];&quot;','&quot;;[.G63];&quot;','&quot;;[.H63];&quot;','&quot;;[.I63];&quot;','&quot;;[.J63];&quot;','&quot;;[.K63];&quot;',&quot;;[.M63];&quot;,&quot;;[.N63];&quot;);&quot;)" office:value-type="string" office:string-value="INSERT INTO scg_dt_cmp VALUES('0001','SCGCMP','SNOINTMEN050001','2014-05-31','---','-------------------------','6110800003101000001','SCGCMP','SNOINTMEN050001','D','PROVISION DE INTERESES DE PRESTACIONES SOCIALES NOMINA MENSUAL  MAYO 2014',3253.3,60);" calcext:value-type="string">
            <text:p>INSERT INTO scg_dt_cmp VALUES('0001','SCGCMP','SNOINTMEN050001','2014-05-31','---','-------------------------','6110800003101000001','SCGCMP','SNOINTMEN050001','D','PROVISION DE INTERESES DE PRESTACIONES SOCIALES NOMINA MENSUAL <text:s/>MAYO 2014',3253.3,6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4];&quot;000001&quot;)" office:value-type="string" office:string-value="6110800004203000001" calcext:value-type="string">
            <text:p>6110800004203000001</text:p>
          </table:table-cell>
          <table:table-cell office:value-type="string" calcext:value-type="string">
            <text:p>SCGCMP</text:p>
          </table:table-cell>
          <table:table-cell table:formula="of:=[.C64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4203</text:p>
          </table:table-cell>
          <table:table-cell office:value-type="float" office:value="33037.65" calcext:value-type="float">
            <text:p>33037.65</text:p>
          </table:table-cell>
          <table:table-cell office:value-type="float" office:value="61" calcext:value-type="float">
            <text:p>61</text:p>
          </table:table-cell>
          <table:table-cell table:style-name="ce2" table:formula="of:=CONCATENATE(&quot;INSERT INTO scg_dt_cmp VALUES('&quot;;[.A64];&quot;','&quot;;[.B64];&quot;','&quot;;[.C64];&quot;','&quot;;[.D64];&quot;','&quot;;[.E64];&quot;','&quot;;[.F64];&quot;','&quot;;[.G64];&quot;','&quot;;[.H64];&quot;','&quot;;[.I64];&quot;','&quot;;[.J64];&quot;','&quot;;[.K64];&quot;',&quot;;[.M64];&quot;,&quot;;[.N64];&quot;);&quot;)" office:value-type="string" office:string-value="INSERT INTO scg_dt_cmp VALUES('0001','SCGCMP','SNOINTMEN050001','2014-05-31','---','-------------------------','6110800004203000001','SCGCMP','SNOINTMEN050001','D','PROVISION DE INTERESES DE PRESTACIONES SOCIALES NOMINA MENSUAL  MAYO 2014',33037.65,61);" calcext:value-type="string">
            <text:p>INSERT INTO scg_dt_cmp VALUES('0001','SCGCMP','SNOINTMEN050001','2014-05-31','---','-------------------------','6110800004203000001','SCGCMP','SNOINTMEN050001','D','PROVISION DE INTERESES DE PRESTACIONES SOCIALES NOMINA MENSUAL <text:s/>MAYO 2014',33037.65,6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5];&quot;000001&quot;)" office:value-type="string" office:string-value="6110800003301000001" calcext:value-type="string">
            <text:p>6110800003301000001</text:p>
          </table:table-cell>
          <table:table-cell office:value-type="string" calcext:value-type="string">
            <text:p>SCGCMP</text:p>
          </table:table-cell>
          <table:table-cell table:formula="of:=[.C65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3301</text:p>
          </table:table-cell>
          <table:table-cell office:value-type="float" office:value="5356.04506659215" calcext:value-type="float">
            <text:p>5356.05</text:p>
          </table:table-cell>
          <table:table-cell office:value-type="float" office:value="62" calcext:value-type="float">
            <text:p>62</text:p>
          </table:table-cell>
          <table:table-cell table:style-name="ce2" table:formula="of:=CONCATENATE(&quot;INSERT INTO scg_dt_cmp VALUES('&quot;;[.A65];&quot;','&quot;;[.B65];&quot;','&quot;;[.C65];&quot;','&quot;;[.D65];&quot;','&quot;;[.E65];&quot;','&quot;;[.F65];&quot;','&quot;;[.G65];&quot;','&quot;;[.H65];&quot;','&quot;;[.I65];&quot;','&quot;;[.J65];&quot;','&quot;;[.K65];&quot;',&quot;;[.M65];&quot;,&quot;;[.N65];&quot;);&quot;)" office:value-type="string" office:string-value="INSERT INTO scg_dt_cmp VALUES('0001','SCGCMP','SNOINTMEN050001','2014-05-31','---','-------------------------','6110800003301000001','SCGCMP','SNOINTMEN050001','D','PROVISION DE INTERESES DE PRESTACIONES SOCIALES NOMINA MENSUAL  MAYO 2014',5356.04506659215,62);" calcext:value-type="string">
            <text:p>INSERT INTO scg_dt_cmp VALUES('0001','SCGCMP','SNOINTMEN050001','2014-05-31','---','-------------------------','6110800003301000001','SCGCMP','SNOINTMEN050001','D','PROVISION DE INTERESES DE PRESTACIONES SOCIALES NOMINA MENSUAL <text:s/>MAYO 2014',5356.04506659215,6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6];&quot;000001&quot;)" office:value-type="string" office:string-value="6110800004102000001" calcext:value-type="string">
            <text:p>6110800004102000001</text:p>
          </table:table-cell>
          <table:table-cell office:value-type="string" calcext:value-type="string">
            <text:p>SCGCMP</text:p>
          </table:table-cell>
          <table:table-cell table:formula="of:=[.C66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4102</text:p>
          </table:table-cell>
          <table:table-cell office:value-type="float" office:value="4821.98" calcext:value-type="float">
            <text:p>4821.98</text:p>
          </table:table-cell>
          <table:table-cell office:value-type="float" office:value="63" calcext:value-type="float">
            <text:p>63</text:p>
          </table:table-cell>
          <table:table-cell table:style-name="ce2" table:formula="of:=CONCATENATE(&quot;INSERT INTO scg_dt_cmp VALUES('&quot;;[.A66];&quot;','&quot;;[.B66];&quot;','&quot;;[.C66];&quot;','&quot;;[.D66];&quot;','&quot;;[.E66];&quot;','&quot;;[.F66];&quot;','&quot;;[.G66];&quot;','&quot;;[.H66];&quot;','&quot;;[.I66];&quot;','&quot;;[.J66];&quot;','&quot;;[.K66];&quot;',&quot;;[.M66];&quot;,&quot;;[.N66];&quot;);&quot;)" office:value-type="string" office:string-value="INSERT INTO scg_dt_cmp VALUES('0001','SCGCMP','SNOINTMEN050001','2014-05-31','---','-------------------------','6110800004102000001','SCGCMP','SNOINTMEN050001','D','PROVISION DE INTERESES DE PRESTACIONES SOCIALES NOMINA MENSUAL  MAYO 2014',4821.98,63);" calcext:value-type="string">
            <text:p>INSERT INTO scg_dt_cmp VALUES('0001','SCGCMP','SNOINTMEN050001','2014-05-31','---','-------------------------','6110800004102000001','SCGCMP','SNOINTMEN050001','D','PROVISION DE INTERESES DE PRESTACIONES SOCIALES NOMINA MENSUAL <text:s/>MAYO 2014',4821.98,6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7];&quot;000001&quot;)" office:value-type="string" office:string-value="6110800003100000001" calcext:value-type="string">
            <text:p>6110800003100000001</text:p>
          </table:table-cell>
          <table:table-cell office:value-type="string" calcext:value-type="string">
            <text:p>SCGCMP</text:p>
          </table:table-cell>
          <table:table-cell table:formula="of:=[.C67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3100</text:p>
          </table:table-cell>
          <table:table-cell office:value-type="float" office:value="2984.55" calcext:value-type="float">
            <text:p>2984.55</text:p>
          </table:table-cell>
          <table:table-cell office:value-type="float" office:value="64" calcext:value-type="float">
            <text:p>64</text:p>
          </table:table-cell>
          <table:table-cell table:style-name="ce2" table:formula="of:=CONCATENATE(&quot;INSERT INTO scg_dt_cmp VALUES('&quot;;[.A67];&quot;','&quot;;[.B67];&quot;','&quot;;[.C67];&quot;','&quot;;[.D67];&quot;','&quot;;[.E67];&quot;','&quot;;[.F67];&quot;','&quot;;[.G67];&quot;','&quot;;[.H67];&quot;','&quot;;[.I67];&quot;','&quot;;[.J67];&quot;','&quot;;[.K67];&quot;',&quot;;[.M67];&quot;,&quot;;[.N67];&quot;);&quot;)" office:value-type="string" office:string-value="INSERT INTO scg_dt_cmp VALUES('0001','SCGCMP','SNOINTMEN050001','2014-05-31','---','-------------------------','6110800003100000001','SCGCMP','SNOINTMEN050001','D','PROVISION DE INTERESES DE PRESTACIONES SOCIALES NOMINA MENSUAL  MAYO 2014',2984.55,64);" calcext:value-type="string">
            <text:p>INSERT INTO scg_dt_cmp VALUES('0001','SCGCMP','SNOINTMEN050001','2014-05-31','---','-------------------------','6110800003100000001','SCGCMP','SNOINTMEN050001','D','PROVISION DE INTERESES DE PRESTACIONES SOCIALES NOMINA MENSUAL <text:s/>MAYO 2014',2984.55,6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8];&quot;000001&quot;)" office:value-type="string" office:string-value="6110800002402000001" calcext:value-type="string">
            <text:p>6110800002402000001</text:p>
          </table:table-cell>
          <table:table-cell office:value-type="string" calcext:value-type="string">
            <text:p>SCGCMP</text:p>
          </table:table-cell>
          <table:table-cell table:formula="of:=[.C68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402</text:p>
          </table:table-cell>
          <table:table-cell office:value-type="float" office:value="19685.98" calcext:value-type="float">
            <text:p>19685.98</text:p>
          </table:table-cell>
          <table:table-cell office:value-type="float" office:value="65" calcext:value-type="float">
            <text:p>65</text:p>
          </table:table-cell>
          <table:table-cell table:style-name="ce2" table:formula="of:=CONCATENATE(&quot;INSERT INTO scg_dt_cmp VALUES('&quot;;[.A68];&quot;','&quot;;[.B68];&quot;','&quot;;[.C68];&quot;','&quot;;[.D68];&quot;','&quot;;[.E68];&quot;','&quot;;[.F68];&quot;','&quot;;[.G68];&quot;','&quot;;[.H68];&quot;','&quot;;[.I68];&quot;','&quot;;[.J68];&quot;','&quot;;[.K68];&quot;',&quot;;[.M68];&quot;,&quot;;[.N68];&quot;);&quot;)" office:value-type="string" office:string-value="INSERT INTO scg_dt_cmp VALUES('0001','SCGCMP','SNOINTMEN050001','2014-05-31','---','-------------------------','6110800002402000001','SCGCMP','SNOINTMEN050001','D','PROVISION DE INTERESES DE PRESTACIONES SOCIALES NOMINA MENSUAL  MAYO 2014',19685.98,65);" calcext:value-type="string">
            <text:p>INSERT INTO scg_dt_cmp VALUES('0001','SCGCMP','SNOINTMEN050001','2014-05-31','---','-------------------------','6110800002402000001','SCGCMP','SNOINTMEN050001','D','PROVISION DE INTERESES DE PRESTACIONES SOCIALES NOMINA MENSUAL <text:s/>MAYO 2014',19685.98,6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69];&quot;000001&quot;)" office:value-type="string" office:string-value="6110800003602000001" calcext:value-type="string">
            <text:p>6110800003602000001</text:p>
          </table:table-cell>
          <table:table-cell office:value-type="string" calcext:value-type="string">
            <text:p>SCGCMP</text:p>
          </table:table-cell>
          <table:table-cell table:formula="of:=[.C69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3602</text:p>
          </table:table-cell>
          <table:table-cell office:value-type="float" office:value="4967.85" calcext:value-type="float">
            <text:p>4967.85</text:p>
          </table:table-cell>
          <table:table-cell office:value-type="float" office:value="66" calcext:value-type="float">
            <text:p>66</text:p>
          </table:table-cell>
          <table:table-cell table:style-name="ce2" table:formula="of:=CONCATENATE(&quot;INSERT INTO scg_dt_cmp VALUES('&quot;;[.A69];&quot;','&quot;;[.B69];&quot;','&quot;;[.C69];&quot;','&quot;;[.D69];&quot;','&quot;;[.E69];&quot;','&quot;;[.F69];&quot;','&quot;;[.G69];&quot;','&quot;;[.H69];&quot;','&quot;;[.I69];&quot;','&quot;;[.J69];&quot;','&quot;;[.K69];&quot;',&quot;;[.M69];&quot;,&quot;;[.N69];&quot;);&quot;)" office:value-type="string" office:string-value="INSERT INTO scg_dt_cmp VALUES('0001','SCGCMP','SNOINTMEN050001','2014-05-31','---','-------------------------','6110800003602000001','SCGCMP','SNOINTMEN050001','D','PROVISION DE INTERESES DE PRESTACIONES SOCIALES NOMINA MENSUAL  MAYO 2014',4967.85,66);" calcext:value-type="string">
            <text:p>INSERT INTO scg_dt_cmp VALUES('0001','SCGCMP','SNOINTMEN050001','2014-05-31','---','-------------------------','6110800003602000001','SCGCMP','SNOINTMEN050001','D','PROVISION DE INTERESES DE PRESTACIONES SOCIALES NOMINA MENSUAL <text:s/>MAYO 2014',4967.85,6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0];&quot;000001&quot;)" office:value-type="string" office:string-value="6110800003903000001" calcext:value-type="string">
            <text:p>6110800003903000001</text:p>
          </table:table-cell>
          <table:table-cell office:value-type="string" calcext:value-type="string">
            <text:p>SCGCMP</text:p>
          </table:table-cell>
          <table:table-cell table:formula="of:=[.C70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3903</text:p>
          </table:table-cell>
          <table:table-cell office:value-type="float" office:value="3179.27" calcext:value-type="float">
            <text:p>3179.27</text:p>
          </table:table-cell>
          <table:table-cell office:value-type="float" office:value="67" calcext:value-type="float">
            <text:p>67</text:p>
          </table:table-cell>
          <table:table-cell table:style-name="ce2" table:formula="of:=CONCATENATE(&quot;INSERT INTO scg_dt_cmp VALUES('&quot;;[.A70];&quot;','&quot;;[.B70];&quot;','&quot;;[.C70];&quot;','&quot;;[.D70];&quot;','&quot;;[.E70];&quot;','&quot;;[.F70];&quot;','&quot;;[.G70];&quot;','&quot;;[.H70];&quot;','&quot;;[.I70];&quot;','&quot;;[.J70];&quot;','&quot;;[.K70];&quot;',&quot;;[.M70];&quot;,&quot;;[.N70];&quot;);&quot;)" office:value-type="string" office:string-value="INSERT INTO scg_dt_cmp VALUES('0001','SCGCMP','SNOINTMEN050001','2014-05-31','---','-------------------------','6110800003903000001','SCGCMP','SNOINTMEN050001','D','PROVISION DE INTERESES DE PRESTACIONES SOCIALES NOMINA MENSUAL  MAYO 2014',3179.27,67);" calcext:value-type="string">
            <text:p>INSERT INTO scg_dt_cmp VALUES('0001','SCGCMP','SNOINTMEN050001','2014-05-31','---','-------------------------','6110800003903000001','SCGCMP','SNOINTMEN050001','D','PROVISION DE INTERESES DE PRESTACIONES SOCIALES NOMINA MENSUAL <text:s/>MAYO 2014',3179.27,6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1];&quot;000001&quot;)" office:value-type="string" office:string-value="6110800004504000001" calcext:value-type="string">
            <text:p>6110800004504000001</text:p>
          </table:table-cell>
          <table:table-cell office:value-type="string" calcext:value-type="string">
            <text:p>SCGCMP</text:p>
          </table:table-cell>
          <table:table-cell table:formula="of:=[.C71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4504</text:p>
          </table:table-cell>
          <table:table-cell office:value-type="float" office:value="5152.0983449124" calcext:value-type="float">
            <text:p>5152.10</text:p>
          </table:table-cell>
          <table:table-cell office:value-type="float" office:value="68" calcext:value-type="float">
            <text:p>68</text:p>
          </table:table-cell>
          <table:table-cell table:style-name="ce2" table:formula="of:=CONCATENATE(&quot;INSERT INTO scg_dt_cmp VALUES('&quot;;[.A71];&quot;','&quot;;[.B71];&quot;','&quot;;[.C71];&quot;','&quot;;[.D71];&quot;','&quot;;[.E71];&quot;','&quot;;[.F71];&quot;','&quot;;[.G71];&quot;','&quot;;[.H71];&quot;','&quot;;[.I71];&quot;','&quot;;[.J71];&quot;','&quot;;[.K71];&quot;',&quot;;[.M71];&quot;,&quot;;[.N71];&quot;);&quot;)" office:value-type="string" office:string-value="INSERT INTO scg_dt_cmp VALUES('0001','SCGCMP','SNOINTMEN050001','2014-05-31','---','-------------------------','6110800004504000001','SCGCMP','SNOINTMEN050001','D','PROVISION DE INTERESES DE PRESTACIONES SOCIALES NOMINA MENSUAL  MAYO 2014',5152.0983449124,68);" calcext:value-type="string">
            <text:p>INSERT INTO scg_dt_cmp VALUES('0001','SCGCMP','SNOINTMEN050001','2014-05-31','---','-------------------------','6110800004504000001','SCGCMP','SNOINTMEN050001','D','PROVISION DE INTERESES DE PRESTACIONES SOCIALES NOMINA MENSUAL <text:s/>MAYO 2014',5152.0983449124,6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2];&quot;000001&quot;)" office:value-type="string" office:string-value="6110800002002000001" calcext:value-type="string">
            <text:p>6110800002002000001</text:p>
          </table:table-cell>
          <table:table-cell office:value-type="string" calcext:value-type="string">
            <text:p>SCGCMP</text:p>
          </table:table-cell>
          <table:table-cell table:formula="of:=[.C72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002</text:p>
          </table:table-cell>
          <table:table-cell office:value-type="float" office:value="59359.4125233048" calcext:value-type="float">
            <text:p>59359.41</text:p>
          </table:table-cell>
          <table:table-cell office:value-type="float" office:value="69" calcext:value-type="float">
            <text:p>69</text:p>
          </table:table-cell>
          <table:table-cell table:style-name="ce2" table:formula="of:=CONCATENATE(&quot;INSERT INTO scg_dt_cmp VALUES('&quot;;[.A72];&quot;','&quot;;[.B72];&quot;','&quot;;[.C72];&quot;','&quot;;[.D72];&quot;','&quot;;[.E72];&quot;','&quot;;[.F72];&quot;','&quot;;[.G72];&quot;','&quot;;[.H72];&quot;','&quot;;[.I72];&quot;','&quot;;[.J72];&quot;','&quot;;[.K72];&quot;',&quot;;[.M72];&quot;,&quot;;[.N72];&quot;);&quot;)" office:value-type="string" office:string-value="INSERT INTO scg_dt_cmp VALUES('0001','SCGCMP','SNOINTMEN050001','2014-05-31','---','-------------------------','6110800002002000001','SCGCMP','SNOINTMEN050001','D','PROVISION DE INTERESES DE PRESTACIONES SOCIALES NOMINA MENSUAL  MAYO 2014',59359.4125233048,69);" calcext:value-type="string">
            <text:p>INSERT INTO scg_dt_cmp VALUES('0001','SCGCMP','SNOINTMEN050001','2014-05-31','---','-------------------------','6110800002002000001','SCGCMP','SNOINTMEN050001','D','PROVISION DE INTERESES DE PRESTACIONES SOCIALES NOMINA MENSUAL <text:s/>MAYO 2014',59359.4125233048,6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3];&quot;000001&quot;)" office:value-type="string" office:string-value="6110800002500000001" calcext:value-type="string">
            <text:p>6110800002500000001</text:p>
          </table:table-cell>
          <table:table-cell office:value-type="string" calcext:value-type="string">
            <text:p>SCGCMP</text:p>
          </table:table-cell>
          <table:table-cell table:formula="of:=[.C73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500</text:p>
          </table:table-cell>
          <table:table-cell office:value-type="float" office:value="7614.84" calcext:value-type="float">
            <text:p>7614.84</text:p>
          </table:table-cell>
          <table:table-cell office:value-type="float" office:value="70" calcext:value-type="float">
            <text:p>70</text:p>
          </table:table-cell>
          <table:table-cell table:style-name="ce2" table:formula="of:=CONCATENATE(&quot;INSERT INTO scg_dt_cmp VALUES('&quot;;[.A73];&quot;','&quot;;[.B73];&quot;','&quot;;[.C73];&quot;','&quot;;[.D73];&quot;','&quot;;[.E73];&quot;','&quot;;[.F73];&quot;','&quot;;[.G73];&quot;','&quot;;[.H73];&quot;','&quot;;[.I73];&quot;','&quot;;[.J73];&quot;','&quot;;[.K73];&quot;',&quot;;[.M73];&quot;,&quot;;[.N73];&quot;);&quot;)" office:value-type="string" office:string-value="INSERT INTO scg_dt_cmp VALUES('0001','SCGCMP','SNOINTMEN050001','2014-05-31','---','-------------------------','6110800002500000001','SCGCMP','SNOINTMEN050001','D','PROVISION DE INTERESES DE PRESTACIONES SOCIALES NOMINA MENSUAL  MAYO 2014',7614.84,70);" calcext:value-type="string">
            <text:p>INSERT INTO scg_dt_cmp VALUES('0001','SCGCMP','SNOINTMEN050001','2014-05-31','---','-------------------------','6110800002500000001','SCGCMP','SNOINTMEN050001','D','PROVISION DE INTERESES DE PRESTACIONES SOCIALES NOMINA MENSUAL <text:s/>MAYO 2014',7614.84,7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4];&quot;000001&quot;)" office:value-type="string" office:string-value="6110800002105000001" calcext:value-type="string">
            <text:p>6110800002105000001</text:p>
          </table:table-cell>
          <table:table-cell office:value-type="string" calcext:value-type="string">
            <text:p>SCGCMP</text:p>
          </table:table-cell>
          <table:table-cell table:formula="of:=[.C74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105</text:p>
          </table:table-cell>
          <table:table-cell office:value-type="float" office:value="1905.7" calcext:value-type="float">
            <text:p>1905.70</text:p>
          </table:table-cell>
          <table:table-cell office:value-type="float" office:value="71" calcext:value-type="float">
            <text:p>71</text:p>
          </table:table-cell>
          <table:table-cell table:style-name="ce2" table:formula="of:=CONCATENATE(&quot;INSERT INTO scg_dt_cmp VALUES('&quot;;[.A74];&quot;','&quot;;[.B74];&quot;','&quot;;[.C74];&quot;','&quot;;[.D74];&quot;','&quot;;[.E74];&quot;','&quot;;[.F74];&quot;','&quot;;[.G74];&quot;','&quot;;[.H74];&quot;','&quot;;[.I74];&quot;','&quot;;[.J74];&quot;','&quot;;[.K74];&quot;',&quot;;[.M74];&quot;,&quot;;[.N74];&quot;);&quot;)" office:value-type="string" office:string-value="INSERT INTO scg_dt_cmp VALUES('0001','SCGCMP','SNOINTMEN050001','2014-05-31','---','-------------------------','6110800002105000001','SCGCMP','SNOINTMEN050001','D','PROVISION DE INTERESES DE PRESTACIONES SOCIALES NOMINA MENSUAL  MAYO 2014',1905.7,71);" calcext:value-type="string">
            <text:p>INSERT INTO scg_dt_cmp VALUES('0001','SCGCMP','SNOINTMEN050001','2014-05-31','---','-------------------------','6110800002105000001','SCGCMP','SNOINTMEN050001','D','PROVISION DE INTERESES DE PRESTACIONES SOCIALES NOMINA MENSUAL <text:s/>MAYO 2014',1905.7,7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5];&quot;000001&quot;)" office:value-type="string" office:string-value="6110800004103000001" calcext:value-type="string">
            <text:p>6110800004103000001</text:p>
          </table:table-cell>
          <table:table-cell office:value-type="string" calcext:value-type="string">
            <text:p>SCGCMP</text:p>
          </table:table-cell>
          <table:table-cell table:formula="of:=[.C75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4103</text:p>
          </table:table-cell>
          <table:table-cell office:value-type="float" office:value="3141.32" calcext:value-type="float">
            <text:p>3141.32</text:p>
          </table:table-cell>
          <table:table-cell office:value-type="float" office:value="72" calcext:value-type="float">
            <text:p>72</text:p>
          </table:table-cell>
          <table:table-cell table:style-name="ce2" table:formula="of:=CONCATENATE(&quot;INSERT INTO scg_dt_cmp VALUES('&quot;;[.A75];&quot;','&quot;;[.B75];&quot;','&quot;;[.C75];&quot;','&quot;;[.D75];&quot;','&quot;;[.E75];&quot;','&quot;;[.F75];&quot;','&quot;;[.G75];&quot;','&quot;;[.H75];&quot;','&quot;;[.I75];&quot;','&quot;;[.J75];&quot;','&quot;;[.K75];&quot;',&quot;;[.M75];&quot;,&quot;;[.N75];&quot;);&quot;)" office:value-type="string" office:string-value="INSERT INTO scg_dt_cmp VALUES('0001','SCGCMP','SNOINTMEN050001','2014-05-31','---','-------------------------','6110800004103000001','SCGCMP','SNOINTMEN050001','D','PROVISION DE INTERESES DE PRESTACIONES SOCIALES NOMINA MENSUAL  MAYO 2014',3141.32,72);" calcext:value-type="string">
            <text:p>INSERT INTO scg_dt_cmp VALUES('0001','SCGCMP','SNOINTMEN050001','2014-05-31','---','-------------------------','6110800004103000001','SCGCMP','SNOINTMEN050001','D','PROVISION DE INTERESES DE PRESTACIONES SOCIALES NOMINA MENSUAL <text:s/>MAYO 2014',3141.32,7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6];&quot;000001&quot;)" office:value-type="string" office:string-value="6110800004002000001" calcext:value-type="string">
            <text:p>6110800004002000001</text:p>
          </table:table-cell>
          <table:table-cell office:value-type="string" calcext:value-type="string">
            <text:p>SCGCMP</text:p>
          </table:table-cell>
          <table:table-cell table:formula="of:=[.C76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4002</text:p>
          </table:table-cell>
          <table:table-cell office:value-type="float" office:value="6464.62" calcext:value-type="float">
            <text:p>6464.62</text:p>
          </table:table-cell>
          <table:table-cell office:value-type="float" office:value="73" calcext:value-type="float">
            <text:p>73</text:p>
          </table:table-cell>
          <table:table-cell table:style-name="ce2" table:formula="of:=CONCATENATE(&quot;INSERT INTO scg_dt_cmp VALUES('&quot;;[.A76];&quot;','&quot;;[.B76];&quot;','&quot;;[.C76];&quot;','&quot;;[.D76];&quot;','&quot;;[.E76];&quot;','&quot;;[.F76];&quot;','&quot;;[.G76];&quot;','&quot;;[.H76];&quot;','&quot;;[.I76];&quot;','&quot;;[.J76];&quot;','&quot;;[.K76];&quot;',&quot;;[.M76];&quot;,&quot;;[.N76];&quot;);&quot;)" office:value-type="string" office:string-value="INSERT INTO scg_dt_cmp VALUES('0001','SCGCMP','SNOINTMEN050001','2014-05-31','---','-------------------------','6110800004002000001','SCGCMP','SNOINTMEN050001','D','PROVISION DE INTERESES DE PRESTACIONES SOCIALES NOMINA MENSUAL  MAYO 2014',6464.62,73);" calcext:value-type="string">
            <text:p>INSERT INTO scg_dt_cmp VALUES('0001','SCGCMP','SNOINTMEN050001','2014-05-31','---','-------------------------','6110800004002000001','SCGCMP','SNOINTMEN050001','D','PROVISION DE INTERESES DE PRESTACIONES SOCIALES NOMINA MENSUAL <text:s/>MAYO 2014',6464.62,7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7];&quot;000001&quot;)" office:value-type="string" office:string-value="6110800002805000001" calcext:value-type="string">
            <text:p>6110800002805000001</text:p>
          </table:table-cell>
          <table:table-cell office:value-type="string" calcext:value-type="string">
            <text:p>SCGCMP</text:p>
          </table:table-cell>
          <table:table-cell table:formula="of:=[.C77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805</text:p>
          </table:table-cell>
          <table:table-cell office:value-type="float" office:value="5247.47" calcext:value-type="float">
            <text:p>5247.47</text:p>
          </table:table-cell>
          <table:table-cell office:value-type="float" office:value="74" calcext:value-type="float">
            <text:p>74</text:p>
          </table:table-cell>
          <table:table-cell table:style-name="ce2" table:formula="of:=CONCATENATE(&quot;INSERT INTO scg_dt_cmp VALUES('&quot;;[.A77];&quot;','&quot;;[.B77];&quot;','&quot;;[.C77];&quot;','&quot;;[.D77];&quot;','&quot;;[.E77];&quot;','&quot;;[.F77];&quot;','&quot;;[.G77];&quot;','&quot;;[.H77];&quot;','&quot;;[.I77];&quot;','&quot;;[.J77];&quot;','&quot;;[.K77];&quot;',&quot;;[.M77];&quot;,&quot;;[.N77];&quot;);&quot;)" office:value-type="string" office:string-value="INSERT INTO scg_dt_cmp VALUES('0001','SCGCMP','SNOINTMEN050001','2014-05-31','---','-------------------------','6110800002805000001','SCGCMP','SNOINTMEN050001','D','PROVISION DE INTERESES DE PRESTACIONES SOCIALES NOMINA MENSUAL  MAYO 2014',5247.47,74);" calcext:value-type="string">
            <text:p>INSERT INTO scg_dt_cmp VALUES('0001','SCGCMP','SNOINTMEN050001','2014-05-31','---','-------------------------','6110800002805000001','SCGCMP','SNOINTMEN050001','D','PROVISION DE INTERESES DE PRESTACIONES SOCIALES NOMINA MENSUAL <text:s/>MAYO 2014',5247.47,7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8];&quot;000001&quot;)" office:value-type="string" office:string-value="6110800004601000001" calcext:value-type="string">
            <text:p>6110800004601000001</text:p>
          </table:table-cell>
          <table:table-cell office:value-type="string" calcext:value-type="string">
            <text:p>SCGCMP</text:p>
          </table:table-cell>
          <table:table-cell table:formula="of:=[.C78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4601</text:p>
          </table:table-cell>
          <table:table-cell office:value-type="float" office:value="16946.81" calcext:value-type="float">
            <text:p>16946.81</text:p>
          </table:table-cell>
          <table:table-cell office:value-type="float" office:value="75" calcext:value-type="float">
            <text:p>75</text:p>
          </table:table-cell>
          <table:table-cell table:style-name="ce2" table:formula="of:=CONCATENATE(&quot;INSERT INTO scg_dt_cmp VALUES('&quot;;[.A78];&quot;','&quot;;[.B78];&quot;','&quot;;[.C78];&quot;','&quot;;[.D78];&quot;','&quot;;[.E78];&quot;','&quot;;[.F78];&quot;','&quot;;[.G78];&quot;','&quot;;[.H78];&quot;','&quot;;[.I78];&quot;','&quot;;[.J78];&quot;','&quot;;[.K78];&quot;',&quot;;[.M78];&quot;,&quot;;[.N78];&quot;);&quot;)" office:value-type="string" office:string-value="INSERT INTO scg_dt_cmp VALUES('0001','SCGCMP','SNOINTMEN050001','2014-05-31','---','-------------------------','6110800004601000001','SCGCMP','SNOINTMEN050001','D','PROVISION DE INTERESES DE PRESTACIONES SOCIALES NOMINA MENSUAL  MAYO 2014',16946.81,75);" calcext:value-type="string">
            <text:p>INSERT INTO scg_dt_cmp VALUES('0001','SCGCMP','SNOINTMEN050001','2014-05-31','---','-------------------------','6110800004601000001','SCGCMP','SNOINTMEN050001','D','PROVISION DE INTERESES DE PRESTACIONES SOCIALES NOMINA MENSUAL <text:s/>MAYO 2014',16946.81,7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79];&quot;000001&quot;)" office:value-type="string" office:string-value="6110800002400000001" calcext:value-type="string">
            <text:p>6110800002400000001</text:p>
          </table:table-cell>
          <table:table-cell office:value-type="string" calcext:value-type="string">
            <text:p>SCGCMP</text:p>
          </table:table-cell>
          <table:table-cell table:formula="of:=[.C79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400</text:p>
          </table:table-cell>
          <table:table-cell office:value-type="float" office:value="14687.5066419257" calcext:value-type="float">
            <text:p>14687.51</text:p>
          </table:table-cell>
          <table:table-cell office:value-type="float" office:value="76" calcext:value-type="float">
            <text:p>76</text:p>
          </table:table-cell>
          <table:table-cell table:style-name="ce2" table:formula="of:=CONCATENATE(&quot;INSERT INTO scg_dt_cmp VALUES('&quot;;[.A79];&quot;','&quot;;[.B79];&quot;','&quot;;[.C79];&quot;','&quot;;[.D79];&quot;','&quot;;[.E79];&quot;','&quot;;[.F79];&quot;','&quot;;[.G79];&quot;','&quot;;[.H79];&quot;','&quot;;[.I79];&quot;','&quot;;[.J79];&quot;','&quot;;[.K79];&quot;',&quot;;[.M79];&quot;,&quot;;[.N79];&quot;);&quot;)" office:value-type="string" office:string-value="INSERT INTO scg_dt_cmp VALUES('0001','SCGCMP','SNOINTMEN050001','2014-05-31','---','-------------------------','6110800002400000001','SCGCMP','SNOINTMEN050001','D','PROVISION DE INTERESES DE PRESTACIONES SOCIALES NOMINA MENSUAL  MAYO 2014',14687.5066419257,76);" calcext:value-type="string">
            <text:p>INSERT INTO scg_dt_cmp VALUES('0001','SCGCMP','SNOINTMEN050001','2014-05-31','---','-------------------------','6110800002400000001','SCGCMP','SNOINTMEN050001','D','PROVISION DE INTERESES DE PRESTACIONES SOCIALES NOMINA MENSUAL <text:s/>MAYO 2014',14687.5066419257,7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0];&quot;000001&quot;)" office:value-type="string" office:string-value="6110800003300000001" calcext:value-type="string">
            <text:p>6110800003300000001</text:p>
          </table:table-cell>
          <table:table-cell office:value-type="string" calcext:value-type="string">
            <text:p>SCGCMP</text:p>
          </table:table-cell>
          <table:table-cell table:formula="of:=[.C80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3300</text:p>
          </table:table-cell>
          <table:table-cell office:value-type="float" office:value="6646.3" calcext:value-type="float">
            <text:p>6646.30</text:p>
          </table:table-cell>
          <table:table-cell office:value-type="float" office:value="77" calcext:value-type="float">
            <text:p>77</text:p>
          </table:table-cell>
          <table:table-cell table:style-name="ce2" table:formula="of:=CONCATENATE(&quot;INSERT INTO scg_dt_cmp VALUES('&quot;;[.A80];&quot;','&quot;;[.B80];&quot;','&quot;;[.C80];&quot;','&quot;;[.D80];&quot;','&quot;;[.E80];&quot;','&quot;;[.F80];&quot;','&quot;;[.G80];&quot;','&quot;;[.H80];&quot;','&quot;;[.I80];&quot;','&quot;;[.J80];&quot;','&quot;;[.K80];&quot;',&quot;;[.M80];&quot;,&quot;;[.N80];&quot;);&quot;)" office:value-type="string" office:string-value="INSERT INTO scg_dt_cmp VALUES('0001','SCGCMP','SNOINTMEN050001','2014-05-31','---','-------------------------','6110800003300000001','SCGCMP','SNOINTMEN050001','D','PROVISION DE INTERESES DE PRESTACIONES SOCIALES NOMINA MENSUAL  MAYO 2014',6646.3,77);" calcext:value-type="string">
            <text:p>INSERT INTO scg_dt_cmp VALUES('0001','SCGCMP','SNOINTMEN050001','2014-05-31','---','-------------------------','6110800003300000001','SCGCMP','SNOINTMEN050001','D','PROVISION DE INTERESES DE PRESTACIONES SOCIALES NOMINA MENSUAL <text:s/>MAYO 2014',6646.3,7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1];&quot;000001&quot;)" office:value-type="string" office:string-value="6110800002405000001" calcext:value-type="string">
            <text:p>6110800002405000001</text:p>
          </table:table-cell>
          <table:table-cell office:value-type="string" calcext:value-type="string">
            <text:p>SCGCMP</text:p>
          </table:table-cell>
          <table:table-cell table:formula="of:=[.C81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405</text:p>
          </table:table-cell>
          <table:table-cell office:value-type="float" office:value="2462.39" calcext:value-type="float">
            <text:p>2462.39</text:p>
          </table:table-cell>
          <table:table-cell office:value-type="float" office:value="78" calcext:value-type="float">
            <text:p>78</text:p>
          </table:table-cell>
          <table:table-cell table:style-name="ce2" table:formula="of:=CONCATENATE(&quot;INSERT INTO scg_dt_cmp VALUES('&quot;;[.A81];&quot;','&quot;;[.B81];&quot;','&quot;;[.C81];&quot;','&quot;;[.D81];&quot;','&quot;;[.E81];&quot;','&quot;;[.F81];&quot;','&quot;;[.G81];&quot;','&quot;;[.H81];&quot;','&quot;;[.I81];&quot;','&quot;;[.J81];&quot;','&quot;;[.K81];&quot;',&quot;;[.M81];&quot;,&quot;;[.N81];&quot;);&quot;)" office:value-type="string" office:string-value="INSERT INTO scg_dt_cmp VALUES('0001','SCGCMP','SNOINTMEN050001','2014-05-31','---','-------------------------','6110800002405000001','SCGCMP','SNOINTMEN050001','D','PROVISION DE INTERESES DE PRESTACIONES SOCIALES NOMINA MENSUAL  MAYO 2014',2462.39,78);" calcext:value-type="string">
            <text:p>INSERT INTO scg_dt_cmp VALUES('0001','SCGCMP','SNOINTMEN050001','2014-05-31','---','-------------------------','6110800002405000001','SCGCMP','SNOINTMEN050001','D','PROVISION DE INTERESES DE PRESTACIONES SOCIALES NOMINA MENSUAL <text:s/>MAYO 2014',2462.39,7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2];&quot;000001&quot;)" office:value-type="string" office:string-value="6110800002904000001" calcext:value-type="string">
            <text:p>6110800002904000001</text:p>
          </table:table-cell>
          <table:table-cell office:value-type="string" calcext:value-type="string">
            <text:p>SCGCMP</text:p>
          </table:table-cell>
          <table:table-cell table:formula="of:=[.C82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904</text:p>
          </table:table-cell>
          <table:table-cell office:value-type="float" office:value="4805.98" calcext:value-type="float">
            <text:p>4805.98</text:p>
          </table:table-cell>
          <table:table-cell office:value-type="float" office:value="79" calcext:value-type="float">
            <text:p>79</text:p>
          </table:table-cell>
          <table:table-cell table:style-name="ce2" table:formula="of:=CONCATENATE(&quot;INSERT INTO scg_dt_cmp VALUES('&quot;;[.A82];&quot;','&quot;;[.B82];&quot;','&quot;;[.C82];&quot;','&quot;;[.D82];&quot;','&quot;;[.E82];&quot;','&quot;;[.F82];&quot;','&quot;;[.G82];&quot;','&quot;;[.H82];&quot;','&quot;;[.I82];&quot;','&quot;;[.J82];&quot;','&quot;;[.K82];&quot;',&quot;;[.M82];&quot;,&quot;;[.N82];&quot;);&quot;)" office:value-type="string" office:string-value="INSERT INTO scg_dt_cmp VALUES('0001','SCGCMP','SNOINTMEN050001','2014-05-31','---','-------------------------','6110800002904000001','SCGCMP','SNOINTMEN050001','D','PROVISION DE INTERESES DE PRESTACIONES SOCIALES NOMINA MENSUAL  MAYO 2014',4805.98,79);" calcext:value-type="string">
            <text:p>INSERT INTO scg_dt_cmp VALUES('0001','SCGCMP','SNOINTMEN050001','2014-05-31','---','-------------------------','6110800002904000001','SCGCMP','SNOINTMEN050001','D','PROVISION DE INTERESES DE PRESTACIONES SOCIALES NOMINA MENSUAL <text:s/>MAYO 2014',4805.98,7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3];&quot;000001&quot;)" office:value-type="string" office:string-value="6110800002801000001" calcext:value-type="string">
            <text:p>6110800002801000001</text:p>
          </table:table-cell>
          <table:table-cell office:value-type="string" calcext:value-type="string">
            <text:p>SCGCMP</text:p>
          </table:table-cell>
          <table:table-cell table:formula="of:=[.C83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801</text:p>
          </table:table-cell>
          <table:table-cell office:value-type="float" office:value="5452.63" calcext:value-type="float">
            <text:p>5452.63</text:p>
          </table:table-cell>
          <table:table-cell office:value-type="float" office:value="80" calcext:value-type="float">
            <text:p>80</text:p>
          </table:table-cell>
          <table:table-cell table:style-name="ce2" table:formula="of:=CONCATENATE(&quot;INSERT INTO scg_dt_cmp VALUES('&quot;;[.A83];&quot;','&quot;;[.B83];&quot;','&quot;;[.C83];&quot;','&quot;;[.D83];&quot;','&quot;;[.E83];&quot;','&quot;;[.F83];&quot;','&quot;;[.G83];&quot;','&quot;;[.H83];&quot;','&quot;;[.I83];&quot;','&quot;;[.J83];&quot;','&quot;;[.K83];&quot;',&quot;;[.M83];&quot;,&quot;;[.N83];&quot;);&quot;)" office:value-type="string" office:string-value="INSERT INTO scg_dt_cmp VALUES('0001','SCGCMP','SNOINTMEN050001','2014-05-31','---','-------------------------','6110800002801000001','SCGCMP','SNOINTMEN050001','D','PROVISION DE INTERESES DE PRESTACIONES SOCIALES NOMINA MENSUAL  MAYO 2014',5452.63,80);" calcext:value-type="string">
            <text:p>INSERT INTO scg_dt_cmp VALUES('0001','SCGCMP','SNOINTMEN050001','2014-05-31','---','-------------------------','6110800002801000001','SCGCMP','SNOINTMEN050001','D','PROVISION DE INTERESES DE PRESTACIONES SOCIALES NOMINA MENSUAL <text:s/>MAYO 2014',5452.63,8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4];&quot;000001&quot;)" office:value-type="string" office:string-value="6110800004603000001" calcext:value-type="string">
            <text:p>6110800004603000001</text:p>
          </table:table-cell>
          <table:table-cell office:value-type="string" calcext:value-type="string">
            <text:p>SCGCMP</text:p>
          </table:table-cell>
          <table:table-cell table:formula="of:=[.C84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4603</text:p>
          </table:table-cell>
          <table:table-cell office:value-type="float" office:value="7822.86" calcext:value-type="float">
            <text:p>7822.86</text:p>
          </table:table-cell>
          <table:table-cell office:value-type="float" office:value="81" calcext:value-type="float">
            <text:p>81</text:p>
          </table:table-cell>
          <table:table-cell table:style-name="ce2" table:formula="of:=CONCATENATE(&quot;INSERT INTO scg_dt_cmp VALUES('&quot;;[.A84];&quot;','&quot;;[.B84];&quot;','&quot;;[.C84];&quot;','&quot;;[.D84];&quot;','&quot;;[.E84];&quot;','&quot;;[.F84];&quot;','&quot;;[.G84];&quot;','&quot;;[.H84];&quot;','&quot;;[.I84];&quot;','&quot;;[.J84];&quot;','&quot;;[.K84];&quot;',&quot;;[.M84];&quot;,&quot;;[.N84];&quot;);&quot;)" office:value-type="string" office:string-value="INSERT INTO scg_dt_cmp VALUES('0001','SCGCMP','SNOINTMEN050001','2014-05-31','---','-------------------------','6110800004603000001','SCGCMP','SNOINTMEN050001','D','PROVISION DE INTERESES DE PRESTACIONES SOCIALES NOMINA MENSUAL  MAYO 2014',7822.86,81);" calcext:value-type="string">
            <text:p>INSERT INTO scg_dt_cmp VALUES('0001','SCGCMP','SNOINTMEN050001','2014-05-31','---','-------------------------','6110800004603000001','SCGCMP','SNOINTMEN050001','D','PROVISION DE INTERESES DE PRESTACIONES SOCIALES NOMINA MENSUAL <text:s/>MAYO 2014',7822.86,8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5];&quot;000001&quot;)" office:value-type="string" office:string-value="6110800004400000001" calcext:value-type="string">
            <text:p>6110800004400000001</text:p>
          </table:table-cell>
          <table:table-cell office:value-type="string" calcext:value-type="string">
            <text:p>SCGCMP</text:p>
          </table:table-cell>
          <table:table-cell table:formula="of:=[.C85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4400</text:p>
          </table:table-cell>
          <table:table-cell office:value-type="float" office:value="9545.34" calcext:value-type="float">
            <text:p>9545.34</text:p>
          </table:table-cell>
          <table:table-cell office:value-type="float" office:value="82" calcext:value-type="float">
            <text:p>82</text:p>
          </table:table-cell>
          <table:table-cell table:style-name="ce2" table:formula="of:=CONCATENATE(&quot;INSERT INTO scg_dt_cmp VALUES('&quot;;[.A85];&quot;','&quot;;[.B85];&quot;','&quot;;[.C85];&quot;','&quot;;[.D85];&quot;','&quot;;[.E85];&quot;','&quot;;[.F85];&quot;','&quot;;[.G85];&quot;','&quot;;[.H85];&quot;','&quot;;[.I85];&quot;','&quot;;[.J85];&quot;','&quot;;[.K85];&quot;',&quot;;[.M85];&quot;,&quot;;[.N85];&quot;);&quot;)" office:value-type="string" office:string-value="INSERT INTO scg_dt_cmp VALUES('0001','SCGCMP','SNOINTMEN050001','2014-05-31','---','-------------------------','6110800004400000001','SCGCMP','SNOINTMEN050001','D','PROVISION DE INTERESES DE PRESTACIONES SOCIALES NOMINA MENSUAL  MAYO 2014',9545.34,82);" calcext:value-type="string">
            <text:p>INSERT INTO scg_dt_cmp VALUES('0001','SCGCMP','SNOINTMEN050001','2014-05-31','---','-------------------------','6110800004400000001','SCGCMP','SNOINTMEN050001','D','PROVISION DE INTERESES DE PRESTACIONES SOCIALES NOMINA MENSUAL <text:s/>MAYO 2014',9545.34,8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6];&quot;000001&quot;)" office:value-type="string" office:string-value="6110800002306000001" calcext:value-type="string">
            <text:p>6110800002306000001</text:p>
          </table:table-cell>
          <table:table-cell office:value-type="string" calcext:value-type="string">
            <text:p>SCGCMP</text:p>
          </table:table-cell>
          <table:table-cell table:formula="of:=[.C86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306</text:p>
          </table:table-cell>
          <table:table-cell office:value-type="float" office:value="5560.29661850279" calcext:value-type="float">
            <text:p>5560.30</text:p>
          </table:table-cell>
          <table:table-cell office:value-type="float" office:value="83" calcext:value-type="float">
            <text:p>83</text:p>
          </table:table-cell>
          <table:table-cell table:style-name="ce2" table:formula="of:=CONCATENATE(&quot;INSERT INTO scg_dt_cmp VALUES('&quot;;[.A86];&quot;','&quot;;[.B86];&quot;','&quot;;[.C86];&quot;','&quot;;[.D86];&quot;','&quot;;[.E86];&quot;','&quot;;[.F86];&quot;','&quot;;[.G86];&quot;','&quot;;[.H86];&quot;','&quot;;[.I86];&quot;','&quot;;[.J86];&quot;','&quot;;[.K86];&quot;',&quot;;[.M86];&quot;,&quot;;[.N86];&quot;);&quot;)" office:value-type="string" office:string-value="INSERT INTO scg_dt_cmp VALUES('0001','SCGCMP','SNOINTMEN050001','2014-05-31','---','-------------------------','6110800002306000001','SCGCMP','SNOINTMEN050001','D','PROVISION DE INTERESES DE PRESTACIONES SOCIALES NOMINA MENSUAL  MAYO 2014',5560.29661850279,83);" calcext:value-type="string">
            <text:p>INSERT INTO scg_dt_cmp VALUES('0001','SCGCMP','SNOINTMEN050001','2014-05-31','---','-------------------------','6110800002306000001','SCGCMP','SNOINTMEN050001','D','PROVISION DE INTERESES DE PRESTACIONES SOCIALES NOMINA MENSUAL <text:s/>MAYO 2014',5560.29661850279,8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7];&quot;000001&quot;)" office:value-type="string" office:string-value="6110800001101000001" calcext:value-type="string">
            <text:p>6110800001101000001</text:p>
          </table:table-cell>
          <table:table-cell office:value-type="string" calcext:value-type="string">
            <text:p>SCGCMP</text:p>
          </table:table-cell>
          <table:table-cell table:formula="of:=[.C87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1101</text:p>
          </table:table-cell>
          <table:table-cell office:value-type="float" office:value="8166.49" calcext:value-type="float">
            <text:p>8166.49</text:p>
          </table:table-cell>
          <table:table-cell office:value-type="float" office:value="84" calcext:value-type="float">
            <text:p>84</text:p>
          </table:table-cell>
          <table:table-cell table:style-name="ce2" table:formula="of:=CONCATENATE(&quot;INSERT INTO scg_dt_cmp VALUES('&quot;;[.A87];&quot;','&quot;;[.B87];&quot;','&quot;;[.C87];&quot;','&quot;;[.D87];&quot;','&quot;;[.E87];&quot;','&quot;;[.F87];&quot;','&quot;;[.G87];&quot;','&quot;;[.H87];&quot;','&quot;;[.I87];&quot;','&quot;;[.J87];&quot;','&quot;;[.K87];&quot;',&quot;;[.M87];&quot;,&quot;;[.N87];&quot;);&quot;)" office:value-type="string" office:string-value="INSERT INTO scg_dt_cmp VALUES('0001','SCGCMP','SNOINTMEN050001','2014-05-31','---','-------------------------','6110800001101000001','SCGCMP','SNOINTMEN050001','D','PROVISION DE INTERESES DE PRESTACIONES SOCIALES NOMINA MENSUAL  MAYO 2014',8166.49,84);" calcext:value-type="string">
            <text:p>INSERT INTO scg_dt_cmp VALUES('0001','SCGCMP','SNOINTMEN050001','2014-05-31','---','-------------------------','6110800001101000001','SCGCMP','SNOINTMEN050001','D','PROVISION DE INTERESES DE PRESTACIONES SOCIALES NOMINA MENSUAL <text:s/>MAYO 2014',8166.49,8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8];&quot;000001&quot;)" office:value-type="string" office:string-value="6110800003102000001" calcext:value-type="string">
            <text:p>6110800003102000001</text:p>
          </table:table-cell>
          <table:table-cell office:value-type="string" calcext:value-type="string">
            <text:p>SCGCMP</text:p>
          </table:table-cell>
          <table:table-cell table:formula="of:=[.C88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3102</text:p>
          </table:table-cell>
          <table:table-cell office:value-type="float" office:value="11108.91" calcext:value-type="float">
            <text:p>11108.91</text:p>
          </table:table-cell>
          <table:table-cell office:value-type="float" office:value="85" calcext:value-type="float">
            <text:p>85</text:p>
          </table:table-cell>
          <table:table-cell table:style-name="ce2" table:formula="of:=CONCATENATE(&quot;INSERT INTO scg_dt_cmp VALUES('&quot;;[.A88];&quot;','&quot;;[.B88];&quot;','&quot;;[.C88];&quot;','&quot;;[.D88];&quot;','&quot;;[.E88];&quot;','&quot;;[.F88];&quot;','&quot;;[.G88];&quot;','&quot;;[.H88];&quot;','&quot;;[.I88];&quot;','&quot;;[.J88];&quot;','&quot;;[.K88];&quot;',&quot;;[.M88];&quot;,&quot;;[.N88];&quot;);&quot;)" office:value-type="string" office:string-value="INSERT INTO scg_dt_cmp VALUES('0001','SCGCMP','SNOINTMEN050001','2014-05-31','---','-------------------------','6110800003102000001','SCGCMP','SNOINTMEN050001','D','PROVISION DE INTERESES DE PRESTACIONES SOCIALES NOMINA MENSUAL  MAYO 2014',11108.91,85);" calcext:value-type="string">
            <text:p>INSERT INTO scg_dt_cmp VALUES('0001','SCGCMP','SNOINTMEN050001','2014-05-31','---','-------------------------','6110800003102000001','SCGCMP','SNOINTMEN050001','D','PROVISION DE INTERESES DE PRESTACIONES SOCIALES NOMINA MENSUAL <text:s/>MAYO 2014',11108.91,8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89];&quot;000001&quot;)" office:value-type="string" office:string-value="6110800002004000001" calcext:value-type="string">
            <text:p>6110800002004000001</text:p>
          </table:table-cell>
          <table:table-cell office:value-type="string" calcext:value-type="string">
            <text:p>SCGCMP</text:p>
          </table:table-cell>
          <table:table-cell table:formula="of:=[.C89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004</text:p>
          </table:table-cell>
          <table:table-cell office:value-type="float" office:value="6376.68" calcext:value-type="float">
            <text:p>6376.68</text:p>
          </table:table-cell>
          <table:table-cell office:value-type="float" office:value="86" calcext:value-type="float">
            <text:p>86</text:p>
          </table:table-cell>
          <table:table-cell table:style-name="ce2" table:formula="of:=CONCATENATE(&quot;INSERT INTO scg_dt_cmp VALUES('&quot;;[.A89];&quot;','&quot;;[.B89];&quot;','&quot;;[.C89];&quot;','&quot;;[.D89];&quot;','&quot;;[.E89];&quot;','&quot;;[.F89];&quot;','&quot;;[.G89];&quot;','&quot;;[.H89];&quot;','&quot;;[.I89];&quot;','&quot;;[.J89];&quot;','&quot;;[.K89];&quot;',&quot;;[.M89];&quot;,&quot;;[.N89];&quot;);&quot;)" office:value-type="string" office:string-value="INSERT INTO scg_dt_cmp VALUES('0001','SCGCMP','SNOINTMEN050001','2014-05-31','---','-------------------------','6110800002004000001','SCGCMP','SNOINTMEN050001','D','PROVISION DE INTERESES DE PRESTACIONES SOCIALES NOMINA MENSUAL  MAYO 2014',6376.68,86);" calcext:value-type="string">
            <text:p>INSERT INTO scg_dt_cmp VALUES('0001','SCGCMP','SNOINTMEN050001','2014-05-31','---','-------------------------','6110800002004000001','SCGCMP','SNOINTMEN050001','D','PROVISION DE INTERESES DE PRESTACIONES SOCIALES NOMINA MENSUAL <text:s/>MAYO 2014',6376.68,8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0];&quot;000001&quot;)" office:value-type="string" office:string-value="6110800004100000001" calcext:value-type="string">
            <text:p>6110800004100000001</text:p>
          </table:table-cell>
          <table:table-cell office:value-type="string" calcext:value-type="string">
            <text:p>SCGCMP</text:p>
          </table:table-cell>
          <table:table-cell table:formula="of:=[.C90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4100</text:p>
          </table:table-cell>
          <table:table-cell office:value-type="float" office:value="2954.05" calcext:value-type="float">
            <text:p>2954.05</text:p>
          </table:table-cell>
          <table:table-cell office:value-type="float" office:value="87" calcext:value-type="float">
            <text:p>87</text:p>
          </table:table-cell>
          <table:table-cell table:style-name="ce2" table:formula="of:=CONCATENATE(&quot;INSERT INTO scg_dt_cmp VALUES('&quot;;[.A90];&quot;','&quot;;[.B90];&quot;','&quot;;[.C90];&quot;','&quot;;[.D90];&quot;','&quot;;[.E90];&quot;','&quot;;[.F90];&quot;','&quot;;[.G90];&quot;','&quot;;[.H90];&quot;','&quot;;[.I90];&quot;','&quot;;[.J90];&quot;','&quot;;[.K90];&quot;',&quot;;[.M90];&quot;,&quot;;[.N90];&quot;);&quot;)" office:value-type="string" office:string-value="INSERT INTO scg_dt_cmp VALUES('0001','SCGCMP','SNOINTMEN050001','2014-05-31','---','-------------------------','6110800004100000001','SCGCMP','SNOINTMEN050001','D','PROVISION DE INTERESES DE PRESTACIONES SOCIALES NOMINA MENSUAL  MAYO 2014',2954.05,87);" calcext:value-type="string">
            <text:p>INSERT INTO scg_dt_cmp VALUES('0001','SCGCMP','SNOINTMEN050001','2014-05-31','---','-------------------------','6110800004100000001','SCGCMP','SNOINTMEN050001','D','PROVISION DE INTERESES DE PRESTACIONES SOCIALES NOMINA MENSUAL <text:s/>MAYO 2014',2954.05,8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1];&quot;000001&quot;)" office:value-type="string" office:string-value="6110800002101000001" calcext:value-type="string">
            <text:p>6110800002101000001</text:p>
          </table:table-cell>
          <table:table-cell office:value-type="string" calcext:value-type="string">
            <text:p>SCGCMP</text:p>
          </table:table-cell>
          <table:table-cell table:formula="of:=[.C91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101</text:p>
          </table:table-cell>
          <table:table-cell office:value-type="float" office:value="7043.52" calcext:value-type="float">
            <text:p>7043.52</text:p>
          </table:table-cell>
          <table:table-cell office:value-type="float" office:value="88" calcext:value-type="float">
            <text:p>88</text:p>
          </table:table-cell>
          <table:table-cell table:style-name="ce2" table:formula="of:=CONCATENATE(&quot;INSERT INTO scg_dt_cmp VALUES('&quot;;[.A91];&quot;','&quot;;[.B91];&quot;','&quot;;[.C91];&quot;','&quot;;[.D91];&quot;','&quot;;[.E91];&quot;','&quot;;[.F91];&quot;','&quot;;[.G91];&quot;','&quot;;[.H91];&quot;','&quot;;[.I91];&quot;','&quot;;[.J91];&quot;','&quot;;[.K91];&quot;',&quot;;[.M91];&quot;,&quot;;[.N91];&quot;);&quot;)" office:value-type="string" office:string-value="INSERT INTO scg_dt_cmp VALUES('0001','SCGCMP','SNOINTMEN050001','2014-05-31','---','-------------------------','6110800002101000001','SCGCMP','SNOINTMEN050001','D','PROVISION DE INTERESES DE PRESTACIONES SOCIALES NOMINA MENSUAL  MAYO 2014',7043.52,88);" calcext:value-type="string">
            <text:p>INSERT INTO scg_dt_cmp VALUES('0001','SCGCMP','SNOINTMEN050001','2014-05-31','---','-------------------------','6110800002101000001','SCGCMP','SNOINTMEN050001','D','PROVISION DE INTERESES DE PRESTACIONES SOCIALES NOMINA MENSUAL <text:s/>MAYO 2014',7043.52,8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2];&quot;000001&quot;)" office:value-type="string" office:string-value="6110800004507000001" calcext:value-type="string">
            <text:p>6110800004507000001</text:p>
          </table:table-cell>
          <table:table-cell office:value-type="string" calcext:value-type="string">
            <text:p>SCGCMP</text:p>
          </table:table-cell>
          <table:table-cell table:formula="of:=[.C92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4507</text:p>
          </table:table-cell>
          <table:table-cell office:value-type="float" office:value="8117.4585091639" calcext:value-type="float">
            <text:p>8117.46</text:p>
          </table:table-cell>
          <table:table-cell office:value-type="float" office:value="89" calcext:value-type="float">
            <text:p>89</text:p>
          </table:table-cell>
          <table:table-cell table:style-name="ce2" table:formula="of:=CONCATENATE(&quot;INSERT INTO scg_dt_cmp VALUES('&quot;;[.A92];&quot;','&quot;;[.B92];&quot;','&quot;;[.C92];&quot;','&quot;;[.D92];&quot;','&quot;;[.E92];&quot;','&quot;;[.F92];&quot;','&quot;;[.G92];&quot;','&quot;;[.H92];&quot;','&quot;;[.I92];&quot;','&quot;;[.J92];&quot;','&quot;;[.K92];&quot;',&quot;;[.M92];&quot;,&quot;;[.N92];&quot;);&quot;)" office:value-type="string" office:string-value="INSERT INTO scg_dt_cmp VALUES('0001','SCGCMP','SNOINTMEN050001','2014-05-31','---','-------------------------','6110800004507000001','SCGCMP','SNOINTMEN050001','D','PROVISION DE INTERESES DE PRESTACIONES SOCIALES NOMINA MENSUAL  MAYO 2014',8117.4585091639,89);" calcext:value-type="string">
            <text:p>INSERT INTO scg_dt_cmp VALUES('0001','SCGCMP','SNOINTMEN050001','2014-05-31','---','-------------------------','6110800004507000001','SCGCMP','SNOINTMEN050001','D','PROVISION DE INTERESES DE PRESTACIONES SOCIALES NOMINA MENSUAL <text:s/>MAYO 2014',8117.4585091639,8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3];&quot;000001&quot;)" office:value-type="string" office:string-value="6110800002906000001" calcext:value-type="string">
            <text:p>6110800002906000001</text:p>
          </table:table-cell>
          <table:table-cell office:value-type="string" calcext:value-type="string">
            <text:p>SCGCMP</text:p>
          </table:table-cell>
          <table:table-cell table:formula="of:=[.C93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906</text:p>
          </table:table-cell>
          <table:table-cell office:value-type="float" office:value="6312.94" calcext:value-type="float">
            <text:p>6312.94</text:p>
          </table:table-cell>
          <table:table-cell office:value-type="float" office:value="90" calcext:value-type="float">
            <text:p>90</text:p>
          </table:table-cell>
          <table:table-cell table:style-name="ce2" table:formula="of:=CONCATENATE(&quot;INSERT INTO scg_dt_cmp VALUES('&quot;;[.A93];&quot;','&quot;;[.B93];&quot;','&quot;;[.C93];&quot;','&quot;;[.D93];&quot;','&quot;;[.E93];&quot;','&quot;;[.F93];&quot;','&quot;;[.G93];&quot;','&quot;;[.H93];&quot;','&quot;;[.I93];&quot;','&quot;;[.J93];&quot;','&quot;;[.K93];&quot;',&quot;;[.M93];&quot;,&quot;;[.N93];&quot;);&quot;)" office:value-type="string" office:string-value="INSERT INTO scg_dt_cmp VALUES('0001','SCGCMP','SNOINTMEN050001','2014-05-31','---','-------------------------','6110800002906000001','SCGCMP','SNOINTMEN050001','D','PROVISION DE INTERESES DE PRESTACIONES SOCIALES NOMINA MENSUAL  MAYO 2014',6312.94,90);" calcext:value-type="string">
            <text:p>INSERT INTO scg_dt_cmp VALUES('0001','SCGCMP','SNOINTMEN050001','2014-05-31','---','-------------------------','6110800002906000001','SCGCMP','SNOINTMEN050001','D','PROVISION DE INTERESES DE PRESTACIONES SOCIALES NOMINA MENSUAL <text:s/>MAYO 2014',6312.94,9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4];&quot;000001&quot;)" office:value-type="string" office:string-value="6110800003702000001" calcext:value-type="string">
            <text:p>6110800003702000001</text:p>
          </table:table-cell>
          <table:table-cell office:value-type="string" calcext:value-type="string">
            <text:p>SCGCMP</text:p>
          </table:table-cell>
          <table:table-cell table:formula="of:=[.C94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3702</text:p>
          </table:table-cell>
          <table:table-cell office:value-type="float" office:value="18992.64" calcext:value-type="float">
            <text:p>18992.64</text:p>
          </table:table-cell>
          <table:table-cell office:value-type="float" office:value="91" calcext:value-type="float">
            <text:p>91</text:p>
          </table:table-cell>
          <table:table-cell table:style-name="ce2" table:formula="of:=CONCATENATE(&quot;INSERT INTO scg_dt_cmp VALUES('&quot;;[.A94];&quot;','&quot;;[.B94];&quot;','&quot;;[.C94];&quot;','&quot;;[.D94];&quot;','&quot;;[.E94];&quot;','&quot;;[.F94];&quot;','&quot;;[.G94];&quot;','&quot;;[.H94];&quot;','&quot;;[.I94];&quot;','&quot;;[.J94];&quot;','&quot;;[.K94];&quot;',&quot;;[.M94];&quot;,&quot;;[.N94];&quot;);&quot;)" office:value-type="string" office:string-value="INSERT INTO scg_dt_cmp VALUES('0001','SCGCMP','SNOINTMEN050001','2014-05-31','---','-------------------------','6110800003702000001','SCGCMP','SNOINTMEN050001','D','PROVISION DE INTERESES DE PRESTACIONES SOCIALES NOMINA MENSUAL  MAYO 2014',18992.64,91);" calcext:value-type="string">
            <text:p>INSERT INTO scg_dt_cmp VALUES('0001','SCGCMP','SNOINTMEN050001','2014-05-31','---','-------------------------','6110800003702000001','SCGCMP','SNOINTMEN050001','D','PROVISION DE INTERESES DE PRESTACIONES SOCIALES NOMINA MENSUAL <text:s/>MAYO 2014',18992.64,9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5];&quot;000001&quot;)" office:value-type="string" office:string-value="6110800003801000001" calcext:value-type="string">
            <text:p>6110800003801000001</text:p>
          </table:table-cell>
          <table:table-cell office:value-type="string" calcext:value-type="string">
            <text:p>SCGCMP</text:p>
          </table:table-cell>
          <table:table-cell table:formula="of:=[.C95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3801</text:p>
          </table:table-cell>
          <table:table-cell office:value-type="float" office:value="10671.92" calcext:value-type="float">
            <text:p>10671.92</text:p>
          </table:table-cell>
          <table:table-cell office:value-type="float" office:value="92" calcext:value-type="float">
            <text:p>92</text:p>
          </table:table-cell>
          <table:table-cell table:style-name="ce2" table:formula="of:=CONCATENATE(&quot;INSERT INTO scg_dt_cmp VALUES('&quot;;[.A95];&quot;','&quot;;[.B95];&quot;','&quot;;[.C95];&quot;','&quot;;[.D95];&quot;','&quot;;[.E95];&quot;','&quot;;[.F95];&quot;','&quot;;[.G95];&quot;','&quot;;[.H95];&quot;','&quot;;[.I95];&quot;','&quot;;[.J95];&quot;','&quot;;[.K95];&quot;',&quot;;[.M95];&quot;,&quot;;[.N95];&quot;);&quot;)" office:value-type="string" office:string-value="INSERT INTO scg_dt_cmp VALUES('0001','SCGCMP','SNOINTMEN050001','2014-05-31','---','-------------------------','6110800003801000001','SCGCMP','SNOINTMEN050001','D','PROVISION DE INTERESES DE PRESTACIONES SOCIALES NOMINA MENSUAL  MAYO 2014',10671.92,92);" calcext:value-type="string">
            <text:p>INSERT INTO scg_dt_cmp VALUES('0001','SCGCMP','SNOINTMEN050001','2014-05-31','---','-------------------------','6110800003801000001','SCGCMP','SNOINTMEN050001','D','PROVISION DE INTERESES DE PRESTACIONES SOCIALES NOMINA MENSUAL <text:s/>MAYO 2014',10671.92,9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6];&quot;000001&quot;)" office:value-type="string" office:string-value="6110800004600000001" calcext:value-type="string">
            <text:p>6110800004600000001</text:p>
          </table:table-cell>
          <table:table-cell office:value-type="string" calcext:value-type="string">
            <text:p>SCGCMP</text:p>
          </table:table-cell>
          <table:table-cell table:formula="of:=[.C96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4600</text:p>
          </table:table-cell>
          <table:table-cell office:value-type="float" office:value="4866.82" calcext:value-type="float">
            <text:p>4866.82</text:p>
          </table:table-cell>
          <table:table-cell office:value-type="float" office:value="93" calcext:value-type="float">
            <text:p>93</text:p>
          </table:table-cell>
          <table:table-cell table:style-name="ce2" table:formula="of:=CONCATENATE(&quot;INSERT INTO scg_dt_cmp VALUES('&quot;;[.A96];&quot;','&quot;;[.B96];&quot;','&quot;;[.C96];&quot;','&quot;;[.D96];&quot;','&quot;;[.E96];&quot;','&quot;;[.F96];&quot;','&quot;;[.G96];&quot;','&quot;;[.H96];&quot;','&quot;;[.I96];&quot;','&quot;;[.J96];&quot;','&quot;;[.K96];&quot;',&quot;;[.M96];&quot;,&quot;;[.N96];&quot;);&quot;)" office:value-type="string" office:string-value="INSERT INTO scg_dt_cmp VALUES('0001','SCGCMP','SNOINTMEN050001','2014-05-31','---','-------------------------','6110800004600000001','SCGCMP','SNOINTMEN050001','D','PROVISION DE INTERESES DE PRESTACIONES SOCIALES NOMINA MENSUAL  MAYO 2014',4866.82,93);" calcext:value-type="string">
            <text:p>INSERT INTO scg_dt_cmp VALUES('0001','SCGCMP','SNOINTMEN050001','2014-05-31','---','-------------------------','6110800004600000001','SCGCMP','SNOINTMEN050001','D','PROVISION DE INTERESES DE PRESTACIONES SOCIALES NOMINA MENSUAL <text:s/>MAYO 2014',4866.82,9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7];&quot;000001&quot;)" office:value-type="string" office:string-value="6110800002601000001" calcext:value-type="string">
            <text:p>6110800002601000001</text:p>
          </table:table-cell>
          <table:table-cell office:value-type="string" calcext:value-type="string">
            <text:p>SCGCMP</text:p>
          </table:table-cell>
          <table:table-cell table:formula="of:=[.C97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601</text:p>
          </table:table-cell>
          <table:table-cell office:value-type="float" office:value="8306.53" calcext:value-type="float">
            <text:p>8306.53</text:p>
          </table:table-cell>
          <table:table-cell office:value-type="float" office:value="94" calcext:value-type="float">
            <text:p>94</text:p>
          </table:table-cell>
          <table:table-cell table:style-name="ce2" table:formula="of:=CONCATENATE(&quot;INSERT INTO scg_dt_cmp VALUES('&quot;;[.A97];&quot;','&quot;;[.B97];&quot;','&quot;;[.C97];&quot;','&quot;;[.D97];&quot;','&quot;;[.E97];&quot;','&quot;;[.F97];&quot;','&quot;;[.G97];&quot;','&quot;;[.H97];&quot;','&quot;;[.I97];&quot;','&quot;;[.J97];&quot;','&quot;;[.K97];&quot;',&quot;;[.M97];&quot;,&quot;;[.N97];&quot;);&quot;)" office:value-type="string" office:string-value="INSERT INTO scg_dt_cmp VALUES('0001','SCGCMP','SNOINTMEN050001','2014-05-31','---','-------------------------','6110800002601000001','SCGCMP','SNOINTMEN050001','D','PROVISION DE INTERESES DE PRESTACIONES SOCIALES NOMINA MENSUAL  MAYO 2014',8306.53,94);" calcext:value-type="string">
            <text:p>INSERT INTO scg_dt_cmp VALUES('0001','SCGCMP','SNOINTMEN050001','2014-05-31','---','-------------------------','6110800002601000001','SCGCMP','SNOINTMEN050001','D','PROVISION DE INTERESES DE PRESTACIONES SOCIALES NOMINA MENSUAL <text:s/>MAYO 2014',8306.53,9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8];&quot;000001&quot;)" office:value-type="string" office:string-value="6110800004000000001" calcext:value-type="string">
            <text:p>6110800004000000001</text:p>
          </table:table-cell>
          <table:table-cell office:value-type="string" calcext:value-type="string">
            <text:p>SCGCMP</text:p>
          </table:table-cell>
          <table:table-cell table:formula="of:=[.C98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4000</text:p>
          </table:table-cell>
          <table:table-cell office:value-type="float" office:value="3447.97" calcext:value-type="float">
            <text:p>3447.97</text:p>
          </table:table-cell>
          <table:table-cell office:value-type="float" office:value="95" calcext:value-type="float">
            <text:p>95</text:p>
          </table:table-cell>
          <table:table-cell table:style-name="ce2" table:formula="of:=CONCATENATE(&quot;INSERT INTO scg_dt_cmp VALUES('&quot;;[.A98];&quot;','&quot;;[.B98];&quot;','&quot;;[.C98];&quot;','&quot;;[.D98];&quot;','&quot;;[.E98];&quot;','&quot;;[.F98];&quot;','&quot;;[.G98];&quot;','&quot;;[.H98];&quot;','&quot;;[.I98];&quot;','&quot;;[.J98];&quot;','&quot;;[.K98];&quot;',&quot;;[.M98];&quot;,&quot;;[.N98];&quot;);&quot;)" office:value-type="string" office:string-value="INSERT INTO scg_dt_cmp VALUES('0001','SCGCMP','SNOINTMEN050001','2014-05-31','---','-------------------------','6110800004000000001','SCGCMP','SNOINTMEN050001','D','PROVISION DE INTERESES DE PRESTACIONES SOCIALES NOMINA MENSUAL  MAYO 2014',3447.97,95);" calcext:value-type="string">
            <text:p>INSERT INTO scg_dt_cmp VALUES('0001','SCGCMP','SNOINTMEN050001','2014-05-31','---','-------------------------','6110800004000000001','SCGCMP','SNOINTMEN050001','D','PROVISION DE INTERESES DE PRESTACIONES SOCIALES NOMINA MENSUAL <text:s/>MAYO 2014',3447.97,9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99];&quot;000001&quot;)" office:value-type="string" office:string-value="6110800002407000001" calcext:value-type="string">
            <text:p>6110800002407000001</text:p>
          </table:table-cell>
          <table:table-cell office:value-type="string" calcext:value-type="string">
            <text:p>SCGCMP</text:p>
          </table:table-cell>
          <table:table-cell table:formula="of:=[.C99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407</text:p>
          </table:table-cell>
          <table:table-cell office:value-type="float" office:value="595.02" calcext:value-type="float">
            <text:p>595.02</text:p>
          </table:table-cell>
          <table:table-cell office:value-type="float" office:value="96" calcext:value-type="float">
            <text:p>96</text:p>
          </table:table-cell>
          <table:table-cell table:style-name="ce2" table:formula="of:=CONCATENATE(&quot;INSERT INTO scg_dt_cmp VALUES('&quot;;[.A99];&quot;','&quot;;[.B99];&quot;','&quot;;[.C99];&quot;','&quot;;[.D99];&quot;','&quot;;[.E99];&quot;','&quot;;[.F99];&quot;','&quot;;[.G99];&quot;','&quot;;[.H99];&quot;','&quot;;[.I99];&quot;','&quot;;[.J99];&quot;','&quot;;[.K99];&quot;',&quot;;[.M99];&quot;,&quot;;[.N99];&quot;);&quot;)" office:value-type="string" office:string-value="INSERT INTO scg_dt_cmp VALUES('0001','SCGCMP','SNOINTMEN050001','2014-05-31','---','-------------------------','6110800002407000001','SCGCMP','SNOINTMEN050001','D','PROVISION DE INTERESES DE PRESTACIONES SOCIALES NOMINA MENSUAL  MAYO 2014',595.02,96);" calcext:value-type="string">
            <text:p>INSERT INTO scg_dt_cmp VALUES('0001','SCGCMP','SNOINTMEN050001','2014-05-31','---','-------------------------','6110800002407000001','SCGCMP','SNOINTMEN050001','D','PROVISION DE INTERESES DE PRESTACIONES SOCIALES NOMINA MENSUAL <text:s/>MAYO 2014',595.02,9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0];&quot;000001&quot;)" office:value-type="string" office:string-value="6110800003901000001" calcext:value-type="string">
            <text:p>6110800003901000001</text:p>
          </table:table-cell>
          <table:table-cell office:value-type="string" calcext:value-type="string">
            <text:p>SCGCMP</text:p>
          </table:table-cell>
          <table:table-cell table:formula="of:=[.C100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3901</text:p>
          </table:table-cell>
          <table:table-cell office:value-type="float" office:value="4279.97" calcext:value-type="float">
            <text:p>4279.97</text:p>
          </table:table-cell>
          <table:table-cell office:value-type="float" office:value="97" calcext:value-type="float">
            <text:p>97</text:p>
          </table:table-cell>
          <table:table-cell table:style-name="ce2" table:formula="of:=CONCATENATE(&quot;INSERT INTO scg_dt_cmp VALUES('&quot;;[.A100];&quot;','&quot;;[.B100];&quot;','&quot;;[.C100];&quot;','&quot;;[.D100];&quot;','&quot;;[.E100];&quot;','&quot;;[.F100];&quot;','&quot;;[.G100];&quot;','&quot;;[.H100];&quot;','&quot;;[.I100];&quot;','&quot;;[.J100];&quot;','&quot;;[.K100];&quot;',&quot;;[.M100];&quot;,&quot;;[.N100];&quot;);&quot;)" office:value-type="string" office:string-value="INSERT INTO scg_dt_cmp VALUES('0001','SCGCMP','SNOINTMEN050001','2014-05-31','---','-------------------------','6110800003901000001','SCGCMP','SNOINTMEN050001','D','PROVISION DE INTERESES DE PRESTACIONES SOCIALES NOMINA MENSUAL  MAYO 2014',4279.97,97);" calcext:value-type="string">
            <text:p>INSERT INTO scg_dt_cmp VALUES('0001','SCGCMP','SNOINTMEN050001','2014-05-31','---','-------------------------','6110800003901000001','SCGCMP','SNOINTMEN050001','D','PROVISION DE INTERESES DE PRESTACIONES SOCIALES NOMINA MENSUAL <text:s/>MAYO 2014',4279.97,9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1];&quot;000001&quot;)" office:value-type="string" office:string-value="6110800002404000001" calcext:value-type="string">
            <text:p>6110800002404000001</text:p>
          </table:table-cell>
          <table:table-cell office:value-type="string" calcext:value-type="string">
            <text:p>SCGCMP</text:p>
          </table:table-cell>
          <table:table-cell table:formula="of:=[.C101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404</text:p>
          </table:table-cell>
          <table:table-cell office:value-type="float" office:value="11267.12" calcext:value-type="float">
            <text:p>11267.12</text:p>
          </table:table-cell>
          <table:table-cell office:value-type="float" office:value="98" calcext:value-type="float">
            <text:p>98</text:p>
          </table:table-cell>
          <table:table-cell table:style-name="ce2" table:formula="of:=CONCATENATE(&quot;INSERT INTO scg_dt_cmp VALUES('&quot;;[.A101];&quot;','&quot;;[.B101];&quot;','&quot;;[.C101];&quot;','&quot;;[.D101];&quot;','&quot;;[.E101];&quot;','&quot;;[.F101];&quot;','&quot;;[.G101];&quot;','&quot;;[.H101];&quot;','&quot;;[.I101];&quot;','&quot;;[.J101];&quot;','&quot;;[.K101];&quot;',&quot;;[.M101];&quot;,&quot;;[.N101];&quot;);&quot;)" office:value-type="string" office:string-value="INSERT INTO scg_dt_cmp VALUES('0001','SCGCMP','SNOINTMEN050001','2014-05-31','---','-------------------------','6110800002404000001','SCGCMP','SNOINTMEN050001','D','PROVISION DE INTERESES DE PRESTACIONES SOCIALES NOMINA MENSUAL  MAYO 2014',11267.12,98);" calcext:value-type="string">
            <text:p>INSERT INTO scg_dt_cmp VALUES('0001','SCGCMP','SNOINTMEN050001','2014-05-31','---','-------------------------','6110800002404000001','SCGCMP','SNOINTMEN050001','D','PROVISION DE INTERESES DE PRESTACIONES SOCIALES NOMINA MENSUAL <text:s/>MAYO 2014',11267.12,9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2];&quot;000001&quot;)" office:value-type="string" office:string-value="6110800002807000001" calcext:value-type="string">
            <text:p>6110800002807000001</text:p>
          </table:table-cell>
          <table:table-cell office:value-type="string" calcext:value-type="string">
            <text:p>SCGCMP</text:p>
          </table:table-cell>
          <table:table-cell table:formula="of:=[.C102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807</text:p>
          </table:table-cell>
          <table:table-cell office:value-type="float" office:value="921.58" calcext:value-type="float">
            <text:p>921.58</text:p>
          </table:table-cell>
          <table:table-cell office:value-type="float" office:value="99" calcext:value-type="float">
            <text:p>99</text:p>
          </table:table-cell>
          <table:table-cell table:style-name="ce2" table:formula="of:=CONCATENATE(&quot;INSERT INTO scg_dt_cmp VALUES('&quot;;[.A102];&quot;','&quot;;[.B102];&quot;','&quot;;[.C102];&quot;','&quot;;[.D102];&quot;','&quot;;[.E102];&quot;','&quot;;[.F102];&quot;','&quot;;[.G102];&quot;','&quot;;[.H102];&quot;','&quot;;[.I102];&quot;','&quot;;[.J102];&quot;','&quot;;[.K102];&quot;',&quot;;[.M102];&quot;,&quot;;[.N102];&quot;);&quot;)" office:value-type="string" office:string-value="INSERT INTO scg_dt_cmp VALUES('0001','SCGCMP','SNOINTMEN050001','2014-05-31','---','-------------------------','6110800002807000001','SCGCMP','SNOINTMEN050001','D','PROVISION DE INTERESES DE PRESTACIONES SOCIALES NOMINA MENSUAL  MAYO 2014',921.58,99);" calcext:value-type="string">
            <text:p>INSERT INTO scg_dt_cmp VALUES('0001','SCGCMP','SNOINTMEN050001','2014-05-31','---','-------------------------','6110800002807000001','SCGCMP','SNOINTMEN050001','D','PROVISION DE INTERESES DE PRESTACIONES SOCIALES NOMINA MENSUAL <text:s/>MAYO 2014',921.58,9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3];&quot;000001&quot;)" office:value-type="string" office:string-value="6110800002804000001" calcext:value-type="string">
            <text:p>6110800002804000001</text:p>
          </table:table-cell>
          <table:table-cell office:value-type="string" calcext:value-type="string">
            <text:p>SCGCMP</text:p>
          </table:table-cell>
          <table:table-cell table:formula="of:=[.C103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804</text:p>
          </table:table-cell>
          <table:table-cell office:value-type="float" office:value="8357.62" calcext:value-type="float">
            <text:p>8357.62</text:p>
          </table:table-cell>
          <table:table-cell office:value-type="float" office:value="100" calcext:value-type="float">
            <text:p>100</text:p>
          </table:table-cell>
          <table:table-cell table:style-name="ce2" table:formula="of:=CONCATENATE(&quot;INSERT INTO scg_dt_cmp VALUES('&quot;;[.A103];&quot;','&quot;;[.B103];&quot;','&quot;;[.C103];&quot;','&quot;;[.D103];&quot;','&quot;;[.E103];&quot;','&quot;;[.F103];&quot;','&quot;;[.G103];&quot;','&quot;;[.H103];&quot;','&quot;;[.I103];&quot;','&quot;;[.J103];&quot;','&quot;;[.K103];&quot;',&quot;;[.M103];&quot;,&quot;;[.N103];&quot;);&quot;)" office:value-type="string" office:string-value="INSERT INTO scg_dt_cmp VALUES('0001','SCGCMP','SNOINTMEN050001','2014-05-31','---','-------------------------','6110800002804000001','SCGCMP','SNOINTMEN050001','D','PROVISION DE INTERESES DE PRESTACIONES SOCIALES NOMINA MENSUAL  MAYO 2014',8357.62,100);" calcext:value-type="string">
            <text:p>INSERT INTO scg_dt_cmp VALUES('0001','SCGCMP','SNOINTMEN050001','2014-05-31','---','-------------------------','6110800002804000001','SCGCMP','SNOINTMEN050001','D','PROVISION DE INTERESES DE PRESTACIONES SOCIALES NOMINA MENSUAL <text:s/>MAYO 2014',8357.62,10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4];&quot;000001&quot;)" office:value-type="string" office:string-value="6110800003202000001" calcext:value-type="string">
            <text:p>6110800003202000001</text:p>
          </table:table-cell>
          <table:table-cell office:value-type="string" calcext:value-type="string">
            <text:p>SCGCMP</text:p>
          </table:table-cell>
          <table:table-cell table:formula="of:=[.C104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3202</text:p>
          </table:table-cell>
          <table:table-cell office:value-type="float" office:value="13838.39" calcext:value-type="float">
            <text:p>13838.39</text:p>
          </table:table-cell>
          <table:table-cell office:value-type="float" office:value="101" calcext:value-type="float">
            <text:p>101</text:p>
          </table:table-cell>
          <table:table-cell table:style-name="ce2" table:formula="of:=CONCATENATE(&quot;INSERT INTO scg_dt_cmp VALUES('&quot;;[.A104];&quot;','&quot;;[.B104];&quot;','&quot;;[.C104];&quot;','&quot;;[.D104];&quot;','&quot;;[.E104];&quot;','&quot;;[.F104];&quot;','&quot;;[.G104];&quot;','&quot;;[.H104];&quot;','&quot;;[.I104];&quot;','&quot;;[.J104];&quot;','&quot;;[.K104];&quot;',&quot;;[.M104];&quot;,&quot;;[.N104];&quot;);&quot;)" office:value-type="string" office:string-value="INSERT INTO scg_dt_cmp VALUES('0001','SCGCMP','SNOINTMEN050001','2014-05-31','---','-------------------------','6110800003202000001','SCGCMP','SNOINTMEN050001','D','PROVISION DE INTERESES DE PRESTACIONES SOCIALES NOMINA MENSUAL  MAYO 2014',13838.39,101);" calcext:value-type="string">
            <text:p>INSERT INTO scg_dt_cmp VALUES('0001','SCGCMP','SNOINTMEN050001','2014-05-31','---','-------------------------','6110800003202000001','SCGCMP','SNOINTMEN050001','D','PROVISION DE INTERESES DE PRESTACIONES SOCIALES NOMINA MENSUAL <text:s/>MAYO 2014',13838.39,10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5];&quot;000001&quot;)" office:value-type="string" office:string-value="6110800003700000001" calcext:value-type="string">
            <text:p>6110800003700000001</text:p>
          </table:table-cell>
          <table:table-cell office:value-type="string" calcext:value-type="string">
            <text:p>SCGCMP</text:p>
          </table:table-cell>
          <table:table-cell table:formula="of:=[.C105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3700</text:p>
          </table:table-cell>
          <table:table-cell office:value-type="float" office:value="5770.31" calcext:value-type="float">
            <text:p>5770.31</text:p>
          </table:table-cell>
          <table:table-cell office:value-type="float" office:value="102" calcext:value-type="float">
            <text:p>102</text:p>
          </table:table-cell>
          <table:table-cell table:style-name="ce2" table:formula="of:=CONCATENATE(&quot;INSERT INTO scg_dt_cmp VALUES('&quot;;[.A105];&quot;','&quot;;[.B105];&quot;','&quot;;[.C105];&quot;','&quot;;[.D105];&quot;','&quot;;[.E105];&quot;','&quot;;[.F105];&quot;','&quot;;[.G105];&quot;','&quot;;[.H105];&quot;','&quot;;[.I105];&quot;','&quot;;[.J105];&quot;','&quot;;[.K105];&quot;',&quot;;[.M105];&quot;,&quot;;[.N105];&quot;);&quot;)" office:value-type="string" office:string-value="INSERT INTO scg_dt_cmp VALUES('0001','SCGCMP','SNOINTMEN050001','2014-05-31','---','-------------------------','6110800003700000001','SCGCMP','SNOINTMEN050001','D','PROVISION DE INTERESES DE PRESTACIONES SOCIALES NOMINA MENSUAL  MAYO 2014',5770.31,102);" calcext:value-type="string">
            <text:p>INSERT INTO scg_dt_cmp VALUES('0001','SCGCMP','SNOINTMEN050001','2014-05-31','---','-------------------------','6110800003700000001','SCGCMP','SNOINTMEN050001','D','PROVISION DE INTERESES DE PRESTACIONES SOCIALES NOMINA MENSUAL <text:s/>MAYO 2014',5770.31,10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6];&quot;000001&quot;)" office:value-type="string" office:string-value="6110800002401000001" calcext:value-type="string">
            <text:p>6110800002401000001</text:p>
          </table:table-cell>
          <table:table-cell office:value-type="string" calcext:value-type="string">
            <text:p>SCGCMP</text:p>
          </table:table-cell>
          <table:table-cell table:formula="of:=[.C106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401</text:p>
          </table:table-cell>
          <table:table-cell office:value-type="float" office:value="8476.49" calcext:value-type="float">
            <text:p>8476.49</text:p>
          </table:table-cell>
          <table:table-cell office:value-type="float" office:value="103" calcext:value-type="float">
            <text:p>103</text:p>
          </table:table-cell>
          <table:table-cell table:style-name="ce2" table:formula="of:=CONCATENATE(&quot;INSERT INTO scg_dt_cmp VALUES('&quot;;[.A106];&quot;','&quot;;[.B106];&quot;','&quot;;[.C106];&quot;','&quot;;[.D106];&quot;','&quot;;[.E106];&quot;','&quot;;[.F106];&quot;','&quot;;[.G106];&quot;','&quot;;[.H106];&quot;','&quot;;[.I106];&quot;','&quot;;[.J106];&quot;','&quot;;[.K106];&quot;',&quot;;[.M106];&quot;,&quot;;[.N106];&quot;);&quot;)" office:value-type="string" office:string-value="INSERT INTO scg_dt_cmp VALUES('0001','SCGCMP','SNOINTMEN050001','2014-05-31','---','-------------------------','6110800002401000001','SCGCMP','SNOINTMEN050001','D','PROVISION DE INTERESES DE PRESTACIONES SOCIALES NOMINA MENSUAL  MAYO 2014',8476.49,103);" calcext:value-type="string">
            <text:p>INSERT INTO scg_dt_cmp VALUES('0001','SCGCMP','SNOINTMEN050001','2014-05-31','---','-------------------------','6110800002401000001','SCGCMP','SNOINTMEN050001','D','PROVISION DE INTERESES DE PRESTACIONES SOCIALES NOMINA MENSUAL <text:s/>MAYO 2014',8476.49,10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7];&quot;000001&quot;)" office:value-type="string" office:string-value="6110800002001000001" calcext:value-type="string">
            <text:p>6110800002001000001</text:p>
          </table:table-cell>
          <table:table-cell office:value-type="string" calcext:value-type="string">
            <text:p>SCGCMP</text:p>
          </table:table-cell>
          <table:table-cell table:formula="of:=[.C107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001</text:p>
          </table:table-cell>
          <table:table-cell office:value-type="float" office:value="16634.5890338413" calcext:value-type="float">
            <text:p>16634.59</text:p>
          </table:table-cell>
          <table:table-cell office:value-type="float" office:value="104" calcext:value-type="float">
            <text:p>104</text:p>
          </table:table-cell>
          <table:table-cell table:style-name="ce2" table:formula="of:=CONCATENATE(&quot;INSERT INTO scg_dt_cmp VALUES('&quot;;[.A107];&quot;','&quot;;[.B107];&quot;','&quot;;[.C107];&quot;','&quot;;[.D107];&quot;','&quot;;[.E107];&quot;','&quot;;[.F107];&quot;','&quot;;[.G107];&quot;','&quot;;[.H107];&quot;','&quot;;[.I107];&quot;','&quot;;[.J107];&quot;','&quot;;[.K107];&quot;',&quot;;[.M107];&quot;,&quot;;[.N107];&quot;);&quot;)" office:value-type="string" office:string-value="INSERT INTO scg_dt_cmp VALUES('0001','SCGCMP','SNOINTMEN050001','2014-05-31','---','-------------------------','6110800002001000001','SCGCMP','SNOINTMEN050001','D','PROVISION DE INTERESES DE PRESTACIONES SOCIALES NOMINA MENSUAL  MAYO 2014',16634.5890338413,104);" calcext:value-type="string">
            <text:p>INSERT INTO scg_dt_cmp VALUES('0001','SCGCMP','SNOINTMEN050001','2014-05-31','---','-------------------------','6110800002001000001','SCGCMP','SNOINTMEN050001','D','PROVISION DE INTERESES DE PRESTACIONES SOCIALES NOMINA MENSUAL <text:s/>MAYO 2014',16634.5890338413,10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8];&quot;000001&quot;)" office:value-type="string" office:string-value="6110800002406000001" calcext:value-type="string">
            <text:p>6110800002406000001</text:p>
          </table:table-cell>
          <table:table-cell office:value-type="string" calcext:value-type="string">
            <text:p>SCGCMP</text:p>
          </table:table-cell>
          <table:table-cell table:formula="of:=[.C108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406</text:p>
          </table:table-cell>
          <table:table-cell office:value-type="float" office:value="8230.65" calcext:value-type="float">
            <text:p>8230.65</text:p>
          </table:table-cell>
          <table:table-cell office:value-type="float" office:value="105" calcext:value-type="float">
            <text:p>105</text:p>
          </table:table-cell>
          <table:table-cell table:style-name="ce2" table:formula="of:=CONCATENATE(&quot;INSERT INTO scg_dt_cmp VALUES('&quot;;[.A108];&quot;','&quot;;[.B108];&quot;','&quot;;[.C108];&quot;','&quot;;[.D108];&quot;','&quot;;[.E108];&quot;','&quot;;[.F108];&quot;','&quot;;[.G108];&quot;','&quot;;[.H108];&quot;','&quot;;[.I108];&quot;','&quot;;[.J108];&quot;','&quot;;[.K108];&quot;',&quot;;[.M108];&quot;,&quot;;[.N108];&quot;);&quot;)" office:value-type="string" office:string-value="INSERT INTO scg_dt_cmp VALUES('0001','SCGCMP','SNOINTMEN050001','2014-05-31','---','-------------------------','6110800002406000001','SCGCMP','SNOINTMEN050001','D','PROVISION DE INTERESES DE PRESTACIONES SOCIALES NOMINA MENSUAL  MAYO 2014',8230.65,105);" calcext:value-type="string">
            <text:p>INSERT INTO scg_dt_cmp VALUES('0001','SCGCMP','SNOINTMEN050001','2014-05-31','---','-------------------------','6110800002406000001','SCGCMP','SNOINTMEN050001','D','PROVISION DE INTERESES DE PRESTACIONES SOCIALES NOMINA MENSUAL <text:s/>MAYO 2014',8230.65,10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09];&quot;000001&quot;)" office:value-type="string" office:string-value="6110800003803000001" calcext:value-type="string">
            <text:p>6110800003803000001</text:p>
          </table:table-cell>
          <table:table-cell office:value-type="string" calcext:value-type="string">
            <text:p>SCGCMP</text:p>
          </table:table-cell>
          <table:table-cell table:formula="of:=[.C109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3803</text:p>
          </table:table-cell>
          <table:table-cell office:value-type="float" office:value="13308.08" calcext:value-type="float">
            <text:p>13308.08</text:p>
          </table:table-cell>
          <table:table-cell office:value-type="float" office:value="106" calcext:value-type="float">
            <text:p>106</text:p>
          </table:table-cell>
          <table:table-cell table:style-name="ce2" table:formula="of:=CONCATENATE(&quot;INSERT INTO scg_dt_cmp VALUES('&quot;;[.A109];&quot;','&quot;;[.B109];&quot;','&quot;;[.C109];&quot;','&quot;;[.D109];&quot;','&quot;;[.E109];&quot;','&quot;;[.F109];&quot;','&quot;;[.G109];&quot;','&quot;;[.H109];&quot;','&quot;;[.I109];&quot;','&quot;;[.J109];&quot;','&quot;;[.K109];&quot;',&quot;;[.M109];&quot;,&quot;;[.N109];&quot;);&quot;)" office:value-type="string" office:string-value="INSERT INTO scg_dt_cmp VALUES('0001','SCGCMP','SNOINTMEN050001','2014-05-31','---','-------------------------','6110800003803000001','SCGCMP','SNOINTMEN050001','D','PROVISION DE INTERESES DE PRESTACIONES SOCIALES NOMINA MENSUAL  MAYO 2014',13308.08,106);" calcext:value-type="string">
            <text:p>INSERT INTO scg_dt_cmp VALUES('0001','SCGCMP','SNOINTMEN050001','2014-05-31','---','-------------------------','6110800003803000001','SCGCMP','SNOINTMEN050001','D','PROVISION DE INTERESES DE PRESTACIONES SOCIALES NOMINA MENSUAL <text:s/>MAYO 2014',13308.08,10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0];&quot;000001&quot;)" office:value-type="string" office:string-value="6110800002100000001" calcext:value-type="string">
            <text:p>6110800002100000001</text:p>
          </table:table-cell>
          <table:table-cell office:value-type="string" calcext:value-type="string">
            <text:p>SCGCMP</text:p>
          </table:table-cell>
          <table:table-cell table:formula="of:=[.C110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100</text:p>
          </table:table-cell>
          <table:table-cell office:value-type="float" office:value="2577.86" calcext:value-type="float">
            <text:p>2577.86</text:p>
          </table:table-cell>
          <table:table-cell office:value-type="float" office:value="107" calcext:value-type="float">
            <text:p>107</text:p>
          </table:table-cell>
          <table:table-cell table:style-name="ce2" table:formula="of:=CONCATENATE(&quot;INSERT INTO scg_dt_cmp VALUES('&quot;;[.A110];&quot;','&quot;;[.B110];&quot;','&quot;;[.C110];&quot;','&quot;;[.D110];&quot;','&quot;;[.E110];&quot;','&quot;;[.F110];&quot;','&quot;;[.G110];&quot;','&quot;;[.H110];&quot;','&quot;;[.I110];&quot;','&quot;;[.J110];&quot;','&quot;;[.K110];&quot;',&quot;;[.M110];&quot;,&quot;;[.N110];&quot;);&quot;)" office:value-type="string" office:string-value="INSERT INTO scg_dt_cmp VALUES('0001','SCGCMP','SNOINTMEN050001','2014-05-31','---','-------------------------','6110800002100000001','SCGCMP','SNOINTMEN050001','D','PROVISION DE INTERESES DE PRESTACIONES SOCIALES NOMINA MENSUAL  MAYO 2014',2577.86,107);" calcext:value-type="string">
            <text:p>INSERT INTO scg_dt_cmp VALUES('0001','SCGCMP','SNOINTMEN050001','2014-05-31','---','-------------------------','6110800002100000001','SCGCMP','SNOINTMEN050001','D','PROVISION DE INTERESES DE PRESTACIONES SOCIALES NOMINA MENSUAL <text:s/>MAYO 2014',2577.86,10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1];&quot;000001&quot;)" office:value-type="string" office:string-value="6110800003000000001" calcext:value-type="string">
            <text:p>6110800003000000001</text:p>
          </table:table-cell>
          <table:table-cell office:value-type="string" calcext:value-type="string">
            <text:p>SCGCMP</text:p>
          </table:table-cell>
          <table:table-cell table:formula="of:=[.C111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3000</text:p>
          </table:table-cell>
          <table:table-cell office:value-type="float" office:value="10686.76" calcext:value-type="float">
            <text:p>10686.76</text:p>
          </table:table-cell>
          <table:table-cell office:value-type="float" office:value="108" calcext:value-type="float">
            <text:p>108</text:p>
          </table:table-cell>
          <table:table-cell table:style-name="ce2" table:formula="of:=CONCATENATE(&quot;INSERT INTO scg_dt_cmp VALUES('&quot;;[.A111];&quot;','&quot;;[.B111];&quot;','&quot;;[.C111];&quot;','&quot;;[.D111];&quot;','&quot;;[.E111];&quot;','&quot;;[.F111];&quot;','&quot;;[.G111];&quot;','&quot;;[.H111];&quot;','&quot;;[.I111];&quot;','&quot;;[.J111];&quot;','&quot;;[.K111];&quot;',&quot;;[.M111];&quot;,&quot;;[.N111];&quot;);&quot;)" office:value-type="string" office:string-value="INSERT INTO scg_dt_cmp VALUES('0001','SCGCMP','SNOINTMEN050001','2014-05-31','---','-------------------------','6110800003000000001','SCGCMP','SNOINTMEN050001','D','PROVISION DE INTERESES DE PRESTACIONES SOCIALES NOMINA MENSUAL  MAYO 2014',10686.76,108);" calcext:value-type="string">
            <text:p>INSERT INTO scg_dt_cmp VALUES('0001','SCGCMP','SNOINTMEN050001','2014-05-31','---','-------------------------','6110800003000000001','SCGCMP','SNOINTMEN050001','D','PROVISION DE INTERESES DE PRESTACIONES SOCIALES NOMINA MENSUAL <text:s/>MAYO 2014',10686.76,10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2];&quot;000001&quot;)" office:value-type="string" office:string-value="6110800004700000001" calcext:value-type="string">
            <text:p>6110800004700000001</text:p>
          </table:table-cell>
          <table:table-cell office:value-type="string" calcext:value-type="string">
            <text:p>SCGCMP</text:p>
          </table:table-cell>
          <table:table-cell table:formula="of:=[.C112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4700</text:p>
          </table:table-cell>
          <table:table-cell office:value-type="float" office:value="6392.71" calcext:value-type="float">
            <text:p>6392.71</text:p>
          </table:table-cell>
          <table:table-cell office:value-type="float" office:value="109" calcext:value-type="float">
            <text:p>109</text:p>
          </table:table-cell>
          <table:table-cell table:style-name="ce2" table:formula="of:=CONCATENATE(&quot;INSERT INTO scg_dt_cmp VALUES('&quot;;[.A112];&quot;','&quot;;[.B112];&quot;','&quot;;[.C112];&quot;','&quot;;[.D112];&quot;','&quot;;[.E112];&quot;','&quot;;[.F112];&quot;','&quot;;[.G112];&quot;','&quot;;[.H112];&quot;','&quot;;[.I112];&quot;','&quot;;[.J112];&quot;','&quot;;[.K112];&quot;',&quot;;[.M112];&quot;,&quot;;[.N112];&quot;);&quot;)" office:value-type="string" office:string-value="INSERT INTO scg_dt_cmp VALUES('0001','SCGCMP','SNOINTMEN050001','2014-05-31','---','-------------------------','6110800004700000001','SCGCMP','SNOINTMEN050001','D','PROVISION DE INTERESES DE PRESTACIONES SOCIALES NOMINA MENSUAL  MAYO 2014',6392.71,109);" calcext:value-type="string">
            <text:p>INSERT INTO scg_dt_cmp VALUES('0001','SCGCMP','SNOINTMEN050001','2014-05-31','---','-------------------------','6110800004700000001','SCGCMP','SNOINTMEN050001','D','PROVISION DE INTERESES DE PRESTACIONES SOCIALES NOMINA MENSUAL <text:s/>MAYO 2014',6392.71,10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3];&quot;000001&quot;)" office:value-type="string" office:string-value="6110800002702000001" calcext:value-type="string">
            <text:p>6110800002702000001</text:p>
          </table:table-cell>
          <table:table-cell office:value-type="string" calcext:value-type="string">
            <text:p>SCGCMP</text:p>
          </table:table-cell>
          <table:table-cell table:formula="of:=[.C113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702</text:p>
          </table:table-cell>
          <table:table-cell office:value-type="float" office:value="4854.37" calcext:value-type="float">
            <text:p>4854.37</text:p>
          </table:table-cell>
          <table:table-cell office:value-type="float" office:value="110" calcext:value-type="float">
            <text:p>110</text:p>
          </table:table-cell>
          <table:table-cell table:style-name="ce2" table:formula="of:=CONCATENATE(&quot;INSERT INTO scg_dt_cmp VALUES('&quot;;[.A113];&quot;','&quot;;[.B113];&quot;','&quot;;[.C113];&quot;','&quot;;[.D113];&quot;','&quot;;[.E113];&quot;','&quot;;[.F113];&quot;','&quot;;[.G113];&quot;','&quot;;[.H113];&quot;','&quot;;[.I113];&quot;','&quot;;[.J113];&quot;','&quot;;[.K113];&quot;',&quot;;[.M113];&quot;,&quot;;[.N113];&quot;);&quot;)" office:value-type="string" office:string-value="INSERT INTO scg_dt_cmp VALUES('0001','SCGCMP','SNOINTMEN050001','2014-05-31','---','-------------------------','6110800002702000001','SCGCMP','SNOINTMEN050001','D','PROVISION DE INTERESES DE PRESTACIONES SOCIALES NOMINA MENSUAL  MAYO 2014',4854.37,110);" calcext:value-type="string">
            <text:p>INSERT INTO scg_dt_cmp VALUES('0001','SCGCMP','SNOINTMEN050001','2014-05-31','---','-------------------------','6110800002702000001','SCGCMP','SNOINTMEN050001','D','PROVISION DE INTERESES DE PRESTACIONES SOCIALES NOMINA MENSUAL <text:s/>MAYO 2014',4854.37,11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4];&quot;000001&quot;)" office:value-type="string" office:string-value="6110800003002000001" calcext:value-type="string">
            <text:p>6110800003002000001</text:p>
          </table:table-cell>
          <table:table-cell office:value-type="string" calcext:value-type="string">
            <text:p>SCGCMP</text:p>
          </table:table-cell>
          <table:table-cell table:formula="of:=[.C114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3002</text:p>
          </table:table-cell>
          <table:table-cell office:value-type="float" office:value="12956.51" calcext:value-type="float">
            <text:p>12956.51</text:p>
          </table:table-cell>
          <table:table-cell office:value-type="float" office:value="111" calcext:value-type="float">
            <text:p>111</text:p>
          </table:table-cell>
          <table:table-cell table:style-name="ce2" table:formula="of:=CONCATENATE(&quot;INSERT INTO scg_dt_cmp VALUES('&quot;;[.A114];&quot;','&quot;;[.B114];&quot;','&quot;;[.C114];&quot;','&quot;;[.D114];&quot;','&quot;;[.E114];&quot;','&quot;;[.F114];&quot;','&quot;;[.G114];&quot;','&quot;;[.H114];&quot;','&quot;;[.I114];&quot;','&quot;;[.J114];&quot;','&quot;;[.K114];&quot;',&quot;;[.M114];&quot;,&quot;;[.N114];&quot;);&quot;)" office:value-type="string" office:string-value="INSERT INTO scg_dt_cmp VALUES('0001','SCGCMP','SNOINTMEN050001','2014-05-31','---','-------------------------','6110800003002000001','SCGCMP','SNOINTMEN050001','D','PROVISION DE INTERESES DE PRESTACIONES SOCIALES NOMINA MENSUAL  MAYO 2014',12956.51,111);" calcext:value-type="string">
            <text:p>INSERT INTO scg_dt_cmp VALUES('0001','SCGCMP','SNOINTMEN050001','2014-05-31','---','-------------------------','6110800003002000001','SCGCMP','SNOINTMEN050001','D','PROVISION DE INTERESES DE PRESTACIONES SOCIALES NOMINA MENSUAL <text:s/>MAYO 2014',12956.51,11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5];&quot;000001&quot;)" office:value-type="string" office:string-value="6110800002700000001" calcext:value-type="string">
            <text:p>6110800002700000001</text:p>
          </table:table-cell>
          <table:table-cell office:value-type="string" calcext:value-type="string">
            <text:p>SCGCMP</text:p>
          </table:table-cell>
          <table:table-cell table:formula="of:=[.C115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700</text:p>
          </table:table-cell>
          <table:table-cell office:value-type="float" office:value="16055.06" calcext:value-type="float">
            <text:p>16055.06</text:p>
          </table:table-cell>
          <table:table-cell office:value-type="float" office:value="112" calcext:value-type="float">
            <text:p>112</text:p>
          </table:table-cell>
          <table:table-cell table:style-name="ce2" table:formula="of:=CONCATENATE(&quot;INSERT INTO scg_dt_cmp VALUES('&quot;;[.A115];&quot;','&quot;;[.B115];&quot;','&quot;;[.C115];&quot;','&quot;;[.D115];&quot;','&quot;;[.E115];&quot;','&quot;;[.F115];&quot;','&quot;;[.G115];&quot;','&quot;;[.H115];&quot;','&quot;;[.I115];&quot;','&quot;;[.J115];&quot;','&quot;;[.K115];&quot;',&quot;;[.M115];&quot;,&quot;;[.N115];&quot;);&quot;)" office:value-type="string" office:string-value="INSERT INTO scg_dt_cmp VALUES('0001','SCGCMP','SNOINTMEN050001','2014-05-31','---','-------------------------','6110800002700000001','SCGCMP','SNOINTMEN050001','D','PROVISION DE INTERESES DE PRESTACIONES SOCIALES NOMINA MENSUAL  MAYO 2014',16055.06,112);" calcext:value-type="string">
            <text:p>INSERT INTO scg_dt_cmp VALUES('0001','SCGCMP','SNOINTMEN050001','2014-05-31','---','-------------------------','6110800002700000001','SCGCMP','SNOINTMEN050001','D','PROVISION DE INTERESES DE PRESTACIONES SOCIALES NOMINA MENSUAL <text:s/>MAYO 2014',16055.06,11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6];&quot;000001&quot;)" office:value-type="string" office:string-value="6110800003900000001" calcext:value-type="string">
            <text:p>6110800003900000001</text:p>
          </table:table-cell>
          <table:table-cell office:value-type="string" calcext:value-type="string">
            <text:p>SCGCMP</text:p>
          </table:table-cell>
          <table:table-cell table:formula="of:=[.C116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3900</text:p>
          </table:table-cell>
          <table:table-cell office:value-type="float" office:value="5914.79" calcext:value-type="float">
            <text:p>5914.79</text:p>
          </table:table-cell>
          <table:table-cell office:value-type="float" office:value="113" calcext:value-type="float">
            <text:p>113</text:p>
          </table:table-cell>
          <table:table-cell table:style-name="ce2" table:formula="of:=CONCATENATE(&quot;INSERT INTO scg_dt_cmp VALUES('&quot;;[.A116];&quot;','&quot;;[.B116];&quot;','&quot;;[.C116];&quot;','&quot;;[.D116];&quot;','&quot;;[.E116];&quot;','&quot;;[.F116];&quot;','&quot;;[.G116];&quot;','&quot;;[.H116];&quot;','&quot;;[.I116];&quot;','&quot;;[.J116];&quot;','&quot;;[.K116];&quot;',&quot;;[.M116];&quot;,&quot;;[.N116];&quot;);&quot;)" office:value-type="string" office:string-value="INSERT INTO scg_dt_cmp VALUES('0001','SCGCMP','SNOINTMEN050001','2014-05-31','---','-------------------------','6110800003900000001','SCGCMP','SNOINTMEN050001','D','PROVISION DE INTERESES DE PRESTACIONES SOCIALES NOMINA MENSUAL  MAYO 2014',5914.79,113);" calcext:value-type="string">
            <text:p>INSERT INTO scg_dt_cmp VALUES('0001','SCGCMP','SNOINTMEN050001','2014-05-31','---','-------------------------','6110800003900000001','SCGCMP','SNOINTMEN050001','D','PROVISION DE INTERESES DE PRESTACIONES SOCIALES NOMINA MENSUAL <text:s/>MAYO 2014',5914.79,11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7];&quot;000001&quot;)" office:value-type="string" office:string-value="6110800001302000001" calcext:value-type="string">
            <text:p>6110800001302000001</text:p>
          </table:table-cell>
          <table:table-cell office:value-type="string" calcext:value-type="string">
            <text:p>SCGCMP</text:p>
          </table:table-cell>
          <table:table-cell table:formula="of:=[.C117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1302</text:p>
          </table:table-cell>
          <table:table-cell office:value-type="float" office:value="2763.4" calcext:value-type="float">
            <text:p>2763.40</text:p>
          </table:table-cell>
          <table:table-cell office:value-type="float" office:value="114" calcext:value-type="float">
            <text:p>114</text:p>
          </table:table-cell>
          <table:table-cell table:style-name="ce2" table:formula="of:=CONCATENATE(&quot;INSERT INTO scg_dt_cmp VALUES('&quot;;[.A117];&quot;','&quot;;[.B117];&quot;','&quot;;[.C117];&quot;','&quot;;[.D117];&quot;','&quot;;[.E117];&quot;','&quot;;[.F117];&quot;','&quot;;[.G117];&quot;','&quot;;[.H117];&quot;','&quot;;[.I117];&quot;','&quot;;[.J117];&quot;','&quot;;[.K117];&quot;',&quot;;[.M117];&quot;,&quot;;[.N117];&quot;);&quot;)" office:value-type="string" office:string-value="INSERT INTO scg_dt_cmp VALUES('0001','SCGCMP','SNOINTMEN050001','2014-05-31','---','-------------------------','6110800001302000001','SCGCMP','SNOINTMEN050001','D','PROVISION DE INTERESES DE PRESTACIONES SOCIALES NOMINA MENSUAL  MAYO 2014',2763.4,114);" calcext:value-type="string">
            <text:p>INSERT INTO scg_dt_cmp VALUES('0001','SCGCMP','SNOINTMEN050001','2014-05-31','---','-------------------------','6110800001302000001','SCGCMP','SNOINTMEN050001','D','PROVISION DE INTERESES DE PRESTACIONES SOCIALES NOMINA MENSUAL <text:s/>MAYO 2014',2763.4,11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8];&quot;000001&quot;)" office:value-type="string" office:string-value="6110800003302000001" calcext:value-type="string">
            <text:p>6110800003302000001</text:p>
          </table:table-cell>
          <table:table-cell office:value-type="string" calcext:value-type="string">
            <text:p>SCGCMP</text:p>
          </table:table-cell>
          <table:table-cell table:formula="of:=[.C118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3302</text:p>
          </table:table-cell>
          <table:table-cell office:value-type="float" office:value="4092.97" calcext:value-type="float">
            <text:p>4092.97</text:p>
          </table:table-cell>
          <table:table-cell office:value-type="float" office:value="115" calcext:value-type="float">
            <text:p>115</text:p>
          </table:table-cell>
          <table:table-cell table:style-name="ce2" table:formula="of:=CONCATENATE(&quot;INSERT INTO scg_dt_cmp VALUES('&quot;;[.A118];&quot;','&quot;;[.B118];&quot;','&quot;;[.C118];&quot;','&quot;;[.D118];&quot;','&quot;;[.E118];&quot;','&quot;;[.F118];&quot;','&quot;;[.G118];&quot;','&quot;;[.H118];&quot;','&quot;;[.I118];&quot;','&quot;;[.J118];&quot;','&quot;;[.K118];&quot;',&quot;;[.M118];&quot;,&quot;;[.N118];&quot;);&quot;)" office:value-type="string" office:string-value="INSERT INTO scg_dt_cmp VALUES('0001','SCGCMP','SNOINTMEN050001','2014-05-31','---','-------------------------','6110800003302000001','SCGCMP','SNOINTMEN050001','D','PROVISION DE INTERESES DE PRESTACIONES SOCIALES NOMINA MENSUAL  MAYO 2014',4092.97,115);" calcext:value-type="string">
            <text:p>INSERT INTO scg_dt_cmp VALUES('0001','SCGCMP','SNOINTMEN050001','2014-05-31','---','-------------------------','6110800003302000001','SCGCMP','SNOINTMEN050001','D','PROVISION DE INTERESES DE PRESTACIONES SOCIALES NOMINA MENSUAL <text:s/>MAYO 2014',4092.97,11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19];&quot;000001&quot;)" office:value-type="string" office:string-value="6110800002900000001" calcext:value-type="string">
            <text:p>6110800002900000001</text:p>
          </table:table-cell>
          <table:table-cell office:value-type="string" calcext:value-type="string">
            <text:p>SCGCMP</text:p>
          </table:table-cell>
          <table:table-cell table:formula="of:=[.C119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900</text:p>
          </table:table-cell>
          <table:table-cell office:value-type="float" office:value="14964.4380543504" calcext:value-type="float">
            <text:p>14964.44</text:p>
          </table:table-cell>
          <table:table-cell office:value-type="float" office:value="116" calcext:value-type="float">
            <text:p>116</text:p>
          </table:table-cell>
          <table:table-cell table:style-name="ce2" table:formula="of:=CONCATENATE(&quot;INSERT INTO scg_dt_cmp VALUES('&quot;;[.A119];&quot;','&quot;;[.B119];&quot;','&quot;;[.C119];&quot;','&quot;;[.D119];&quot;','&quot;;[.E119];&quot;','&quot;;[.F119];&quot;','&quot;;[.G119];&quot;','&quot;;[.H119];&quot;','&quot;;[.I119];&quot;','&quot;;[.J119];&quot;','&quot;;[.K119];&quot;',&quot;;[.M119];&quot;,&quot;;[.N119];&quot;);&quot;)" office:value-type="string" office:string-value="INSERT INTO scg_dt_cmp VALUES('0001','SCGCMP','SNOINTMEN050001','2014-05-31','---','-------------------------','6110800002900000001','SCGCMP','SNOINTMEN050001','D','PROVISION DE INTERESES DE PRESTACIONES SOCIALES NOMINA MENSUAL  MAYO 2014',14964.4380543504,116);" calcext:value-type="string">
            <text:p>INSERT INTO scg_dt_cmp VALUES('0001','SCGCMP','SNOINTMEN050001','2014-05-31','---','-------------------------','6110800002900000001','SCGCMP','SNOINTMEN050001','D','PROVISION DE INTERESES DE PRESTACIONES SOCIALES NOMINA MENSUAL <text:s/>MAYO 2014',14964.4380543504,11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0];&quot;000001&quot;)" office:value-type="string" office:string-value="6110800004508000001" calcext:value-type="string">
            <text:p>6110800004508000001</text:p>
          </table:table-cell>
          <table:table-cell office:value-type="string" calcext:value-type="string">
            <text:p>SCGCMP</text:p>
          </table:table-cell>
          <table:table-cell table:formula="of:=[.C120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4508</text:p>
          </table:table-cell>
          <table:table-cell office:value-type="float" office:value="12268.02" calcext:value-type="float">
            <text:p>12268.02</text:p>
          </table:table-cell>
          <table:table-cell office:value-type="float" office:value="117" calcext:value-type="float">
            <text:p>117</text:p>
          </table:table-cell>
          <table:table-cell table:style-name="ce2" table:formula="of:=CONCATENATE(&quot;INSERT INTO scg_dt_cmp VALUES('&quot;;[.A120];&quot;','&quot;;[.B120];&quot;','&quot;;[.C120];&quot;','&quot;;[.D120];&quot;','&quot;;[.E120];&quot;','&quot;;[.F120];&quot;','&quot;;[.G120];&quot;','&quot;;[.H120];&quot;','&quot;;[.I120];&quot;','&quot;;[.J120];&quot;','&quot;;[.K120];&quot;',&quot;;[.M120];&quot;,&quot;;[.N120];&quot;);&quot;)" office:value-type="string" office:string-value="INSERT INTO scg_dt_cmp VALUES('0001','SCGCMP','SNOINTMEN050001','2014-05-31','---','-------------------------','6110800004508000001','SCGCMP','SNOINTMEN050001','D','PROVISION DE INTERESES DE PRESTACIONES SOCIALES NOMINA MENSUAL  MAYO 2014',12268.02,117);" calcext:value-type="string">
            <text:p>INSERT INTO scg_dt_cmp VALUES('0001','SCGCMP','SNOINTMEN050001','2014-05-31','---','-------------------------','6110800004508000001','SCGCMP','SNOINTMEN050001','D','PROVISION DE INTERESES DE PRESTACIONES SOCIALES NOMINA MENSUAL <text:s/>MAYO 2014',12268.02,11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1];&quot;000001&quot;)" office:value-type="string" office:string-value="6110800002301000001" calcext:value-type="string">
            <text:p>6110800002301000001</text:p>
          </table:table-cell>
          <table:table-cell office:value-type="string" calcext:value-type="string">
            <text:p>SCGCMP</text:p>
          </table:table-cell>
          <table:table-cell table:formula="of:=[.C121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301</text:p>
          </table:table-cell>
          <table:table-cell office:value-type="float" office:value="32610.37" calcext:value-type="float">
            <text:p>32610.37</text:p>
          </table:table-cell>
          <table:table-cell office:value-type="float" office:value="118" calcext:value-type="float">
            <text:p>118</text:p>
          </table:table-cell>
          <table:table-cell table:style-name="ce2" table:formula="of:=CONCATENATE(&quot;INSERT INTO scg_dt_cmp VALUES('&quot;;[.A121];&quot;','&quot;;[.B121];&quot;','&quot;;[.C121];&quot;','&quot;;[.D121];&quot;','&quot;;[.E121];&quot;','&quot;;[.F121];&quot;','&quot;;[.G121];&quot;','&quot;;[.H121];&quot;','&quot;;[.I121];&quot;','&quot;;[.J121];&quot;','&quot;;[.K121];&quot;',&quot;;[.M121];&quot;,&quot;;[.N121];&quot;);&quot;)" office:value-type="string" office:string-value="INSERT INTO scg_dt_cmp VALUES('0001','SCGCMP','SNOINTMEN050001','2014-05-31','---','-------------------------','6110800002301000001','SCGCMP','SNOINTMEN050001','D','PROVISION DE INTERESES DE PRESTACIONES SOCIALES NOMINA MENSUAL  MAYO 2014',32610.37,118);" calcext:value-type="string">
            <text:p>INSERT INTO scg_dt_cmp VALUES('0001','SCGCMP','SNOINTMEN050001','2014-05-31','---','-------------------------','6110800002301000001','SCGCMP','SNOINTMEN050001','D','PROVISION DE INTERESES DE PRESTACIONES SOCIALES NOMINA MENSUAL <text:s/>MAYO 2014',32610.37,11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2];&quot;000001&quot;)" office:value-type="string" office:string-value="6110800002302000001" calcext:value-type="string">
            <text:p>6110800002302000001</text:p>
          </table:table-cell>
          <table:table-cell office:value-type="string" calcext:value-type="string">
            <text:p>SCGCMP</text:p>
          </table:table-cell>
          <table:table-cell table:formula="of:=[.C122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302</text:p>
          </table:table-cell>
          <table:table-cell office:value-type="float" office:value="9913" calcext:value-type="float">
            <text:p>9913.00</text:p>
          </table:table-cell>
          <table:table-cell office:value-type="float" office:value="119" calcext:value-type="float">
            <text:p>119</text:p>
          </table:table-cell>
          <table:table-cell table:style-name="ce2" table:formula="of:=CONCATENATE(&quot;INSERT INTO scg_dt_cmp VALUES('&quot;;[.A122];&quot;','&quot;;[.B122];&quot;','&quot;;[.C122];&quot;','&quot;;[.D122];&quot;','&quot;;[.E122];&quot;','&quot;;[.F122];&quot;','&quot;;[.G122];&quot;','&quot;;[.H122];&quot;','&quot;;[.I122];&quot;','&quot;;[.J122];&quot;','&quot;;[.K122];&quot;',&quot;;[.M122];&quot;,&quot;;[.N122];&quot;);&quot;)" office:value-type="string" office:string-value="INSERT INTO scg_dt_cmp VALUES('0001','SCGCMP','SNOINTMEN050001','2014-05-31','---','-------------------------','6110800002302000001','SCGCMP','SNOINTMEN050001','D','PROVISION DE INTERESES DE PRESTACIONES SOCIALES NOMINA MENSUAL  MAYO 2014',9913,119);" calcext:value-type="string">
            <text:p>INSERT INTO scg_dt_cmp VALUES('0001','SCGCMP','SNOINTMEN050001','2014-05-31','---','-------------------------','6110800002302000001','SCGCMP','SNOINTMEN050001','D','PROVISION DE INTERESES DE PRESTACIONES SOCIALES NOMINA MENSUAL <text:s/>MAYO 2014',9913,119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3];&quot;000001&quot;)" office:value-type="string" office:string-value="6110800002202000001" calcext:value-type="string">
            <text:p>6110800002202000001</text:p>
          </table:table-cell>
          <table:table-cell office:value-type="string" calcext:value-type="string">
            <text:p>SCGCMP</text:p>
          </table:table-cell>
          <table:table-cell table:formula="of:=[.C123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202</text:p>
          </table:table-cell>
          <table:table-cell office:value-type="float" office:value="2379.67" calcext:value-type="float">
            <text:p>2379.67</text:p>
          </table:table-cell>
          <table:table-cell office:value-type="float" office:value="120" calcext:value-type="float">
            <text:p>120</text:p>
          </table:table-cell>
          <table:table-cell table:style-name="ce2" table:formula="of:=CONCATENATE(&quot;INSERT INTO scg_dt_cmp VALUES('&quot;;[.A123];&quot;','&quot;;[.B123];&quot;','&quot;;[.C123];&quot;','&quot;;[.D123];&quot;','&quot;;[.E123];&quot;','&quot;;[.F123];&quot;','&quot;;[.G123];&quot;','&quot;;[.H123];&quot;','&quot;;[.I123];&quot;','&quot;;[.J123];&quot;','&quot;;[.K123];&quot;',&quot;;[.M123];&quot;,&quot;;[.N123];&quot;);&quot;)" office:value-type="string" office:string-value="INSERT INTO scg_dt_cmp VALUES('0001','SCGCMP','SNOINTMEN050001','2014-05-31','---','-------------------------','6110800002202000001','SCGCMP','SNOINTMEN050001','D','PROVISION DE INTERESES DE PRESTACIONES SOCIALES NOMINA MENSUAL  MAYO 2014',2379.67,120);" calcext:value-type="string">
            <text:p>INSERT INTO scg_dt_cmp VALUES('0001','SCGCMP','SNOINTMEN050001','2014-05-31','---','-------------------------','6110800002202000001','SCGCMP','SNOINTMEN050001','D','PROVISION DE INTERESES DE PRESTACIONES SOCIALES NOMINA MENSUAL <text:s/>MAYO 2014',2379.67,120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4];&quot;000001&quot;)" office:value-type="string" office:string-value="6110800002603000001" calcext:value-type="string">
            <text:p>6110800002603000001</text:p>
          </table:table-cell>
          <table:table-cell office:value-type="string" calcext:value-type="string">
            <text:p>SCGCMP</text:p>
          </table:table-cell>
          <table:table-cell table:formula="of:=[.C124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603</text:p>
          </table:table-cell>
          <table:table-cell office:value-type="float" office:value="7484.22" calcext:value-type="float">
            <text:p>7484.22</text:p>
          </table:table-cell>
          <table:table-cell office:value-type="float" office:value="121" calcext:value-type="float">
            <text:p>121</text:p>
          </table:table-cell>
          <table:table-cell table:style-name="ce2" table:formula="of:=CONCATENATE(&quot;INSERT INTO scg_dt_cmp VALUES('&quot;;[.A124];&quot;','&quot;;[.B124];&quot;','&quot;;[.C124];&quot;','&quot;;[.D124];&quot;','&quot;;[.E124];&quot;','&quot;;[.F124];&quot;','&quot;;[.G124];&quot;','&quot;;[.H124];&quot;','&quot;;[.I124];&quot;','&quot;;[.J124];&quot;','&quot;;[.K124];&quot;',&quot;;[.M124];&quot;,&quot;;[.N124];&quot;);&quot;)" office:value-type="string" office:string-value="INSERT INTO scg_dt_cmp VALUES('0001','SCGCMP','SNOINTMEN050001','2014-05-31','---','-------------------------','6110800002603000001','SCGCMP','SNOINTMEN050001','D','PROVISION DE INTERESES DE PRESTACIONES SOCIALES NOMINA MENSUAL  MAYO 2014',7484.22,121);" calcext:value-type="string">
            <text:p>INSERT INTO scg_dt_cmp VALUES('0001','SCGCMP','SNOINTMEN050001','2014-05-31','---','-------------------------','6110800002603000001','SCGCMP','SNOINTMEN050001','D','PROVISION DE INTERESES DE PRESTACIONES SOCIALES NOMINA MENSUAL <text:s/>MAYO 2014',7484.22,121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5];&quot;000001&quot;)" office:value-type="string" office:string-value="6110800002803000001" calcext:value-type="string">
            <text:p>6110800002803000001</text:p>
          </table:table-cell>
          <table:table-cell office:value-type="string" calcext:value-type="string">
            <text:p>SCGCMP</text:p>
          </table:table-cell>
          <table:table-cell table:formula="of:=[.C125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803</text:p>
          </table:table-cell>
          <table:table-cell office:value-type="float" office:value="5900.19" calcext:value-type="float">
            <text:p>5900.19</text:p>
          </table:table-cell>
          <table:table-cell office:value-type="float" office:value="122" calcext:value-type="float">
            <text:p>122</text:p>
          </table:table-cell>
          <table:table-cell table:style-name="ce2" table:formula="of:=CONCATENATE(&quot;INSERT INTO scg_dt_cmp VALUES('&quot;;[.A125];&quot;','&quot;;[.B125];&quot;','&quot;;[.C125];&quot;','&quot;;[.D125];&quot;','&quot;;[.E125];&quot;','&quot;;[.F125];&quot;','&quot;;[.G125];&quot;','&quot;;[.H125];&quot;','&quot;;[.I125];&quot;','&quot;;[.J125];&quot;','&quot;;[.K125];&quot;',&quot;;[.M125];&quot;,&quot;;[.N125];&quot;);&quot;)" office:value-type="string" office:string-value="INSERT INTO scg_dt_cmp VALUES('0001','SCGCMP','SNOINTMEN050001','2014-05-31','---','-------------------------','6110800002803000001','SCGCMP','SNOINTMEN050001','D','PROVISION DE INTERESES DE PRESTACIONES SOCIALES NOMINA MENSUAL  MAYO 2014',5900.19,122);" calcext:value-type="string">
            <text:p>INSERT INTO scg_dt_cmp VALUES('0001','SCGCMP','SNOINTMEN050001','2014-05-31','---','-------------------------','6110800002803000001','SCGCMP','SNOINTMEN050001','D','PROVISION DE INTERESES DE PRESTACIONES SOCIALES NOMINA MENSUAL <text:s/>MAYO 2014',5900.19,122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6];&quot;000001&quot;)" office:value-type="string" office:string-value="6110800004101000001" calcext:value-type="string">
            <text:p>6110800004101000001</text:p>
          </table:table-cell>
          <table:table-cell office:value-type="string" calcext:value-type="string">
            <text:p>SCGCMP</text:p>
          </table:table-cell>
          <table:table-cell table:formula="of:=[.C126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4101</text:p>
          </table:table-cell>
          <table:table-cell office:value-type="float" office:value="4696.11" calcext:value-type="float">
            <text:p>4696.11</text:p>
          </table:table-cell>
          <table:table-cell office:value-type="float" office:value="123" calcext:value-type="float">
            <text:p>123</text:p>
          </table:table-cell>
          <table:table-cell table:style-name="ce2" table:formula="of:=CONCATENATE(&quot;INSERT INTO scg_dt_cmp VALUES('&quot;;[.A126];&quot;','&quot;;[.B126];&quot;','&quot;;[.C126];&quot;','&quot;;[.D126];&quot;','&quot;;[.E126];&quot;','&quot;;[.F126];&quot;','&quot;;[.G126];&quot;','&quot;;[.H126];&quot;','&quot;;[.I126];&quot;','&quot;;[.J126];&quot;','&quot;;[.K126];&quot;',&quot;;[.M126];&quot;,&quot;;[.N126];&quot;);&quot;)" office:value-type="string" office:string-value="INSERT INTO scg_dt_cmp VALUES('0001','SCGCMP','SNOINTMEN050001','2014-05-31','---','-------------------------','6110800004101000001','SCGCMP','SNOINTMEN050001','D','PROVISION DE INTERESES DE PRESTACIONES SOCIALES NOMINA MENSUAL  MAYO 2014',4696.11,123);" calcext:value-type="string">
            <text:p>INSERT INTO scg_dt_cmp VALUES('0001','SCGCMP','SNOINTMEN050001','2014-05-31','---','-------------------------','6110800004101000001','SCGCMP','SNOINTMEN050001','D','PROVISION DE INTERESES DE PRESTACIONES SOCIALES NOMINA MENSUAL <text:s/>MAYO 2014',4696.11,123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7];&quot;000001&quot;)" office:value-type="string" office:string-value="6110800002703000001" calcext:value-type="string">
            <text:p>6110800002703000001</text:p>
          </table:table-cell>
          <table:table-cell office:value-type="string" calcext:value-type="string">
            <text:p>SCGCMP</text:p>
          </table:table-cell>
          <table:table-cell table:formula="of:=[.C127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703</text:p>
          </table:table-cell>
          <table:table-cell office:value-type="float" office:value="869.84" calcext:value-type="float">
            <text:p>869.84</text:p>
          </table:table-cell>
          <table:table-cell office:value-type="float" office:value="124" calcext:value-type="float">
            <text:p>124</text:p>
          </table:table-cell>
          <table:table-cell table:style-name="ce2" table:formula="of:=CONCATENATE(&quot;INSERT INTO scg_dt_cmp VALUES('&quot;;[.A127];&quot;','&quot;;[.B127];&quot;','&quot;;[.C127];&quot;','&quot;;[.D127];&quot;','&quot;;[.E127];&quot;','&quot;;[.F127];&quot;','&quot;;[.G127];&quot;','&quot;;[.H127];&quot;','&quot;;[.I127];&quot;','&quot;;[.J127];&quot;','&quot;;[.K127];&quot;',&quot;;[.M127];&quot;,&quot;;[.N127];&quot;);&quot;)" office:value-type="string" office:string-value="INSERT INTO scg_dt_cmp VALUES('0001','SCGCMP','SNOINTMEN050001','2014-05-31','---','-------------------------','6110800002703000001','SCGCMP','SNOINTMEN050001','D','PROVISION DE INTERESES DE PRESTACIONES SOCIALES NOMINA MENSUAL  MAYO 2014',869.84,124);" calcext:value-type="string">
            <text:p>INSERT INTO scg_dt_cmp VALUES('0001','SCGCMP','SNOINTMEN050001','2014-05-31','---','-------------------------','6110800002703000001','SCGCMP','SNOINTMEN050001','D','PROVISION DE INTERESES DE PRESTACIONES SOCIALES NOMINA MENSUAL <text:s/>MAYO 2014',869.84,124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8];&quot;000001&quot;)" office:value-type="string" office:string-value="6110800002201000001" calcext:value-type="string">
            <text:p>6110800002201000001</text:p>
          </table:table-cell>
          <table:table-cell office:value-type="string" calcext:value-type="string">
            <text:p>SCGCMP</text:p>
          </table:table-cell>
          <table:table-cell table:formula="of:=[.C128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201</text:p>
          </table:table-cell>
          <table:table-cell office:value-type="float" office:value="2000.34" calcext:value-type="float">
            <text:p>2000.34</text:p>
          </table:table-cell>
          <table:table-cell office:value-type="float" office:value="125" calcext:value-type="float">
            <text:p>125</text:p>
          </table:table-cell>
          <table:table-cell table:style-name="ce2" table:formula="of:=CONCATENATE(&quot;INSERT INTO scg_dt_cmp VALUES('&quot;;[.A128];&quot;','&quot;;[.B128];&quot;','&quot;;[.C128];&quot;','&quot;;[.D128];&quot;','&quot;;[.E128];&quot;','&quot;;[.F128];&quot;','&quot;;[.G128];&quot;','&quot;;[.H128];&quot;','&quot;;[.I128];&quot;','&quot;;[.J128];&quot;','&quot;;[.K128];&quot;',&quot;;[.M128];&quot;,&quot;;[.N128];&quot;);&quot;)" office:value-type="string" office:string-value="INSERT INTO scg_dt_cmp VALUES('0001','SCGCMP','SNOINTMEN050001','2014-05-31','---','-------------------------','6110800002201000001','SCGCMP','SNOINTMEN050001','D','PROVISION DE INTERESES DE PRESTACIONES SOCIALES NOMINA MENSUAL  MAYO 2014',2000.34,125);" calcext:value-type="string">
            <text:p>INSERT INTO scg_dt_cmp VALUES('0001','SCGCMP','SNOINTMEN050001','2014-05-31','---','-------------------------','6110800002201000001','SCGCMP','SNOINTMEN050001','D','PROVISION DE INTERESES DE PRESTACIONES SOCIALES NOMINA MENSUAL <text:s/>MAYO 2014',2000.34,125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29];&quot;000001&quot;)" office:value-type="string" office:string-value="6110800002403000001" calcext:value-type="string">
            <text:p>6110800002403000001</text:p>
          </table:table-cell>
          <table:table-cell office:value-type="string" calcext:value-type="string">
            <text:p>SCGCMP</text:p>
          </table:table-cell>
          <table:table-cell table:formula="of:=[.C129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2403</text:p>
          </table:table-cell>
          <table:table-cell office:value-type="float" office:value="54875.61" calcext:value-type="float">
            <text:p>54875.61</text:p>
          </table:table-cell>
          <table:table-cell office:value-type="float" office:value="126" calcext:value-type="float">
            <text:p>126</text:p>
          </table:table-cell>
          <table:table-cell table:style-name="ce2" table:formula="of:=CONCATENATE(&quot;INSERT INTO scg_dt_cmp VALUES('&quot;;[.A129];&quot;','&quot;;[.B129];&quot;','&quot;;[.C129];&quot;','&quot;;[.D129];&quot;','&quot;;[.E129];&quot;','&quot;;[.F129];&quot;','&quot;;[.G129];&quot;','&quot;;[.H129];&quot;','&quot;;[.I129];&quot;','&quot;;[.J129];&quot;','&quot;;[.K129];&quot;',&quot;;[.M129];&quot;,&quot;;[.N129];&quot;);&quot;)" office:value-type="string" office:string-value="INSERT INTO scg_dt_cmp VALUES('0001','SCGCMP','SNOINTMEN050001','2014-05-31','---','-------------------------','6110800002403000001','SCGCMP','SNOINTMEN050001','D','PROVISION DE INTERESES DE PRESTACIONES SOCIALES NOMINA MENSUAL  MAYO 2014',54875.61,126);" calcext:value-type="string">
            <text:p>INSERT INTO scg_dt_cmp VALUES('0001','SCGCMP','SNOINTMEN050001','2014-05-31','---','-------------------------','6110800002403000001','SCGCMP','SNOINTMEN050001','D','PROVISION DE INTERESES DE PRESTACIONES SOCIALES NOMINA MENSUAL <text:s/>MAYO 2014',54875.61,126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30];&quot;000001&quot;)" office:value-type="string" office:string-value="6110800003303000001" calcext:value-type="string">
            <text:p>6110800003303000001</text:p>
          </table:table-cell>
          <table:table-cell office:value-type="string" calcext:value-type="string">
            <text:p>SCGCMP</text:p>
          </table:table-cell>
          <table:table-cell table:formula="of:=[.C130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3303</text:p>
          </table:table-cell>
          <table:table-cell office:value-type="float" office:value="16483.99" calcext:value-type="float">
            <text:p>16483.99</text:p>
          </table:table-cell>
          <table:table-cell office:value-type="float" office:value="127" calcext:value-type="float">
            <text:p>127</text:p>
          </table:table-cell>
          <table:table-cell table:style-name="ce2" table:formula="of:=CONCATENATE(&quot;INSERT INTO scg_dt_cmp VALUES('&quot;;[.A130];&quot;','&quot;;[.B130];&quot;','&quot;;[.C130];&quot;','&quot;;[.D130];&quot;','&quot;;[.E130];&quot;','&quot;;[.F130];&quot;','&quot;;[.G130];&quot;','&quot;;[.H130];&quot;','&quot;;[.I130];&quot;','&quot;;[.J130];&quot;','&quot;;[.K130];&quot;',&quot;;[.M130];&quot;,&quot;;[.N130];&quot;);&quot;)" office:value-type="string" office:string-value="INSERT INTO scg_dt_cmp VALUES('0001','SCGCMP','SNOINTMEN050001','2014-05-31','---','-------------------------','6110800003303000001','SCGCMP','SNOINTMEN050001','D','PROVISION DE INTERESES DE PRESTACIONES SOCIALES NOMINA MENSUAL  MAYO 2014',16483.99,127);" calcext:value-type="string">
            <text:p>INSERT INTO scg_dt_cmp VALUES('0001','SCGCMP','SNOINTMEN050001','2014-05-31','---','-------------------------','6110800003303000001','SCGCMP','SNOINTMEN050001','D','PROVISION DE INTERESES DE PRESTACIONES SOCIALES NOMINA MENSUAL <text:s/>MAYO 2014',16483.99,127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31];&quot;000001&quot;)" office:value-type="string" office:string-value="6110800001303000001" calcext:value-type="string">
            <text:p>6110800001303000001</text:p>
          </table:table-cell>
          <table:table-cell office:value-type="string" calcext:value-type="string">
            <text:p>SCGCMP</text:p>
          </table:table-cell>
          <table:table-cell table:formula="of:=[.C131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1303</text:p>
          </table:table-cell>
          <table:table-cell office:value-type="float" office:value="10251.75" calcext:value-type="float">
            <text:p>10251.75</text:p>
          </table:table-cell>
          <table:table-cell office:value-type="float" office:value="128" calcext:value-type="float">
            <text:p>128</text:p>
          </table:table-cell>
          <table:table-cell table:style-name="ce2" table:formula="of:=CONCATENATE(&quot;INSERT INTO scg_dt_cmp VALUES('&quot;;[.A131];&quot;','&quot;;[.B131];&quot;','&quot;;[.C131];&quot;','&quot;;[.D131];&quot;','&quot;;[.E131];&quot;','&quot;;[.F131];&quot;','&quot;;[.G131];&quot;','&quot;;[.H131];&quot;','&quot;;[.I131];&quot;','&quot;;[.J131];&quot;','&quot;;[.K131];&quot;',&quot;;[.M131];&quot;,&quot;;[.N131];&quot;);&quot;)" office:value-type="string" office:string-value="INSERT INTO scg_dt_cmp VALUES('0001','SCGCMP','SNOINTMEN050001','2014-05-31','---','-------------------------','6110800001303000001','SCGCMP','SNOINTMEN050001','D','PROVISION DE INTERESES DE PRESTACIONES SOCIALES NOMINA MENSUAL  MAYO 2014',10251.75,128);" calcext:value-type="string">
            <text:p>INSERT INTO scg_dt_cmp VALUES('0001','SCGCMP','SNOINTMEN050001','2014-05-31','---','-------------------------','6110800001303000001','SCGCMP','SNOINTMEN050001','D','PROVISION DE INTERESES DE PRESTACIONES SOCIALES NOMINA MENSUAL <text:s/>MAYO 2014',10251.75,128);</text:p>
          </table:table-cell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office:value-type="string" calcext:value-type="string">
            <text:p>SNOINTMEN050001</text:p>
          </table:table-cell>
          <table:table-cell table:style-name="ce3" office:value-type="string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CONCATENATE(&quot;611080000&quot;;[.L132];&quot;000001&quot;)" office:value-type="string" office:string-value="6110800001201000001" calcext:value-type="string">
            <text:p>6110800001201000001</text:p>
          </table:table-cell>
          <table:table-cell office:value-type="string" calcext:value-type="string">
            <text:p>SCGCMP</text:p>
          </table:table-cell>
          <table:table-cell table:formula="of:=[.C132]" office:value-type="string" office:string-value="SNOINTMEN050001" calcext:value-type="string">
            <text:p>SNOINTMEN0500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ROVISION DE INTERESES DE PRESTACIONES SOCIALES NOMINA MENSUAL <text:s/>MAYO 2014</text:p>
          </table:table-cell>
          <table:table-cell table:style-name="ce3" office:value-type="string" calcext:value-type="string">
            <text:p>1201</text:p>
          </table:table-cell>
          <table:table-cell office:value-type="float" office:value="4537.92" calcext:value-type="float">
            <text:p>4537.92</text:p>
          </table:table-cell>
          <table:table-cell office:value-type="float" office:value="129" calcext:value-type="float">
            <text:p>129</text:p>
          </table:table-cell>
          <table:table-cell table:style-name="ce2" table:formula="of:=CONCATENATE(&quot;INSERT INTO scg_dt_cmp VALUES('&quot;;[.A132];&quot;','&quot;;[.B132];&quot;','&quot;;[.C132];&quot;','&quot;;[.D132];&quot;','&quot;;[.E132];&quot;','&quot;;[.F132];&quot;','&quot;;[.G132];&quot;','&quot;;[.H132];&quot;','&quot;;[.I132];&quot;','&quot;;[.J132];&quot;','&quot;;[.K132];&quot;',&quot;;[.M132];&quot;,&quot;;[.N132];&quot;);&quot;)" office:value-type="string" office:string-value="INSERT INTO scg_dt_cmp VALUES('0001','SCGCMP','SNOINTMEN050001','2014-05-31','---','-------------------------','6110800001201000001','SCGCMP','SNOINTMEN050001','D','PROVISION DE INTERESES DE PRESTACIONES SOCIALES NOMINA MENSUAL  MAYO 2014',4537.92,129);" calcext:value-type="string">
            <text:p>INSERT INTO scg_dt_cmp VALUES('0001','SCGCMP','SNOINTMEN050001','2014-05-31','---','-------------------------','6110800001201000001','SCGCMP','SNOINTMEN050001','D','PROVISION DE INTERESES DE PRESTACIONES SOCIALES NOMINA MENSUAL <text:s/>MAYO 2014',4537.92,129);</text:p>
          </table:table-cell>
        </table:table-row>
        <table:table-row table:style-name="ro1" table:number-rows-repeated="104844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Hoja2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2" table:number-columns-repeated="11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Hoja1.C3]" office:value-type="string" office:string-value="SNOINTMEN050001" calcext:value-type="string">
            <text:p>SNOINTMEN050001</text:p>
          </table:table-cell>
          <table:table-cell table:formula="of:=[Hoja1.D3]" office:value-type="string" office:string-value="2014-05-31" calcext:value-type="string">
            <text:p>2014-05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Hoja1.K3]" office:value-type="string" office:string-value="PROVISION DE INTERESES DE PRESTACIONES SOCIALES NOMINA MENSUAL  MAYO 2014" calcext:value-type="string">
            <text:p>PROVISION DE INTERESES DE PRESTACIONES SOCIALES NOMINA MENSUAL <text:s/>MAYO 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6" table:formula="of:=[Hoja1.M3]" office:value-type="float" office:value="1316477.68462061" calcext:value-type="float">
            <text:p>1,316,477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SNOINTMEN050001','2014-05-31','---','-------------------------','PROVISION DE INTERESES DE PRESTACIONES SOCIALES NOMINA MENSUAL  MAYO 2014',1,'-','----------','----------',1316477.68462061,0,0,0,'--','SIGESP');" calcext:value-type="string">
            <text:p>INSERT INTO sigesp_cmp VALUES('0001','SCGCMP','SNOINTMEN050001','2014-05-31','---','-------------------------','PROVISION DE INTERESES DE PRESTACIONES SOCIALES NOMINA MENSUAL <text:s/>MAYO 2014',1,'-','----------','----------',1316477.68462061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3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5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29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29P0"/>
    </number:currency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(</number:text>
      <number:number number:decimal-places="2" number:min-integer-digits="1" number:grouping="true"/>
      <number:text>)</number:text>
      <style:map style:condition="value()&gt;=0" style:apply-style-name="N13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0/00/0000</text:date>, <text:time style:data-style-name="N2" text:time-value="0000-00-00T15:07:31.00247675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03-12T15:09:23.240928855</dc:date>
    <dc:creator>Juan Plablo</dc:creator>
    <meta:editing-duration>PT2H19M59S</meta:editing-duration>
    <meta:editing-cycles>22</meta:editing-cycles>
    <meta:generator>LibreOffice/4.1.4.2$Linux_X86_64 LibreOffice_project/410m0$Build-2</meta:generator>
    <meta:document-statistic meta:table-count="2" meta:cell-count="2003" meta:object-count="0"/>
  </office:meta>
</office:document-meta>
</file>